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.71pt"/>
    </style:style>
    <style:style style:name="co2" style:family="table-column">
      <style:table-column-properties fo:break-before="auto" style:column-width="115.26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238pt"/>
    </style:style>
    <style:style style:name="co10" style:family="table-column">
      <style:table-column-properties fo:break-before="auto" style:column-width="76.65pt"/>
    </style:style>
    <style:style style:name="co11" style:family="table-column">
      <style:table-column-properties fo:break-before="auto" style:column-width="99.81pt"/>
    </style:style>
    <style:style style:name="co12" style:family="table-column">
      <style:table-column-properties fo:break-before="auto" style:column-width="113.7pt"/>
    </style:style>
    <style:style style:name="co13" style:family="table-column">
      <style:table-column-properties fo:break-before="auto" style:column-width="103.66pt"/>
    </style:style>
    <style:style style:name="co14" style:family="table-column">
      <style:table-column-properties fo:break-before="auto" style:column-width="92.1pt"/>
    </style:style>
    <style:style style:name="co15" style:family="table-column">
      <style:table-column-properties fo:break-before="auto" style:column-width="86.71pt"/>
    </style:style>
    <style:style style:name="co16" style:family="table-column">
      <style:table-column-properties fo:break-before="auto" style:column-width="79.74pt"/>
    </style:style>
    <style:style style:name="co17" style:family="table-column">
      <style:table-column-properties fo:break-before="auto" style:column-width="89.01pt"/>
    </style:style>
    <style:style style:name="co18" style:family="table-column">
      <style:table-column-properties fo:break-before="auto" style:column-width="119.91pt"/>
    </style:style>
    <style:style style:name="co19" style:family="table-column">
      <style:table-column-properties fo:break-before="auto" style:column-width="100.6pt"/>
    </style:style>
    <style:style style:name="co20" style:family="table-column">
      <style:table-column-properties fo:break-before="auto" style:column-width="110.61pt"/>
    </style:style>
    <style:style style:name="co21" style:family="table-column">
      <style:table-column-properties fo:break-before="auto" style:column-width="114.46pt"/>
    </style:style>
    <style:style style:name="co22" style:family="table-column">
      <style:table-column-properties fo:break-before="auto" style:column-width="105.99pt"/>
    </style:style>
    <style:style style:name="co23" style:family="table-column">
      <style:table-column-properties fo:break-before="auto" style:column-width="106.75pt"/>
    </style:style>
    <style:style style:name="co24" style:family="table-column">
      <style:table-column-properties fo:break-before="auto" style:column-width="74.35pt"/>
    </style:style>
    <style:style style:name="co2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"/>
        <table:table-column table:style-name="co25" table:number-columns-repeated="4" table:default-cell-style-name="Default"/>
        <table:table-row table:style-name="ro1">
          <table:table-cell office:value-type="string" calcext:value-type="string">
            <text:p>solver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timelimi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bjval_reported</text:p>
          </table:table-cell>
          <table:table-cell office:value-type="string" calcext:value-type="string">
            <text:p>objbound</text:p>
          </table:table-cell>
          <table:table-cell office:value-type="string" calcext:value-type="string">
            <text:p>solver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nodecount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rel_objval_error</text:p>
          </table:table-cell>
          <table:table-cell office:value-type="string" calcext:value-type="string">
            <text:p>max_linear_violation</text:p>
          </table:table-cell>
          <table:table-cell office:value-type="string" calcext:value-type="string">
            <text:p>max_soc_violation</text:p>
          </table:table-cell>
          <table:table-cell office:value-type="string" calcext:value-type="string">
            <text:p>max_socrot_violation</text:p>
          </table:table-cell>
          <table:table-cell office:value-type="string" calcext:value-type="string">
            <text:p>max_exp_violation</text:p>
          </table:table-cell>
          <table:table-cell office:value-type="string" calcext:value-type="string">
            <text:p>max_psd_violation</text:p>
          </table:table-cell>
          <table:table-cell office:value-type="string" calcext:value-type="string">
            <text:p>max_int_violation</text:p>
          </table:table-cell>
          <table:table-cell office:value-type="string" calcext:value-type="string">
            <text:p>validator_status</text:p>
          </table:table-cell>
          <table:table-cell office:value-type="string" calcext:value-type="string">
            <text:p>validator_relobjdiff</text:p>
          </table:table-cell>
          <table:table-cell office:value-type="string" calcext:value-type="string">
            <text:p>conic_subproblem_count</text:p>
          </table:table-cell>
          <table:table-cell office:value-type="string" calcext:value-type="string">
            <text:p>conic_optimal_count</text:p>
          </table:table-cell>
          <table:table-cell office:value-type="string" calcext:value-type="string">
            <text:p>conic_infeasible_count</text:p>
          </table:table-cell>
          <table:table-cell office:value-type="string" calcext:value-type="string">
            <text:p>conic_relaxation_status</text:p>
          </table:table-cell>
          <table:table-cell office:value-type="string" calcext:value-type="string">
            <text:p>conic_subproblem_time</text:p>
          </table:table-cell>
          <table:table-cell office:value-type="string" calcext:value-type="string">
            <text:p>conic_relaxation_time</text:p>
          </table:table-cell>
          <table:table-cell office:value-type="string" calcext:value-type="string">
            <text:p>mip_subproblem_time</text:p>
          </table:table-cell>
          <table:table-cell office:value-type="string" calcext:value-type="string">
            <text:p>iteration_count</text:p>
          </table:table-cell>
          <table:table-cell table:style-name="Default" office:value-type="string" calcext:value-type="string">
            <text:p>relax fail?</text:p>
          </table:table-cell>
          <table:table-cell office:value-type="string" calcext:value-type="string">
            <text:p>subp fails</text:p>
          </table:table-cell>
          <table:table-cell office:value-type="string" calcext:value-type="string">
            <text:p>avg subp time</text:p>
          </table:table-cell>
          <table:table-cell office:value-type="string" calcext:value-type="string">
            <text:p>conic viol</text:p>
          </table:table-cell>
          <table:table-cell office:value-type="string" calcext:value-type="string">
            <text:p>total conic time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37954377828998" calcext:value-type="float">
            <text:p>-0.0837954377829</text:p>
          </table:table-cell>
          <table:table-cell office:value-type="float" office:value="-0.0837954377705402" calcext:value-type="float">
            <text:p>-0.08379543777054</text:p>
          </table:table-cell>
          <table:table-cell office:value-type="float" office:value="0.0135278701782227" calcext:value-type="float">
            <text:p>0.013527870178223</text:p>
          </table:table-cell>
          <table:table-cell office:value-type="float" office:value="0.0138709545135498" calcext:value-type="float">
            <text:p>0.0138709545135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189576212258908" calcext:value-type="float">
            <text:p>1.89576212258908E-13</text:p>
          </table:table-cell>
          <table:table-cell office:value-type="float" office:value="0.0000000000184324430718696" calcext:value-type="float">
            <text:p>1.84324430718696E-11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2" calcext:value-type="float">
            <text:p>2</text:p>
          </table:table-cell>
          <table:table-cell table:formula="of:=([.X2]=&quot;Optimal&quot;)" office:value-type="boolean" office:boolean-value="true" calcext:value-type="boolean">
            <text:p>TRUE</text:p>
          </table:table-cell>
          <table:table-cell table:formula="of:=[.U2]-[.V2]-[.W2]" office:value-type="float" office:value="0" calcext:value-type="float">
            <text:p>0</text:p>
          </table:table-cell>
          <table:table-cell table:formula="of:=[.Y2]/[.U2]" office:value-type="float" office:value="0.00105" calcext:value-type="float">
            <text:p>0.00105</text:p>
          </table:table-cell>
          <table:table-cell table:formula="of:=MAX([.N2:.Q2])" office:value-type="float" office:value="0.0000000000184324430718696" calcext:value-type="float">
            <text:p>1.84324430718696E-11</text:p>
          </table:table-cell>
          <table:table-cell table:formula="of:=[.Y2]+[.Z2]" office:value-type="float" office:value="0.00369" calcext:value-type="float">
            <text:p>0.00369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10850201037526" calcext:value-type="float">
            <text:p>-0.110850201037526</text:p>
          </table:table-cell>
          <table:table-cell office:value-type="float" office:value="-0.110850525328985" calcext:value-type="float">
            <text:p>-0.110850525328985</text:p>
          </table:table-cell>
          <table:table-cell office:value-type="float" office:value="0.125081777572632" calcext:value-type="float">
            <text:p>0.125081777572632</text:p>
          </table:table-cell>
          <table:table-cell office:value-type="float" office:value="0.12543797492981" calcext:value-type="float">
            <text:p>0.1254379749298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_b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283298198630599" calcext:value-type="float">
            <text:p>2.83298198630599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753" calcext:value-type="float">
            <text:p>0.00753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111" calcext:value-type="float">
            <text:p>0.111</text:p>
          </table:table-cell>
          <table:table-cell office:value-type="float" office:value="3" calcext:value-type="float">
            <text:p>3</text:p>
          </table:table-cell>
          <table:table-cell table:formula="of:=([.X3]=&quot;Optimal&quot;)" office:value-type="boolean" office:boolean-value="true" calcext:value-type="boolean">
            <text:p>TRUE</text:p>
          </table:table-cell>
          <table:table-cell table:formula="of:=[.U3]-[.V3]-[.W3]" office:value-type="float" office:value="0" calcext:value-type="float">
            <text:p>0</text:p>
          </table:table-cell>
          <table:table-cell table:formula="of:=[.Y3]/[.U3]" office:value-type="float" office:value="0.00251" calcext:value-type="float">
            <text:p>0.00251</text:p>
          </table:table-cell>
          <table:table-cell table:formula="of:=MAX([.N3:.Q3])" office:value-type="float" office:value="0.00000283298198630599" calcext:value-type="float">
            <text:p>2.83298198630599E-06</text:p>
          </table:table-cell>
          <table:table-cell table:formula="of:=[.Y3]+[.Z3]" office:value-type="float" office:value="0.01168" calcext:value-type="float">
            <text:p>0.01168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3876642224093" calcext:value-type="float">
            <text:p>-0.133876642224093</text:p>
          </table:table-cell>
          <table:table-cell office:value-type="float" office:value="-0.133877886110522" calcext:value-type="float">
            <text:p>-0.133877886110522</text:p>
          </table:table-cell>
          <table:table-cell office:value-type="float" office:value="2.32098698616028" calcext:value-type="float">
            <text:p>2.32098698616028</text:p>
          </table:table-cell>
          <table:table-cell office:value-type="float" office:value="2.32148218154907" calcext:value-type="float">
            <text:p>2.3214821815490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8915411731667" calcext:value-type="float">
            <text:p>2.8915411731667E-13</text:p>
          </table:table-cell>
          <table:table-cell office:value-type="float" office:value="0.000000000141466706404803" calcext:value-type="float">
            <text:p>1.41466706404803E-10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122" calcext:value-type="float">
            <text:p>0.0122</text:p>
          </table:table-cell>
          <table:table-cell office:value-type="float" office:value="2.26" calcext:value-type="float">
            <text:p>2.26</text:p>
          </table:table-cell>
          <table:table-cell office:value-type="float" office:value="4" calcext:value-type="float">
            <text:p>4</text:p>
          </table:table-cell>
          <table:table-cell table:formula="of:=([.X4]=&quot;Optimal&quot;)" office:value-type="boolean" office:boolean-value="true" calcext:value-type="boolean">
            <text:p>TRUE</text:p>
          </table:table-cell>
          <table:table-cell table:formula="of:=[.U4]-[.V4]-[.W4]" office:value-type="float" office:value="0" calcext:value-type="float">
            <text:p>0</text:p>
          </table:table-cell>
          <table:table-cell table:formula="of:=[.Y4]/[.U4]" office:value-type="float" office:value="0.006425" calcext:value-type="float">
            <text:p>0.006425</text:p>
          </table:table-cell>
          <table:table-cell table:formula="of:=MAX([.N4:.Q4])" office:value-type="float" office:value="0.000000000141466706404803" calcext:value-type="float">
            <text:p>1.41466706404803E-10</text:p>
          </table:table-cell>
          <table:table-cell table:formula="of:=[.Y4]+[.Z4]" office:value-type="float" office:value="0.0379" calcext:value-type="float">
            <text:p>0.0379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7401367789481" calcext:value-type="float">
            <text:p>-0.147401367789481</text:p>
          </table:table-cell>
          <table:table-cell office:value-type="float" office:value="-0.147401385944751" calcext:value-type="float">
            <text:p>-0.147401385944751</text:p>
          </table:table-cell>
          <table:table-cell office:value-type="float" office:value="1.38673901557922" calcext:value-type="float">
            <text:p>1.38673901557922</text:p>
          </table:table-cell>
          <table:table-cell office:value-type="float" office:value="1.38732695579529" calcext:value-type="float">
            <text:p>1.3873269557952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_d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00419226760459135" calcext:value-type="float">
            <text:p>4.19226760459135E-08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21" calcext:value-type="float">
            <text:p>0.121</text:p>
          </table:table-cell>
          <table:table-cell office:value-type="float" office:value="0.0441" calcext:value-type="float">
            <text:p>0.0441</text:p>
          </table:table-cell>
          <table:table-cell office:value-type="float" office:value="1.21" calcext:value-type="float">
            <text:p>1.21</text:p>
          </table:table-cell>
          <table:table-cell office:value-type="float" office:value="4" calcext:value-type="float">
            <text:p>4</text:p>
          </table:table-cell>
          <table:table-cell table:formula="of:=([.X5]=&quot;Optimal&quot;)" office:value-type="boolean" office:boolean-value="true" calcext:value-type="boolean">
            <text:p>TRUE</text:p>
          </table:table-cell>
          <table:table-cell table:formula="of:=[.U5]-[.V5]-[.W5]" office:value-type="float" office:value="0" calcext:value-type="float">
            <text:p>0</text:p>
          </table:table-cell>
          <table:table-cell table:formula="of:=[.Y5]/[.U5]" office:value-type="float" office:value="0.03025" calcext:value-type="float">
            <text:p>0.03025</text:p>
          </table:table-cell>
          <table:table-cell table:formula="of:=MAX([.N5:.Q5])" office:value-type="float" office:value="0.0000000419226760459135" calcext:value-type="float">
            <text:p>4.19226760459135E-08</text:p>
          </table:table-cell>
          <table:table-cell table:formula="of:=[.Y5]+[.Z5]" office:value-type="float" office:value="0.1651" calcext:value-type="float">
            <text:p>0.1651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8788356271866" calcext:value-type="float">
            <text:p>-0.148788356271866</text:p>
          </table:table-cell>
          <table:table-cell office:value-type="float" office:value="-0.148788356025056" calcext:value-type="float">
            <text:p>-0.148788356025056</text:p>
          </table:table-cell>
          <table:table-cell office:value-type="float" office:value="0.56532883644104" calcext:value-type="float">
            <text:p>0.56532883644104</text:p>
          </table:table-cell>
          <table:table-cell office:value-type="float" office:value="0.566238880157471" calcext:value-type="float">
            <text:p>0.56623888015747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176464745593741" calcext:value-type="float">
            <text:p>1.76464745593741E-13</text:p>
          </table:table-cell>
          <table:table-cell office:value-type="float" office:value="0.00000000012435198704086" calcext:value-type="float">
            <text:p>1.2435198704086E-10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34" calcext:value-type="float">
            <text:p>0.134</text:p>
          </table:table-cell>
          <table:table-cell office:value-type="float" office:value="0.2" calcext:value-type="float">
            <text:p>0.2</text:p>
          </table:table-cell>
          <table:table-cell office:value-type="float" office:value="0.207" calcext:value-type="float">
            <text:p>0.207</text:p>
          </table:table-cell>
          <table:table-cell office:value-type="float" office:value="1" calcext:value-type="float">
            <text:p>1</text:p>
          </table:table-cell>
          <table:table-cell table:formula="of:=([.X6]=&quot;Optimal&quot;)" office:value-type="boolean" office:boolean-value="true" calcext:value-type="boolean">
            <text:p>TRUE</text:p>
          </table:table-cell>
          <table:table-cell table:formula="of:=[.U6]-[.V6]-[.W6]" office:value-type="float" office:value="0" calcext:value-type="float">
            <text:p>0</text:p>
          </table:table-cell>
          <table:table-cell table:formula="of:=[.Y6]/[.U6]" office:value-type="float" office:value="0.134" calcext:value-type="float">
            <text:p>0.134</text:p>
          </table:table-cell>
          <table:table-cell table:formula="of:=MAX([.N6:.Q6])" office:value-type="float" office:value="0.00000000012435198704086" calcext:value-type="float">
            <text:p>1.2435198704086E-10</text:p>
          </table:table-cell>
          <table:table-cell table:formula="of:=[.Y6]+[.Z6]" office:value-type="float" office:value="0.334" calcext:value-type="float">
            <text:p>0.334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69992706203606" calcext:value-type="float">
            <text:p>-0.169992706203606</text:p>
          </table:table-cell>
          <table:table-cell office:value-type="float" office:value="-0.169992702053498" calcext:value-type="float">
            <text:p>-0.169992702053498</text:p>
          </table:table-cell>
          <table:table-cell office:value-type="float" office:value="9.14856910705566" calcext:value-type="float">
            <text:p>9.14856910705566</text:p>
          </table:table-cell>
          <table:table-cell office:value-type="float" office:value="9.15094113349915" calcext:value-type="float">
            <text:p>9.1509411334991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_f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70984623629289" calcext:value-type="float">
            <text:p>2.70984623629289E-13</text:p>
          </table:table-cell>
          <table:table-cell office:value-type="float" office:value="0.000000000697651630909846" calcext:value-type="float">
            <text:p>6.97651630909846E-10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1.21" calcext:value-type="float">
            <text:p>1.21</text:p>
          </table:table-cell>
          <table:table-cell office:value-type="float" office:value="1.7" calcext:value-type="float">
            <text:p>1.7</text:p>
          </table:table-cell>
          <table:table-cell office:value-type="float" office:value="6.15" calcext:value-type="float">
            <text:p>6.15</text:p>
          </table:table-cell>
          <table:table-cell office:value-type="float" office:value="2" calcext:value-type="float">
            <text:p>2</text:p>
          </table:table-cell>
          <table:table-cell table:formula="of:=([.X7]=&quot;Optimal&quot;)" office:value-type="boolean" office:boolean-value="true" calcext:value-type="boolean">
            <text:p>TRUE</text:p>
          </table:table-cell>
          <table:table-cell table:formula="of:=[.U7]-[.V7]-[.W7]" office:value-type="float" office:value="0" calcext:value-type="float">
            <text:p>0</text:p>
          </table:table-cell>
          <table:table-cell table:formula="of:=[.Y7]/[.U7]" office:value-type="float" office:value="0.605" calcext:value-type="float">
            <text:p>0.605</text:p>
          </table:table-cell>
          <table:table-cell table:formula="of:=MAX([.N7:.Q7])" office:value-type="float" office:value="0.000000000697651630909846" calcext:value-type="float">
            <text:p>6.97651630909846E-10</text:p>
          </table:table-cell>
          <table:table-cell table:formula="of:=[.Y7]+[.Z7]"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37950552527114" calcext:value-type="float">
            <text:p>-0.083795055252711</text:p>
          </table:table-cell>
          <table:table-cell office:value-type="float" office:value="-0.083795437351846" calcext:value-type="float">
            <text:p>-0.083795437351846</text:p>
          </table:table-cell>
          <table:table-cell office:value-type="float" office:value="0.00865507125854492" calcext:value-type="float">
            <text:p>0.008655071258545</text:p>
          </table:table-cell>
          <table:table-cell office:value-type="float" office:value="0.00900602340698242" calcext:value-type="float">
            <text:p>0.009006023406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_a.txt</text:p>
          </table:table-cell>
          <table:table-cell office:value-type="string" calcext:value-type="string">
            <text:p><text:s/></text:p>
          </table:table-cell>
          <table:table-cell office:value-type="float" office:value="4.64212002171394E-015" calcext:value-type="float">
            <text:p>4.64212002171394E-15</text:p>
          </table:table-cell>
          <table:table-cell office:value-type="float" office:value="0.0000000118613677282942" calcext:value-type="float">
            <text:p>1.18613677282942E-08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0401" calcext:value-type="float">
            <text:p>0.00401</text:p>
          </table:table-cell>
          <table:table-cell office:value-type="string" calcext:value-type="string">
            <text:p><text:s/></text:p>
          </table:table-cell>
          <table:table-cell table:formula="of:=([.X8]=&quot;Optimal&quot;)" office:value-type="boolean" office:boolean-value="true" calcext:value-type="boolean">
            <text:p>TRUE</text:p>
          </table:table-cell>
          <table:table-cell table:formula="of:=[.U8]-[.V8]-[.W8]" office:value-type="float" office:value="0" calcext:value-type="float">
            <text:p>0</text:p>
          </table:table-cell>
          <table:table-cell table:formula="of:=[.Y8]/[.U8]" office:value-type="float" office:value="0.00111" calcext:value-type="float">
            <text:p>0.00111</text:p>
          </table:table-cell>
          <table:table-cell table:formula="of:=MAX([.N8:.Q8])" office:value-type="float" office:value="0.0000000118613677282942" calcext:value-type="float">
            <text:p>1.18613677282942E-08</text:p>
          </table:table-cell>
          <table:table-cell table:formula="of:=[.Y8]+[.Z8]" office:value-type="float" office:value="0.00412" calcext:value-type="float">
            <text:p>0.00412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1085042802197" calcext:value-type="float">
            <text:p>-0.11085042802197</text:p>
          </table:table-cell>
          <table:table-cell office:value-type="float" office:value="-0.110850598203881" calcext:value-type="float">
            <text:p>-0.110850598203881</text:p>
          </table:table-cell>
          <table:table-cell office:value-type="float" office:value="0.17128586769104" calcext:value-type="float">
            <text:p>0.17128586769104</text:p>
          </table:table-cell>
          <table:table-cell office:value-type="float" office:value="0.171715974807739" calcext:value-type="float">
            <text:p>0.1717159748077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J_CPLEX_MOSEK_msd.multiportfolio_soc_b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26539578865184" calcext:value-type="float">
            <text:p>2.6539578865184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892" calcext:value-type="float">
            <text:p>0.00892</text:p>
          </table:table-cell>
          <table:table-cell office:value-type="float" office:value="0.00487" calcext:value-type="float">
            <text:p>0.00487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<text:s/></text:p>
          </table:table-cell>
          <table:table-cell table:formula="of:=([.X9]=&quot;Optimal&quot;)" office:value-type="boolean" office:boolean-value="true" calcext:value-type="boolean">
            <text:p>TRUE</text:p>
          </table:table-cell>
          <table:table-cell table:formula="of:=[.U9]-[.V9]-[.W9]" office:value-type="float" office:value="0" calcext:value-type="float">
            <text:p>0</text:p>
          </table:table-cell>
          <table:table-cell table:formula="of:=[.Y9]/[.U9]" office:value-type="float" office:value="0.001784" calcext:value-type="float">
            <text:p>0.001784</text:p>
          </table:table-cell>
          <table:table-cell table:formula="of:=MAX([.N9:.Q9])" office:value-type="float" office:value="0.0000026539578865184" calcext:value-type="float">
            <text:p>2.6539578865184E-06</text:p>
          </table:table-cell>
          <table:table-cell table:formula="of:=[.Y9]+[.Z9]" office:value-type="float" office:value="0.01379" calcext:value-type="float">
            <text:p>0.01379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3877395578643" calcext:value-type="float">
            <text:p>-0.133877395578643</text:p>
          </table:table-cell>
          <table:table-cell office:value-type="float" office:value="-0.133878385315476" calcext:value-type="float">
            <text:p>-0.133878385315476</text:p>
          </table:table-cell>
          <table:table-cell office:value-type="float" office:value="1.22290015220642" calcext:value-type="float">
            <text:p>1.22290015220642</text:p>
          </table:table-cell>
          <table:table-cell office:value-type="float" office:value="1.22339510917664" calcext:value-type="float">
            <text:p>1.2233951091766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PAJ_CPLEX_MOSEK_msd.multiportfolio_soc_c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361731017649997" calcext:value-type="float">
            <text:p>3.61731017649997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0813" calcext:value-type="float">
            <text:p>0.00813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<text:s/></text:p>
          </table:table-cell>
          <table:table-cell table:formula="of:=([.X10]=&quot;Optimal&quot;)" office:value-type="boolean" office:boolean-value="true" calcext:value-type="boolean">
            <text:p>TRUE</text:p>
          </table:table-cell>
          <table:table-cell table:formula="of:=[.U10]-[.V10]-[.W10]" office:value-type="float" office:value="0" calcext:value-type="float">
            <text:p>0</text:p>
          </table:table-cell>
          <table:table-cell table:formula="of:=[.Y10]/[.U10]" office:value-type="float" office:value="0.00341428571428571" calcext:value-type="float">
            <text:p>0.003414285714286</text:p>
          </table:table-cell>
          <table:table-cell table:formula="of:=MAX([.N10:.Q10])" office:value-type="float" office:value="0.00000361731017649997" calcext:value-type="float">
            <text:p>3.61731017649997E-06</text:p>
          </table:table-cell>
          <table:table-cell table:formula="of:=[.Y10]+[.Z10]" office:value-type="float" office:value="0.05593" calcext:value-type="float">
            <text:p>0.05593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7399565176362" calcext:value-type="float">
            <text:p>-0.147399565176362</text:p>
          </table:table-cell>
          <table:table-cell office:value-type="float" office:value="-0.147400987073841" calcext:value-type="float">
            <text:p>-0.147400987073841</text:p>
          </table:table-cell>
          <table:table-cell office:value-type="float" office:value="0.479613065719605" calcext:value-type="float">
            <text:p>0.479613065719605</text:p>
          </table:table-cell>
          <table:table-cell office:value-type="float" office:value="0.480232000350952" calcext:value-type="float">
            <text:p>0.4802320003509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J_CPLEX_MOSEK_msd.multiportfolio_soc_d.txt</text:p>
          </table:table-cell>
          <table:table-cell office:value-type="string" calcext:value-type="string">
            <text:p><text:s/></text:p>
          </table:table-cell>
          <table:table-cell office:value-type="float" office:value="1.04083408558608E-017" calcext:value-type="float">
            <text:p>1.04083408558608E-17</text:p>
          </table:table-cell>
          <table:table-cell office:value-type="float" office:value="0.00000144147917344878" calcext:value-type="float">
            <text:p>1.44147917344878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452" calcext:value-type="float">
            <text:p>0.452</text:p>
          </table:table-cell>
          <table:table-cell office:value-type="string" calcext:value-type="string">
            <text:p><text:s/></text:p>
          </table:table-cell>
          <table:table-cell table:formula="of:=([.X11]=&quot;Optimal&quot;)" office:value-type="boolean" office:boolean-value="true" calcext:value-type="boolean">
            <text:p>TRUE</text:p>
          </table:table-cell>
          <table:table-cell table:formula="of:=[.U11]-[.V11]-[.W11]" office:value-type="float" office:value="0" calcext:value-type="float">
            <text:p>0</text:p>
          </table:table-cell>
          <table:table-cell table:formula="of:=[.Y11]/[.U11]" office:value-type="float" office:value="0.0057" calcext:value-type="float">
            <text:p>0.0057</text:p>
          </table:table-cell>
          <table:table-cell table:formula="of:=MAX([.N11:.Q11])" office:value-type="float" office:value="0.00000144147917344878" calcext:value-type="float">
            <text:p>1.44147917344878E-06</text:p>
          </table:table-cell>
          <table:table-cell table:formula="of:=[.Y11]+[.Z11]" office:value-type="float" office:value="0.0427" calcext:value-type="float">
            <text:p>0.0427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8788360849112" calcext:value-type="float">
            <text:p>-0.148788360849112</text:p>
          </table:table-cell>
          <table:table-cell office:value-type="float" office:value="-0.148788316750435" calcext:value-type="float">
            <text:p>-0.148788316750435</text:p>
          </table:table-cell>
          <table:table-cell office:value-type="float" office:value="0.354962110519409" calcext:value-type="float">
            <text:p>0.354962110519409</text:p>
          </table:table-cell>
          <table:table-cell office:value-type="float" office:value="0.355884075164795" calcext:value-type="float">
            <text:p>0.355884075164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131956945370604" calcext:value-type="float">
            <text:p>1.31956945370604E-13</text:p>
          </table:table-cell>
          <table:table-cell office:value-type="float" office:value="0.00000000490376056427877" calcext:value-type="float">
            <text:p>4.90376056427877E-09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<text:s/></text:p>
          </table:table-cell>
          <table:table-cell table:formula="of:=([.X12]=&quot;Optimal&quot;)" office:value-type="boolean" office:boolean-value="true" calcext:value-type="boolean">
            <text:p>TRUE</text:p>
          </table:table-cell>
          <table:table-cell table:formula="of:=[.U12]-[.V12]-[.W12]" office:value-type="float" office:value="0" calcext:value-type="float">
            <text:p>0</text:p>
          </table:table-cell>
          <table:table-cell table:formula="of:=[.Y12]/[.U12]" office:value-type="float" office:value="0.01295" calcext:value-type="float">
            <text:p>0.01295</text:p>
          </table:table-cell>
          <table:table-cell table:formula="of:=MAX([.N12:.Q12])" office:value-type="float" office:value="0.00000000490376056427877" calcext:value-type="float">
            <text:p>4.90376056427877E-09</text:p>
          </table:table-cell>
          <table:table-cell table:formula="of:=[.Y12]+[.Z12]" office:value-type="float" office:value="0.0934" calcext:value-type="float">
            <text:p>0.0934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69992716877841" calcext:value-type="float">
            <text:p>-0.169992716877841</text:p>
          </table:table-cell>
          <table:table-cell office:value-type="float" office:value="-0.169992316987566" calcext:value-type="float">
            <text:p>-0.169992316987566</text:p>
          </table:table-cell>
          <table:table-cell office:value-type="float" office:value="1.66317796707153" calcext:value-type="float">
            <text:p>1.66317796707153</text:p>
          </table:table-cell>
          <table:table-cell office:value-type="float" office:value="1.66584205627441" calcext:value-type="float">
            <text:p>1.66584205627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_f.txt</text:p>
          </table:table-cell>
          <table:table-cell office:value-type="string" calcext:value-type="string">
            <text:p><text:s/></text:p>
          </table:table-cell>
          <table:table-cell office:value-type="float" office:value="0.00000000493953557369629" calcext:value-type="float">
            <text:p>4.93953557369629E-09</text:p>
          </table:table-cell>
          <table:table-cell office:value-type="float" office:value="0.00000000894824204317191" calcext:value-type="float">
            <text:p>8.94824204317191E-09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311" calcext:value-type="float">
            <text:p>0.311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<text:s/></text:p>
          </table:table-cell>
          <table:table-cell table:formula="of:=([.X13]=&quot;Optimal&quot;)" office:value-type="boolean" office:boolean-value="true" calcext:value-type="boolean">
            <text:p>TRUE</text:p>
          </table:table-cell>
          <table:table-cell table:formula="of:=[.U13]-[.V13]-[.W13]" office:value-type="float" office:value="0" calcext:value-type="float">
            <text:p>0</text:p>
          </table:table-cell>
          <table:table-cell table:formula="of:=[.Y13]/[.U13]" office:value-type="float" office:value="0.0486" calcext:value-type="float">
            <text:p>0.0486</text:p>
          </table:table-cell>
          <table:table-cell table:formula="of:=MAX([.N13:.Q13])" office:value-type="float" office:value="0.00000000894824204317191" calcext:value-type="float">
            <text:p>8.94824204317191E-09</text:p>
          </table:table-cell>
          <table:table-cell table:formula="of:=[.Y13]+[.Z13]" office:value-type="float" office:value="0.3596" calcext:value-type="float">
            <text:p>0.3596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37954395117016" calcext:value-type="float">
            <text:p>-0.083795439511702</text:p>
          </table:table-cell>
          <table:table-cell office:value-type="float" office:value="-0.083795437351846" calcext:value-type="float">
            <text:p>-0.083795437351846</text:p>
          </table:table-cell>
          <table:table-cell office:value-type="float" office:value="0.0166330337524414" calcext:value-type="float">
            <text:p>0.016633033752441</text:p>
          </table:table-cell>
          <table:table-cell office:value-type="float" office:value="0.0169479846954346" calcext:value-type="float">
            <text:p>0.01694798469543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83811299514502" calcext:value-type="float">
            <text:p>1.83811299514502E-14</text:p>
          </table:table-cell>
          <table:table-cell office:value-type="float" office:value="0.00000000387420086289669" calcext:value-type="float">
            <text:p>3.87420086289669E-09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2" calcext:value-type="float">
            <text:p>2</text:p>
          </table:table-cell>
          <table:table-cell table:formula="of:=([.X14]=&quot;Optimal&quot;)" office:value-type="boolean" office:boolean-value="true" calcext:value-type="boolean">
            <text:p>TRUE</text:p>
          </table:table-cell>
          <table:table-cell table:formula="of:=[.U14]-[.V14]-[.W14]" office:value-type="float" office:value="0" calcext:value-type="float">
            <text:p>0</text:p>
          </table:table-cell>
          <table:table-cell table:formula="of:=[.Y14]/[.U14]" office:value-type="float" office:value="0.00112" calcext:value-type="float">
            <text:p>0.00112</text:p>
          </table:table-cell>
          <table:table-cell table:formula="of:=MAX([.N14:.Q14])" office:value-type="float" office:value="0.00000000387420086289669" calcext:value-type="float">
            <text:p>3.87420086289669E-09</text:p>
          </table:table-cell>
          <table:table-cell table:formula="of:=[.Y14]+[.Z14]" office:value-type="float" office:value="0.00517" calcext:value-type="float">
            <text:p>0.00517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10850203116153" calcext:value-type="float">
            <text:p>-0.110850203116153</text:p>
          </table:table-cell>
          <table:table-cell office:value-type="float" office:value="-0.110850935164185" calcext:value-type="float">
            <text:p>-0.110850935164185</text:p>
          </table:table-cell>
          <table:table-cell office:value-type="float" office:value="0.119735956192017" calcext:value-type="float">
            <text:p>0.119735956192017</text:p>
          </table:table-cell>
          <table:table-cell office:value-type="float" office:value="0.120110988616943" calcext:value-type="float">
            <text:p>0.12011098861694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_b.txt</text:p>
          </table:table-cell>
          <table:table-cell office:value-type="string" calcext:value-type="string">
            <text:p><text:s/></text:p>
          </table:table-cell>
          <table:table-cell office:value-type="float" office:value="9.95037385820297E-015" calcext:value-type="float">
            <text:p>9.95037385820297E-15</text:p>
          </table:table-cell>
          <table:table-cell office:value-type="float" office:value="0.00000000596226788079912" calcext:value-type="float">
            <text:p>5.96226788079912E-09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0.105" calcext:value-type="float">
            <text:p>0.105</text:p>
          </table:table-cell>
          <table:table-cell office:value-type="float" office:value="3" calcext:value-type="float">
            <text:p>3</text:p>
          </table:table-cell>
          <table:table-cell table:formula="of:=([.X15]=&quot;Optimal&quot;)" office:value-type="boolean" office:boolean-value="true" calcext:value-type="boolean">
            <text:p>TRUE</text:p>
          </table:table-cell>
          <table:table-cell table:formula="of:=[.U15]-[.V15]-[.W15]" office:value-type="float" office:value="0" calcext:value-type="float">
            <text:p>0</text:p>
          </table:table-cell>
          <table:table-cell table:formula="of:=[.Y15]/[.U15]" office:value-type="float" office:value="0.00181333333333333" calcext:value-type="float">
            <text:p>0.001813333333333</text:p>
          </table:table-cell>
          <table:table-cell table:formula="of:=MAX([.N15:.Q15])" office:value-type="float" office:value="0.00000000596226788079912" calcext:value-type="float">
            <text:p>5.96226788079912E-09</text:p>
          </table:table-cell>
          <table:table-cell table:formula="of:=[.Y15]+[.Z15]" office:value-type="float" office:value="0.01037" calcext:value-type="float">
            <text:p>0.01037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3876650566666" calcext:value-type="float">
            <text:p>-0.133876650566666</text:p>
          </table:table-cell>
          <table:table-cell office:value-type="float" office:value="-0.133877887840131" calcext:value-type="float">
            <text:p>-0.133877887840131</text:p>
          </table:table-cell>
          <table:table-cell office:value-type="float" office:value="2.26259207725525" calcext:value-type="float">
            <text:p>2.26259207725525</text:p>
          </table:table-cell>
          <table:table-cell office:value-type="float" office:value="2.26308298110962" calcext:value-type="float">
            <text:p>2.2630829811096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224820162486594" calcext:value-type="float">
            <text:p>2.24820162486594E-14</text:p>
          </table:table-cell>
          <table:table-cell office:value-type="float" office:value="0.00000000784787733409953" calcext:value-type="float">
            <text:p>7.84787733409953E-09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2.23" calcext:value-type="float">
            <text:p>2.23</text:p>
          </table:table-cell>
          <table:table-cell office:value-type="float" office:value="4" calcext:value-type="float">
            <text:p>4</text:p>
          </table:table-cell>
          <table:table-cell table:formula="of:=([.X16]=&quot;Optimal&quot;)" office:value-type="boolean" office:boolean-value="true" calcext:value-type="boolean">
            <text:p>TRUE</text:p>
          </table:table-cell>
          <table:table-cell table:formula="of:=[.U16]-[.V16]-[.W16]" office:value-type="float" office:value="0" calcext:value-type="float">
            <text:p>0</text:p>
          </table:table-cell>
          <table:table-cell table:formula="of:=[.Y16]/[.U16]" office:value-type="float" office:value="0.002675" calcext:value-type="float">
            <text:p>0.002675</text:p>
          </table:table-cell>
          <table:table-cell table:formula="of:=MAX([.N16:.Q16])" office:value-type="float" office:value="0.00000000784787733409953" calcext:value-type="float">
            <text:p>7.84787733409953E-09</text:p>
          </table:table-cell>
          <table:table-cell table:formula="of:=[.Y16]+[.Z16]" office:value-type="float" office:value="0.01865" calcext:value-type="float">
            <text:p>0.01865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7401361914694" calcext:value-type="float">
            <text:p>-0.147401361914694</text:p>
          </table:table-cell>
          <table:table-cell office:value-type="float" office:value="-0.147400987073841" calcext:value-type="float">
            <text:p>-0.147400987073841</text:p>
          </table:table-cell>
          <table:table-cell office:value-type="float" office:value="0.246454000473022" calcext:value-type="float">
            <text:p>0.246454000473022</text:p>
          </table:table-cell>
          <table:table-cell office:value-type="float" office:value="0.247055053710937" calcext:value-type="float">
            <text:p>0.24705505371093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_d.txt</text:p>
          </table:table-cell>
          <table:table-cell office:value-type="string" calcext:value-type="string">
            <text:p><text:s/></text:p>
          </table:table-cell>
          <table:table-cell office:value-type="float" office:value="6.86950496486816E-016" calcext:value-type="float">
            <text:p>6.86950496486816E-16</text:p>
          </table:table-cell>
          <table:table-cell office:value-type="float" office:value="0.0000000059477531302865" calcext:value-type="float">
            <text:p>5.9477531302865E-09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194" calcext:value-type="float">
            <text:p>0.194</text:p>
          </table:table-cell>
          <table:table-cell office:value-type="float" office:value="2" calcext:value-type="float">
            <text:p>2</text:p>
          </table:table-cell>
          <table:table-cell table:formula="of:=([.X17]=&quot;Optimal&quot;)" office:value-type="boolean" office:boolean-value="true" calcext:value-type="boolean">
            <text:p>TRUE</text:p>
          </table:table-cell>
          <table:table-cell table:formula="of:=[.U17]-[.V17]-[.W17]" office:value-type="float" office:value="0" calcext:value-type="float">
            <text:p>0</text:p>
          </table:table-cell>
          <table:table-cell table:formula="of:=[.Y17]/[.U17]" office:value-type="float" office:value="0.00575" calcext:value-type="float">
            <text:p>0.00575</text:p>
          </table:table-cell>
          <table:table-cell table:formula="of:=MAX([.N17:.Q17])" office:value-type="float" office:value="0.0000000059477531302865" calcext:value-type="float">
            <text:p>5.9477531302865E-09</text:p>
          </table:table-cell>
          <table:table-cell table:formula="of:=[.Y17]+[.Z17]" office:value-type="float" office:value="0.0317" calcext:value-type="float">
            <text:p>0.0317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8788360659758" calcext:value-type="float">
            <text:p>-0.148788360659758</text:p>
          </table:table-cell>
          <table:table-cell office:value-type="float" office:value="-0.148788316750435" calcext:value-type="float">
            <text:p>-0.148788316750435</text:p>
          </table:table-cell>
          <table:table-cell office:value-type="float" office:value="2.30736589431763" calcext:value-type="float">
            <text:p>2.30736589431763</text:p>
          </table:table-cell>
          <table:table-cell office:value-type="float" office:value="2.30828404426575" calcext:value-type="float">
            <text:p>2.308284044265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622418783180478" calcext:value-type="float">
            <text:p>6.22418783180478E-14</text:p>
          </table:table-cell>
          <table:table-cell office:value-type="float" office:value="0.00000000450820946545916" calcext:value-type="float">
            <text:p>4.50820946545916E-09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667" calcext:value-type="float">
            <text:p>0.0667</text:p>
          </table:table-cell>
          <table:table-cell office:value-type="float" office:value="2.16" calcext:value-type="float">
            <text:p>2.16</text:p>
          </table:table-cell>
          <table:table-cell office:value-type="float" office:value="3" calcext:value-type="float">
            <text:p>3</text:p>
          </table:table-cell>
          <table:table-cell table:formula="of:=([.X18]=&quot;Optimal&quot;)" office:value-type="boolean" office:boolean-value="true" calcext:value-type="boolean">
            <text:p>TRUE</text:p>
          </table:table-cell>
          <table:table-cell table:formula="of:=[.U18]-[.V18]-[.W18]" office:value-type="float" office:value="0" calcext:value-type="float">
            <text:p>0</text:p>
          </table:table-cell>
          <table:table-cell table:formula="of:=[.Y18]/[.U18]" office:value-type="float" office:value="0.0130333333333333" calcext:value-type="float">
            <text:p>0.013033333333333</text:p>
          </table:table-cell>
          <table:table-cell table:formula="of:=MAX([.N18:.Q18])" office:value-type="float" office:value="0.00000000450820946545916" calcext:value-type="float">
            <text:p>4.50820946545916E-09</text:p>
          </table:table-cell>
          <table:table-cell table:formula="of:=[.Y18]+[.Z18]" office:value-type="float" office:value="0.1058" calcext:value-type="float">
            <text:p>0.1058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69992706337775" calcext:value-type="float">
            <text:p>-0.169992706337775</text:p>
          </table:table-cell>
          <table:table-cell office:value-type="float" office:value="-0.169992316987566" calcext:value-type="float">
            <text:p>-0.169992316987566</text:p>
          </table:table-cell>
          <table:table-cell office:value-type="float" office:value="4.85733222961426" calcext:value-type="float">
            <text:p>4.85733222961426</text:p>
          </table:table-cell>
          <table:table-cell office:value-type="float" office:value="4.8596658706665" calcext:value-type="float">
            <text:p>4.859665870666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_f.txt</text:p>
          </table:table-cell>
          <table:table-cell office:value-type="string" calcext:value-type="string">
            <text:p><text:s/></text:p>
          </table:table-cell>
          <table:table-cell office:value-type="float" office:value="0.000000000222242901403305" calcext:value-type="float">
            <text:p>2.22242901403305E-10</text:p>
          </table:table-cell>
          <table:table-cell office:value-type="float" office:value="0.000000000481611042713048" calcext:value-type="float">
            <text:p>4.81611042713048E-10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898" calcext:value-type="float">
            <text:p>0.0898</text:p>
          </table:table-cell>
          <table:table-cell office:value-type="float" office:value="0.3" calcext:value-type="float">
            <text:p>0.3</text:p>
          </table:table-cell>
          <table:table-cell office:value-type="float" office:value="4.37" calcext:value-type="float">
            <text:p>4.37</text:p>
          </table:table-cell>
          <table:table-cell office:value-type="float" office:value="2" calcext:value-type="float">
            <text:p>2</text:p>
          </table:table-cell>
          <table:table-cell table:formula="of:=([.X19]=&quot;Optimal&quot;)" office:value-type="boolean" office:boolean-value="true" calcext:value-type="boolean">
            <text:p>TRUE</text:p>
          </table:table-cell>
          <table:table-cell table:formula="of:=[.U19]-[.V19]-[.W19]" office:value-type="float" office:value="0" calcext:value-type="float">
            <text:p>0</text:p>
          </table:table-cell>
          <table:table-cell table:formula="of:=[.Y19]/[.U19]" office:value-type="float" office:value="0.0449" calcext:value-type="float">
            <text:p>0.0449</text:p>
          </table:table-cell>
          <table:table-cell table:formula="of:=MAX([.N19:.Q19])" office:value-type="float" office:value="0.000000000481611042713048" calcext:value-type="float">
            <text:p>4.81611042713048E-10</text:p>
          </table:table-cell>
          <table:table-cell table:formula="of:=[.Y19]+[.Z19]" office:value-type="float" office:value="0.3898" calcext:value-type="float">
            <text:p>0.3898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37965284834961" calcext:value-type="float">
            <text:p>-0.083796528483496</text:p>
          </table:table-cell>
          <table:table-cell office:value-type="float" office:value="-0.0837957597179321" calcext:value-type="float">
            <text:p>-0.083795759717932</text:p>
          </table:table-cell>
          <table:table-cell office:value-type="float" office:value="0.00637102127075195" calcext:value-type="float">
            <text:p>0.006371021270752</text:p>
          </table:table-cell>
          <table:table-cell office:value-type="float" office:value="0.00665998458862305" calcext:value-type="float">
            <text:p>0.006659984588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_a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545785518248076" calcext:value-type="float">
            <text:p>5.45785518248076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78" calcext:value-type="float">
            <text:p>0.00578</text:p>
          </table:table-cell>
          <table:table-cell office:value-type="string" calcext:value-type="string">
            <text:p><text:s/></text:p>
          </table:table-cell>
          <table:table-cell table:formula="of:=([.X20]=&quot;Optimal&quot;)" office:value-type="boolean" office:boolean-value="false" calcext:value-type="boolean">
            <text:p>FALSE</text:p>
          </table:table-cell>
          <table:table-cell table:formula="of:=[.U20]-[.V20]-[.W20]" office:value-type="string" office:string-value="" calcext:value-type="error">
            <text:p>#VALUE!</text:p>
          </table:table-cell>
          <table:table-cell table:formula="of:=[.Y20]/[.U20]" office:value-type="string" office:string-value="" calcext:value-type="error">
            <text:p>#DIV/0!</text:p>
          </table:table-cell>
          <table:table-cell table:formula="of:=MAX([.N20:.Q20])" office:value-type="float" office:value="0.00000545785518248076" calcext:value-type="float">
            <text:p>5.45785518248076E-06</text:p>
          </table:table-cell>
          <table:table-cell table:formula="of:=[.Y20]+[.Z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10851067941556" calcext:value-type="float">
            <text:p>-0.110851067941556</text:p>
          </table:table-cell>
          <table:table-cell office:value-type="float" office:value="-0.110850738759418" calcext:value-type="float">
            <text:p>-0.110850738759418</text:p>
          </table:table-cell>
          <table:table-cell office:value-type="float" office:value="0.0885119438171387" calcext:value-type="float">
            <text:p>0.088511943817139</text:p>
          </table:table-cell>
          <table:table-cell office:value-type="float" office:value="0.0888588428497315" calcext:value-type="float">
            <text:p>0.08885884284973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AJ_CPLEX_noconic_msd.multiportfolio_soc_b.txt</text:p>
          </table:table-cell>
          <table:table-cell office:value-type="string" calcext:value-type="string">
            <text:p><text:s/></text:p>
          </table:table-cell>
          <table:table-cell office:value-type="float" office:value="3.46944695195361E-018" calcext:value-type="float">
            <text:p>3.46944695195361E-18</text:p>
          </table:table-cell>
          <table:table-cell office:value-type="float" office:value="0.00000574942239189857" calcext:value-type="float">
            <text:p>5.74942239189857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6" calcext:value-type="float">
            <text:p>0.0876</text:p>
          </table:table-cell>
          <table:table-cell office:value-type="string" calcext:value-type="string">
            <text:p><text:s/></text:p>
          </table:table-cell>
          <table:table-cell table:formula="of:=([.X21]=&quot;Optimal&quot;)" office:value-type="boolean" office:boolean-value="false" calcext:value-type="boolean">
            <text:p>FALSE</text:p>
          </table:table-cell>
          <table:table-cell table:formula="of:=[.U21]-[.V21]-[.W21]" office:value-type="string" office:string-value="" calcext:value-type="error">
            <text:p>#VALUE!</text:p>
          </table:table-cell>
          <table:table-cell table:formula="of:=[.Y21]/[.U21]" office:value-type="string" office:string-value="" calcext:value-type="error">
            <text:p>#DIV/0!</text:p>
          </table:table-cell>
          <table:table-cell table:formula="of:=MAX([.N21:.Q21])" office:value-type="float" office:value="0.00000574942239189857" calcext:value-type="float">
            <text:p>5.74942239189857E-06</text:p>
          </table:table-cell>
          <table:table-cell table:formula="of:=[.Y21]+[.Z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3878543171885" calcext:value-type="float">
            <text:p>-0.133878543171885</text:p>
          </table:table-cell>
          <table:table-cell office:value-type="float" office:value="-0.133878787830832" calcext:value-type="float">
            <text:p>-0.133878787830832</text:p>
          </table:table-cell>
          <table:table-cell office:value-type="float" office:value="0.790899038314819" calcext:value-type="float">
            <text:p>0.790899038314819</text:p>
          </table:table-cell>
          <table:table-cell office:value-type="float" office:value="0.791353940963745" calcext:value-type="float">
            <text:p>0.791353940963745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PAJ_CPLEX_noconic_msd.multiportfolio_soc_c.txt</text:p>
          </table:table-cell>
          <table:table-cell office:value-type="string" calcext:value-type="string">
            <text:p><text:s/></text:p>
          </table:table-cell>
          <table:table-cell office:value-type="float" office:value="8.67361737988404E-018" calcext:value-type="float">
            <text:p>8.67361737988404E-18</text:p>
          </table:table-cell>
          <table:table-cell office:value-type="float" office:value="0.00000542274545189264" calcext:value-type="float">
            <text:p>5.42274545189264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<text:s/></text:p>
          </table:table-cell>
          <table:table-cell table:formula="of:=([.X22]=&quot;Optimal&quot;)" office:value-type="boolean" office:boolean-value="false" calcext:value-type="boolean">
            <text:p>FALSE</text:p>
          </table:table-cell>
          <table:table-cell table:formula="of:=[.U22]-[.V22]-[.W22]" office:value-type="string" office:string-value="" calcext:value-type="error">
            <text:p>#VALUE!</text:p>
          </table:table-cell>
          <table:table-cell table:formula="of:=[.Y22]/[.U22]" office:value-type="string" office:string-value="" calcext:value-type="error">
            <text:p>#DIV/0!</text:p>
          </table:table-cell>
          <table:table-cell table:formula="of:=MAX([.N22:.Q22])" office:value-type="float" office:value="0.00000542274545189264" calcext:value-type="float">
            <text:p>5.42274545189264E-06</text:p>
          </table:table-cell>
          <table:table-cell table:formula="of:=[.Y22]+[.Z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7402929248829" calcext:value-type="float">
            <text:p>-0.147402929248829</text:p>
          </table:table-cell>
          <table:table-cell office:value-type="float" office:value="-0.147403554988962" calcext:value-type="float">
            <text:p>-0.147403554988962</text:p>
          </table:table-cell>
          <table:table-cell office:value-type="float" office:value="0.107639074325562" calcext:value-type="float">
            <text:p>0.107639074325562</text:p>
          </table:table-cell>
          <table:table-cell office:value-type="float" office:value="0.108228921890259" calcext:value-type="float">
            <text:p>0.108228921890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_d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469034281819214" calcext:value-type="float">
            <text:p>4.69034281819214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<text:s/></text:p>
          </table:table-cell>
          <table:table-cell table:formula="of:=([.X23]=&quot;Optimal&quot;)" office:value-type="boolean" office:boolean-value="false" calcext:value-type="boolean">
            <text:p>FALSE</text:p>
          </table:table-cell>
          <table:table-cell table:formula="of:=[.U23]-[.V23]-[.W23]" office:value-type="string" office:string-value="" calcext:value-type="error">
            <text:p>#VALUE!</text:p>
          </table:table-cell>
          <table:table-cell table:formula="of:=[.Y23]/[.U23]" office:value-type="string" office:string-value="" calcext:value-type="error">
            <text:p>#DIV/0!</text:p>
          </table:table-cell>
          <table:table-cell table:formula="of:=MAX([.N23:.Q23])" office:value-type="float" office:value="0.00000469034281819214" calcext:value-type="float">
            <text:p>4.69034281819214E-06</text:p>
          </table:table-cell>
          <table:table-cell table:formula="of:=[.Y23]+[.Z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8791709066578" calcext:value-type="float">
            <text:p>-0.148791709066578</text:p>
          </table:table-cell>
          <table:table-cell office:value-type="float" office:value="-0.148789876209472" calcext:value-type="float">
            <text:p>-0.148789876209472</text:p>
          </table:table-cell>
          <table:table-cell office:value-type="float" office:value="0.428537130355835" calcext:value-type="float">
            <text:p>0.428537130355835</text:p>
          </table:table-cell>
          <table:table-cell office:value-type="float" office:value="0.429411888122559" calcext:value-type="float">
            <text:p>0.429411888122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_e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803223391088875" calcext:value-type="float">
            <text:p>8.03223391088875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/></text:p>
          </table:table-cell>
          <table:table-cell table:formula="of:=([.X24]=&quot;Optimal&quot;)" office:value-type="boolean" office:boolean-value="false" calcext:value-type="boolean">
            <text:p>FALSE</text:p>
          </table:table-cell>
          <table:table-cell table:formula="of:=[.U24]-[.V24]-[.W24]" office:value-type="string" office:string-value="" calcext:value-type="error">
            <text:p>#VALUE!</text:p>
          </table:table-cell>
          <table:table-cell table:formula="of:=[.Y24]/[.U24]" office:value-type="string" office:string-value="" calcext:value-type="error">
            <text:p>#DIV/0!</text:p>
          </table:table-cell>
          <table:table-cell table:formula="of:=MAX([.N24:.Q24])" office:value-type="float" office:value="0.00000803223391088875" calcext:value-type="float">
            <text:p>8.03223391088875E-06</text:p>
          </table:table-cell>
          <table:table-cell table:formula="of:=[.Y24]+[.Z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70001217087492" calcext:value-type="float">
            <text:p>-0.170001217087492</text:p>
          </table:table-cell>
          <table:table-cell office:value-type="float" office:value="-0.169996909483951" calcext:value-type="float">
            <text:p>-0.169996909483951</text:p>
          </table:table-cell>
          <table:table-cell office:value-type="float" office:value="2.25086688995361" calcext:value-type="float">
            <text:p>2.25086688995361</text:p>
          </table:table-cell>
          <table:table-cell office:value-type="float" office:value="2.25348305702209" calcext:value-type="float">
            <text:p>2.25348305702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_f.txt</text:p>
          </table:table-cell>
          <table:table-cell office:value-type="string" calcext:value-type="string">
            <text:p><text:s/></text:p>
          </table:table-cell>
          <table:table-cell office:value-type="float" office:value="4.44089209850063E-016" calcext:value-type="float">
            <text:p>4.44089209850063E-16</text:p>
          </table:table-cell>
          <table:table-cell office:value-type="float" office:value="0.00000744755596080587" calcext:value-type="float">
            <text:p>7.44755596080587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<text:s/></text:p>
          </table:table-cell>
          <table:table-cell table:formula="of:=([.X25]=&quot;Optimal&quot;)" office:value-type="boolean" office:boolean-value="false" calcext:value-type="boolean">
            <text:p>FALSE</text:p>
          </table:table-cell>
          <table:table-cell table:formula="of:=[.U25]-[.V25]-[.W25]" office:value-type="string" office:string-value="" calcext:value-type="error">
            <text:p>#VALUE!</text:p>
          </table:table-cell>
          <table:table-cell table:formula="of:=[.Y25]/[.U25]" office:value-type="string" office:string-value="" calcext:value-type="error">
            <text:p>#DIV/0!</text:p>
          </table:table-cell>
          <table:table-cell table:formula="of:=MAX([.N25:.Q25])" office:value-type="float" office:value="0.00000744755596080587" calcext:value-type="float">
            <text:p>7.44755596080587E-06</text:p>
          </table:table-cell>
          <table:table-cell table:formula="of:=[.Y25]+[.Z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837964729267029" calcext:value-type="float">
            <text:p>-0.083796472926703</text:p>
          </table:table-cell>
          <table:table-cell office:value-type="float" office:value="0.0237710475921631" calcext:value-type="float">
            <text:p>0.023771047592163</text:p>
          </table:table-cell>
          <table:table-cell office:value-type="float" office:value="0.0241670608520508" calcext:value-type="float">
            <text:p>0.02416706085205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_a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543526774653136" calcext:value-type="float">
            <text:p>5.43526774653136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6" calcext:value-type="float">
            <text:p>0.0216</text:p>
          </table:table-cell>
          <table:table-cell office:value-type="float" office:value="6" calcext:value-type="float">
            <text:p>6</text:p>
          </table:table-cell>
          <table:table-cell table:formula="of:=([.X26]=&quot;Optimal&quot;)" office:value-type="boolean" office:boolean-value="false" calcext:value-type="boolean">
            <text:p>FALSE</text:p>
          </table:table-cell>
          <table:table-cell table:formula="of:=[.U26]-[.V26]-[.W26]" office:value-type="string" office:string-value="" calcext:value-type="error">
            <text:p>#VALUE!</text:p>
          </table:table-cell>
          <table:table-cell table:formula="of:=[.Y26]/[.U26]" office:value-type="string" office:string-value="" calcext:value-type="error">
            <text:p>#DIV/0!</text:p>
          </table:table-cell>
          <table:table-cell table:formula="of:=MAX([.N26:.Q26])" office:value-type="float" office:value="0.00000543526774653136" calcext:value-type="float">
            <text:p>5.43526774653136E-06</text:p>
          </table:table-cell>
          <table:table-cell table:formula="of:=[.Y26]+[.Z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10850781343134" calcext:value-type="float">
            <text:p>-0.110850781343134</text:p>
          </table:table-cell>
          <table:table-cell office:value-type="float" office:value="-0.110851033759947" calcext:value-type="float">
            <text:p>-0.110851033759947</text:p>
          </table:table-cell>
          <table:table-cell office:value-type="float" office:value="0.448657035827637" calcext:value-type="float">
            <text:p>0.448657035827637</text:p>
          </table:table-cell>
          <table:table-cell office:value-type="float" office:value="0.449040174484253" calcext:value-type="float">
            <text:p>0.44904017448425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_b.txt</text:p>
          </table:table-cell>
          <table:table-cell office:value-type="string" calcext:value-type="string">
            <text:p><text:s/>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.00000546799221465971" calcext:value-type="float">
            <text:p>5.46799221465971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" calcext:value-type="float">
            <text:p>0.444</text:p>
          </table:table-cell>
          <table:table-cell office:value-type="float" office:value="9" calcext:value-type="float">
            <text:p>9</text:p>
          </table:table-cell>
          <table:table-cell table:formula="of:=([.X27]=&quot;Optimal&quot;)" office:value-type="boolean" office:boolean-value="false" calcext:value-type="boolean">
            <text:p>FALSE</text:p>
          </table:table-cell>
          <table:table-cell table:formula="of:=[.U27]-[.V27]-[.W27]" office:value-type="string" office:string-value="" calcext:value-type="error">
            <text:p>#VALUE!</text:p>
          </table:table-cell>
          <table:table-cell table:formula="of:=[.Y27]/[.U27]" office:value-type="string" office:string-value="" calcext:value-type="error">
            <text:p>#DIV/0!</text:p>
          </table:table-cell>
          <table:table-cell table:formula="of:=MAX([.N27:.Q27])" office:value-type="float" office:value="0.00000546799221465971" calcext:value-type="float">
            <text:p>5.46799221465971E-06</text:p>
          </table:table-cell>
          <table:table-cell table:formula="of:=[.Y27]+[.Z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387871993139" calcext:value-type="float">
            <text:p>-0.13387871993139</text:p>
          </table:table-cell>
          <table:table-cell office:value-type="float" office:value="-0.133879046474016" calcext:value-type="float">
            <text:p>-0.133879046474016</text:p>
          </table:table-cell>
          <table:table-cell office:value-type="float" office:value="5.12793111801147" calcext:value-type="float">
            <text:p>5.12793111801147</text:p>
          </table:table-cell>
          <table:table-cell office:value-type="float" office:value="5.12847113609314" calcext:value-type="float">
            <text:p>5.1284711360931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_c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87263227711229" calcext:value-type="float">
            <text:p>8.7263227711229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10" calcext:value-type="float">
            <text:p>10</text:p>
          </table:table-cell>
          <table:table-cell table:formula="of:=([.X28]=&quot;Optimal&quot;)" office:value-type="boolean" office:boolean-value="false" calcext:value-type="boolean">
            <text:p>FALSE</text:p>
          </table:table-cell>
          <table:table-cell table:formula="of:=[.U28]-[.V28]-[.W28]" office:value-type="string" office:string-value="" calcext:value-type="error">
            <text:p>#VALUE!</text:p>
          </table:table-cell>
          <table:table-cell table:formula="of:=[.Y28]/[.U28]" office:value-type="string" office:string-value="" calcext:value-type="error">
            <text:p>#DIV/0!</text:p>
          </table:table-cell>
          <table:table-cell table:formula="of:=MAX([.N28:.Q28])" office:value-type="float" office:value="0.0000087263227711229" calcext:value-type="float">
            <text:p>8.7263227711229E-06</text:p>
          </table:table-cell>
          <table:table-cell table:formula="of:=[.Y28]+[.Z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7403260115402" calcext:value-type="float">
            <text:p>-0.147403260115402</text:p>
          </table:table-cell>
          <table:table-cell office:value-type="float" office:value="-0.147403279270612" calcext:value-type="float">
            <text:p>-0.147403279270612</text:p>
          </table:table-cell>
          <table:table-cell office:value-type="float" office:value="1.01571297645569" calcext:value-type="float">
            <text:p>1.01571297645569</text:p>
          </table:table-cell>
          <table:table-cell office:value-type="float" office:value="1.01625609397888" calcext:value-type="float">
            <text:p>1.0162560939788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_d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563029314469554" calcext:value-type="float">
            <text:p>5.63029314469554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7" calcext:value-type="float">
            <text:p>0.997</text:p>
          </table:table-cell>
          <table:table-cell office:value-type="float" office:value="10" calcext:value-type="float">
            <text:p>10</text:p>
          </table:table-cell>
          <table:table-cell table:formula="of:=([.X29]=&quot;Optimal&quot;)" office:value-type="boolean" office:boolean-value="false" calcext:value-type="boolean">
            <text:p>FALSE</text:p>
          </table:table-cell>
          <table:table-cell table:formula="of:=[.U29]-[.V29]-[.W29]" office:value-type="string" office:string-value="" calcext:value-type="error">
            <text:p>#VALUE!</text:p>
          </table:table-cell>
          <table:table-cell table:formula="of:=[.Y29]/[.U29]" office:value-type="string" office:string-value="" calcext:value-type="error">
            <text:p>#DIV/0!</text:p>
          </table:table-cell>
          <table:table-cell table:formula="of:=MAX([.N29:.Q29])" office:value-type="float" office:value="0.00000563029314469554" calcext:value-type="float">
            <text:p>5.63029314469554E-06</text:p>
          </table:table-cell>
          <table:table-cell table:formula="of:=[.Y29]+[.Z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148789352578097" calcext:value-type="float">
            <text:p>-0.148789352578097</text:p>
          </table:table-cell>
          <table:table-cell office:value-type="float" office:value="5.72391414642334" calcext:value-type="float">
            <text:p>5.72391414642334</text:p>
          </table:table-cell>
          <table:table-cell office:value-type="float" office:value="5.72481393814087" calcext:value-type="float">
            <text:p>5.7248139381408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_e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270566228920133" calcext:value-type="float">
            <text:p>2.70566228920133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6" calcext:value-type="float">
            <text:p>5.66</text:p>
          </table:table-cell>
          <table:table-cell office:value-type="float" office:value="11" calcext:value-type="float">
            <text:p>11</text:p>
          </table:table-cell>
          <table:table-cell table:formula="of:=([.X30]=&quot;Optimal&quot;)" office:value-type="boolean" office:boolean-value="false" calcext:value-type="boolean">
            <text:p>FALSE</text:p>
          </table:table-cell>
          <table:table-cell table:formula="of:=[.U30]-[.V30]-[.W30]" office:value-type="string" office:string-value="" calcext:value-type="error">
            <text:p>#VALUE!</text:p>
          </table:table-cell>
          <table:table-cell table:formula="of:=[.Y30]/[.U30]" office:value-type="string" office:string-value="" calcext:value-type="error">
            <text:p>#DIV/0!</text:p>
          </table:table-cell>
          <table:table-cell table:formula="of:=MAX([.N30:.Q30])" office:value-type="float" office:value="0.00000270566228920133" calcext:value-type="float">
            <text:p>2.70566228920133E-06</text:p>
          </table:table-cell>
          <table:table-cell table:formula="of:=[.Y30]+[.Z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1699999342238" calcext:value-type="float">
            <text:p>-0.1699999342238</text:p>
          </table:table-cell>
          <table:table-cell office:value-type="float" office:value="23.1788120269775" calcext:value-type="float">
            <text:p>23.1788120269775</text:p>
          </table:table-cell>
          <table:table-cell office:value-type="float" office:value="23.1814858913422" calcext:value-type="float">
            <text:p>23.181485891342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_f.txt</text:p>
          </table:table-cell>
          <table:table-cell office:value-type="string" calcext:value-type="string">
            <text:p><text:s/></text:p>
          </table:table-cell>
          <table:table-cell office:value-type="float" office:value="4.44089209850063E-016" calcext:value-type="float">
            <text:p>4.44089209850063E-16</text:p>
          </table:table-cell>
          <table:table-cell office:value-type="float" office:value="0.0000097224011684563" calcext:value-type="float">
            <text:p>9.7224011684563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([.X31]=&quot;Optimal&quot;)" office:value-type="boolean" office:boolean-value="false" calcext:value-type="boolean">
            <text:p>FALSE</text:p>
          </table:table-cell>
          <table:table-cell table:formula="of:=[.U31]-[.V31]-[.W31]" office:value-type="string" office:string-value="" calcext:value-type="error">
            <text:p>#VALUE!</text:p>
          </table:table-cell>
          <table:table-cell table:formula="of:=[.Y31]/[.U31]" office:value-type="string" office:string-value="" calcext:value-type="error">
            <text:p>#DIV/0!</text:p>
          </table:table-cell>
          <table:table-cell table:formula="of:=MAX([.N31:.Q31])" office:value-type="float" office:value="0.0000097224011684563" calcext:value-type="float">
            <text:p>9.7224011684563E-06</text:p>
          </table:table-cell>
          <table:table-cell table:formula="of:=[.Y31]+[.Z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38052685794922" calcext:value-type="float">
            <text:p>-0.083805268579492</text:p>
          </table:table-cell>
          <table:table-cell office:value-type="float" office:value="-0.0837378770245961" calcext:value-type="float">
            <text:p>-0.083737877024596</text:p>
          </table:table-cell>
          <table:table-cell office:value-type="float" office:value="0.0142459869384766" calcext:value-type="float">
            <text:p>0.014245986938477</text:p>
          </table:table-cell>
          <table:table-cell office:value-type="float" office:value="0.0146911144256592" calcext:value-type="float">
            <text:p>0.01469111442565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_a.txt</text:p>
          </table:table-cell>
          <table:table-cell office:value-type="string" calcext:value-type="string">
            <text:p><text:s/></text:p>
          </table:table-cell>
          <table:table-cell office:value-type="float" office:value="0.000157922322779933" calcext:value-type="float">
            <text:p>0.00015792232278</text:p>
          </table:table-cell>
          <table:table-cell office:value-type="float" office:value="0.000160291235278436" calcext:value-type="float">
            <text:p>0.000160291235278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903" calcext:value-type="float">
            <text:p>0.00903</text:p>
          </table:table-cell>
          <table:table-cell office:value-type="float" office:value="2" calcext:value-type="float">
            <text:p>2</text:p>
          </table:table-cell>
          <table:table-cell table:formula="of:=([.X32]=&quot;Optimal&quot;)" office:value-type="boolean" office:boolean-value="true" calcext:value-type="boolean">
            <text:p>TRUE</text:p>
          </table:table-cell>
          <table:table-cell table:formula="of:=[.U32]-[.V32]-[.W32]" office:value-type="float" office:value="0" calcext:value-type="float">
            <text:p>0</text:p>
          </table:table-cell>
          <table:table-cell table:formula="of:=[.Y32]/[.U32]" office:value-type="float" office:value="0.00107" calcext:value-type="float">
            <text:p>0.00107</text:p>
          </table:table-cell>
          <table:table-cell table:formula="of:=MAX([.N32:.Q32])" office:value-type="float" office:value="0.000160291235278436" calcext:value-type="float">
            <text:p>0.000160291235278</text:p>
          </table:table-cell>
          <table:table-cell table:formula="of:=[.Y32]+[.Z32]" office:value-type="float" office:value="0.00363" calcext:value-type="float">
            <text:p>0.00363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10850221374248" calcext:value-type="float">
            <text:p>-0.110850221374248</text:p>
          </table:table-cell>
          <table:table-cell office:value-type="float" office:value="-0.110829392321791" calcext:value-type="float">
            <text:p>-0.110829392321791</text:p>
          </table:table-cell>
          <table:table-cell office:value-type="float" office:value="0.0984911918640137" calcext:value-type="float">
            <text:p>0.098491191864014</text:p>
          </table:table-cell>
          <table:table-cell office:value-type="float" office:value="0.0989270210266113" calcext:value-type="float">
            <text:p>0.09892702102661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_b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7906375408262" calcext:value-type="float">
            <text:p>7.906375408262E-07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805" calcext:value-type="float">
            <text:p>0.0805</text:p>
          </table:table-cell>
          <table:table-cell office:value-type="float" office:value="3" calcext:value-type="float">
            <text:p>3</text:p>
          </table:table-cell>
          <table:table-cell table:formula="of:=([.X33]=&quot;Optimal&quot;)" office:value-type="boolean" office:boolean-value="true" calcext:value-type="boolean">
            <text:p>TRUE</text:p>
          </table:table-cell>
          <table:table-cell table:formula="of:=[.U33]-[.V33]-[.W33]" office:value-type="float" office:value="0" calcext:value-type="float">
            <text:p>0</text:p>
          </table:table-cell>
          <table:table-cell table:formula="of:=[.Y33]/[.U33]" office:value-type="float" office:value="0.00366666666666667" calcext:value-type="float">
            <text:p>0.003666666666667</text:p>
          </table:table-cell>
          <table:table-cell table:formula="of:=MAX([.N33:.Q33])" office:value-type="float" office:value="0.0000007906375408262" calcext:value-type="float">
            <text:p>7.906375408262E-07</text:p>
          </table:table-cell>
          <table:table-cell table:formula="of:=[.Y33]+[.Z33]" office:value-type="float" office:value="0.01498" calcext:value-type="float">
            <text:p>0.01498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3991998289502" calcext:value-type="float">
            <text:p>-0.133991998289502</text:p>
          </table:table-cell>
          <table:table-cell office:value-type="float" office:value="-0.133878065962186" calcext:value-type="float">
            <text:p>-0.133878065962186</text:p>
          </table:table-cell>
          <table:table-cell office:value-type="float" office:value="2.19722294807434" calcext:value-type="float">
            <text:p>2.19722294807434</text:p>
          </table:table-cell>
          <table:table-cell office:value-type="float" office:value="2.1977391242981" calcext:value-type="float">
            <text:p>2.197739124298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_c.txt</text:p>
          </table:table-cell>
          <table:table-cell office:value-type="string" calcext:value-type="string">
            <text:p><text:s/></text:p>
          </table:table-cell>
          <table:table-cell office:value-type="float" office:value="0.000237391273212838" calcext:value-type="float">
            <text:p>0.000237391273213</text:p>
          </table:table-cell>
          <table:table-cell office:value-type="float" office:value="0.000337714951909936" calcext:value-type="float">
            <text:p>0.00033771495191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2.17" calcext:value-type="float">
            <text:p>2.17</text:p>
          </table:table-cell>
          <table:table-cell office:value-type="float" office:value="4" calcext:value-type="float">
            <text:p>4</text:p>
          </table:table-cell>
          <table:table-cell table:formula="of:=([.X34]=&quot;Optimal&quot;)" office:value-type="boolean" office:boolean-value="true" calcext:value-type="boolean">
            <text:p>TRUE</text:p>
          </table:table-cell>
          <table:table-cell table:formula="of:=[.U34]-[.V34]-[.W34]" office:value-type="float" office:value="0" calcext:value-type="float">
            <text:p>0</text:p>
          </table:table-cell>
          <table:table-cell table:formula="of:=[.Y34]/[.U34]" office:value-type="float" office:value="0.004525" calcext:value-type="float">
            <text:p>0.004525</text:p>
          </table:table-cell>
          <table:table-cell table:formula="of:=MAX([.N34:.Q34])" office:value-type="float" office:value="0.000337714951909936" calcext:value-type="float">
            <text:p>0.00033771495191</text:p>
          </table:table-cell>
          <table:table-cell table:formula="of:=[.Y34]+[.Z34]" office:value-type="float" office:value="0.02333" calcext:value-type="float">
            <text:p>0.02333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7422756368827" calcext:value-type="float">
            <text:p>-0.147422756368827</text:p>
          </table:table-cell>
          <table:table-cell office:value-type="float" office:value="-0.147309646752224" calcext:value-type="float">
            <text:p>-0.147309646752224</text:p>
          </table:table-cell>
          <table:table-cell office:value-type="float" office:value="0.106685161590576" calcext:value-type="float">
            <text:p>0.106685161590576</text:p>
          </table:table-cell>
          <table:table-cell office:value-type="float" office:value="0.107306003570557" calcext:value-type="float">
            <text:p>0.10730600357055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_d.txt</text:p>
          </table:table-cell>
          <table:table-cell office:value-type="string" calcext:value-type="string">
            <text:p><text:s/></text:p>
          </table:table-cell>
          <table:table-cell office:value-type="float" office:value="0.00079805291582611" calcext:value-type="float">
            <text:p>0.000798052915826</text:p>
          </table:table-cell>
          <table:table-cell office:value-type="float" office:value="0.000000966916269121154" calcext:value-type="float">
            <text:p>9.66916269121154E-07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589" calcext:value-type="float">
            <text:p>0.0589</text:p>
          </table:table-cell>
          <table:table-cell office:value-type="float" office:value="1" calcext:value-type="float">
            <text:p>1</text:p>
          </table:table-cell>
          <table:table-cell table:formula="of:=([.X35]=&quot;Optimal&quot;)" office:value-type="boolean" office:boolean-value="true" calcext:value-type="boolean">
            <text:p>TRUE</text:p>
          </table:table-cell>
          <table:table-cell table:formula="of:=[.U35]-[.V35]-[.W35]" office:value-type="float" office:value="0" calcext:value-type="float">
            <text:p>0</text:p>
          </table:table-cell>
          <table:table-cell table:formula="of:=[.Y35]/[.U35]" office:value-type="float" office:value="0.0209" calcext:value-type="float">
            <text:p>0.0209</text:p>
          </table:table-cell>
          <table:table-cell table:formula="of:=MAX([.N35:.Q35])" office:value-type="float" office:value="0.000000966916269121154" calcext:value-type="float">
            <text:p>9.66916269121154E-07</text:p>
          </table:table-cell>
          <table:table-cell table:formula="of:=[.Y35]+[.Z35]" office:value-type="float" office:value="0.0315" calcext:value-type="float">
            <text:p>0.0315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880415857323" calcext:value-type="float">
            <text:p>-0.14880415857323</text:p>
          </table:table-cell>
          <table:table-cell office:value-type="float" office:value="-0.148789546180353" calcext:value-type="float">
            <text:p>-0.148789546180353</text:p>
          </table:table-cell>
          <table:table-cell office:value-type="float" office:value="0.377328872680664" calcext:value-type="float">
            <text:p>0.377328872680664</text:p>
          </table:table-cell>
          <table:table-cell office:value-type="float" office:value="0.378207921981811" calcext:value-type="float">
            <text:p>0.37820792198181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_e.txt</text:p>
          </table:table-cell>
          <table:table-cell office:value-type="string" calcext:value-type="string">
            <text:p><text:s/></text:p>
          </table:table-cell>
          <table:table-cell office:value-type="float" office:value="0.000753437023082393" calcext:value-type="float">
            <text:p>0.00075343702308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592" calcext:value-type="float">
            <text:p>0.0592</text:p>
          </table:table-cell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  <table:table-cell table:formula="of:=([.X36]=&quot;Optimal&quot;)" office:value-type="boolean" office:boolean-value="true" calcext:value-type="boolean">
            <text:p>TRUE</text:p>
          </table:table-cell>
          <table:table-cell table:formula="of:=[.U36]-[.V36]-[.W36]" office:value-type="float" office:value="0" calcext:value-type="float">
            <text:p>0</text:p>
          </table:table-cell>
          <table:table-cell table:formula="of:=[.Y36]/[.U36]" office:value-type="float" office:value="0.0678" calcext:value-type="float">
            <text:p>0.0678</text:p>
          </table:table-cell>
          <table:table-cell table:formula="of:=MAX([.N36:.Q36])" office:value-type="float" office:value="0" calcext:value-type="float">
            <text:p>0</text:p>
          </table:table-cell>
          <table:table-cell table:formula="of:=[.Y36]+[.Z36]" office:value-type="float" office:value="0.127" calcext:value-type="float">
            <text:p>0.127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70010474227317" calcext:value-type="float">
            <text:p>-0.170010474227317</text:p>
          </table:table-cell>
          <table:table-cell office:value-type="float" office:value="-0.169994396812222" calcext:value-type="float">
            <text:p>-0.169994396812222</text:p>
          </table:table-cell>
          <table:table-cell office:value-type="float" office:value="2.23578500747681" calcext:value-type="float">
            <text:p>2.23578500747681</text:p>
          </table:table-cell>
          <table:table-cell office:value-type="float" office:value="2.23821187019348" calcext:value-type="float">
            <text:p>2.2382118701934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_f.txt</text:p>
          </table:table-cell>
          <table:table-cell office:value-type="string" calcext:value-type="string">
            <text:p><text:s/></text:p>
          </table:table-cell>
          <table:table-cell office:value-type="float" office:value="0.00110854524964332" calcext:value-type="float">
            <text:p>0.0011085452496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26" calcext:value-type="float">
            <text:p>0.26</text:p>
          </table:table-cell>
          <table:table-cell office:value-type="float" office:value="0.336" calcext:value-type="float">
            <text:p>0.336</text:p>
          </table:table-cell>
          <table:table-cell office:value-type="float" office:value="1.56" calcext:value-type="float">
            <text:p>1.56</text:p>
          </table:table-cell>
          <table:table-cell office:value-type="float" office:value="1" calcext:value-type="float">
            <text:p>1</text:p>
          </table:table-cell>
          <table:table-cell table:formula="of:=([.X37]=&quot;Optimal&quot;)" office:value-type="boolean" office:boolean-value="true" calcext:value-type="boolean">
            <text:p>TRUE</text:p>
          </table:table-cell>
          <table:table-cell table:formula="of:=[.U37]-[.V37]-[.W37]" office:value-type="float" office:value="0" calcext:value-type="float">
            <text:p>0</text:p>
          </table:table-cell>
          <table:table-cell table:formula="of:=[.Y37]/[.U37]" office:value-type="float" office:value="0.26" calcext:value-type="float">
            <text:p>0.26</text:p>
          </table:table-cell>
          <table:table-cell table:formula="of:=MAX([.N37:.Q37])" office:value-type="float" office:value="0" calcext:value-type="float">
            <text:p>0</text:p>
          </table:table-cell>
          <table:table-cell table:formula="of:=[.Y37]+[.Z37]"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PAJ_CPLEX_ECOS_msd</text:p>
          </table:table-cell>
          <table:table-cell office:value-type="string" calcext:value-type="string">
            <text:p>multiportfolio_socexp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44322497786784" calcext:value-type="float">
            <text:p>-0.084432249778678</text:p>
          </table:table-cell>
          <table:table-cell office:value-type="float" office:value="-0.0844322111414498" calcext:value-type="float">
            <text:p>-0.08443221114145</text:p>
          </table:table-cell>
          <table:table-cell office:value-type="float" office:value="0.0135338306427002" calcext:value-type="float">
            <text:p>0.0135338306427</text:p>
          </table:table-cell>
          <table:table-cell office:value-type="float" office:value="0.0138850212097168" calcext:value-type="float">
            <text:p>0.0138850212097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ECOS_msd.multiportfolio_socexp_a.txt</text:p>
          </table:table-cell>
          <table:table-cell office:value-type="string" calcext:value-type="string">
            <text:p><text:s/></text:p>
          </table:table-cell>
          <table:table-cell office:value-type="float" office:value="0.000000000165787831596723" calcext:value-type="float">
            <text:p>1.65787831596723E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000115663212341133" calcext:value-type="float">
            <text:p>1.15663212341133E-09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508" calcext:value-type="float">
            <text:p>0.00508</text:p>
          </table:table-cell>
          <table:table-cell office:value-type="float" office:value="0.0078" calcext:value-type="float">
            <text:p>0.0078</text:p>
          </table:table-cell>
          <table:table-cell office:value-type="string" calcext:value-type="string">
            <text:p><text:s/></text:p>
          </table:table-cell>
          <table:table-cell table:formula="of:=([.X38]=&quot;Optimal&quot;)" office:value-type="boolean" office:boolean-value="true" calcext:value-type="boolean">
            <text:p>TRUE</text:p>
          </table:table-cell>
          <table:table-cell table:formula="of:=[.U38]-[.V38]-[.W38]" office:value-type="float" office:value="0" calcext:value-type="float">
            <text:p>0</text:p>
          </table:table-cell>
          <table:table-cell table:formula="of:=[.Y38]/[.U38]" office:value-type="float" office:value="0.00223" calcext:value-type="float">
            <text:p>0.00223</text:p>
          </table:table-cell>
          <table:table-cell table:formula="of:=MAX([.N38:.Q38])" office:value-type="float" office:value="0.00000000115663212341133" calcext:value-type="float">
            <text:p>1.15663212341133E-09</text:p>
          </table:table-cell>
          <table:table-cell table:formula="of:=[.Y38]+[.Z38]" office:value-type="float" office:value="0.00954" calcext:value-type="float">
            <text:p>0.00954</text:p>
          </table:table-cell>
        </table:table-row>
        <table:table-row table:style-name="ro1">
          <table:table-cell office:value-type="string" calcext:value-type="string">
            <text:p>PAJ_CPLEX_ECOS_msd</text:p>
          </table:table-cell>
          <table:table-cell office:value-type="string" calcext:value-type="string">
            <text:p>multiportfolio_socexp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969365181496032" calcext:value-type="float">
            <text:p>-0.096936518149603</text:p>
          </table:table-cell>
          <table:table-cell office:value-type="float" office:value="-0.0969367544704579" calcext:value-type="float">
            <text:p>-0.096936754470458</text:p>
          </table:table-cell>
          <table:table-cell office:value-type="float" office:value="0.171580076217651" calcext:value-type="float">
            <text:p>0.171580076217651</text:p>
          </table:table-cell>
          <table:table-cell office:value-type="float" office:value="0.172039985656738" calcext:value-type="float">
            <text:p>0.17203998565673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J_CPLEX_ECOS_msd.multiportfolio_socexp_b.txt</text:p>
          </table:table-cell>
          <table:table-cell office:value-type="string" calcext:value-type="string">
            <text:p><text:s/></text:p>
          </table:table-cell>
          <table:table-cell office:value-type="float" office:value="0.0000000000702135088351957" calcext:value-type="float">
            <text:p>7.02135088351957E-11</text:p>
          </table:table-cell>
          <table:table-cell office:value-type="float" office:value="0.000000000164922984990934" calcext:value-type="float">
            <text:p>1.64922984990934E-10</text:p>
          </table:table-cell>
          <table:table-cell office:value-type="string" calcext:value-type="string">
            <text:p>-Inf</text:p>
          </table:table-cell>
          <table:table-cell office:value-type="float" office:value="0.000000000472754724256674" calcext:value-type="float">
            <text:p>4.72754724256674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<text:s/></text:p>
          </table:table-cell>
          <table:table-cell table:formula="of:=([.X39]=&quot;Optimal&quot;)" office:value-type="boolean" office:boolean-value="true" calcext:value-type="boolean">
            <text:p>TRUE</text:p>
          </table:table-cell>
          <table:table-cell table:formula="of:=[.U39]-[.V39]-[.W39]" office:value-type="float" office:value="0" calcext:value-type="float">
            <text:p>0</text:p>
          </table:table-cell>
          <table:table-cell table:formula="of:=[.Y39]/[.U39]" office:value-type="float" office:value="0.00538" calcext:value-type="float">
            <text:p>0.00538</text:p>
          </table:table-cell>
          <table:table-cell table:formula="of:=MAX([.N39:.Q39])" office:value-type="float" office:value="0.000000000472754724256674" calcext:value-type="float">
            <text:p>4.72754724256674E-10</text:p>
          </table:table-cell>
          <table:table-cell table:formula="of:=[.Y39]+[.Z39]" office:value-type="float" office:value="0.0397" calcext:value-type="float">
            <text:p>0.0397</text:p>
          </table:table-cell>
        </table:table-row>
        <table:table-row table:style-name="ro1">
          <table:table-cell office:value-type="string" calcext:value-type="string">
            <text:p>PAJ_CPLEX_ECOS_msd</text:p>
          </table:table-cell>
          <table:table-cell office:value-type="string" calcext:value-type="string">
            <text:p>multiportfolio_socexp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23736354913852" calcext:value-type="float">
            <text:p>-0.123736354913852</text:p>
          </table:table-cell>
          <table:table-cell office:value-type="float" office:value="-0.123730956489392" calcext:value-type="float">
            <text:p>-0.123730956489392</text:p>
          </table:table-cell>
          <table:table-cell office:value-type="float" office:value="11.2225849628448" calcext:value-type="float">
            <text:p>11.2225849628448</text:p>
          </table:table-cell>
          <table:table-cell office:value-type="float" office:value="11.2232038974762" calcext:value-type="float">
            <text:p>11.2232038974762</text:p>
          </table:table-cell>
          <table:table-cell office:value-type="float" office:value="12546" calcext:value-type="float">
            <text:p>12546</text:p>
          </table:table-cell>
          <table:table-cell office:value-type="string" calcext:value-type="string">
            <text:p>PAJ_CPLEX_ECOS_msd.multiportfolio_socexp_c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154512979172461" calcext:value-type="float">
            <text:p>1.54512979172461E-06</text:p>
          </table:table-cell>
          <table:table-cell office:value-type="string" calcext:value-type="string">
            <text:p>-Inf</text:p>
          </table:table-cell>
          <table:table-cell office:value-type="float" office:value="0.00000144098802157266" calcext:value-type="float">
            <text:p>1.44098802157266E-06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302" calcext:value-type="float">
            <text:p>0.302</text:p>
          </table:table-cell>
          <table:table-cell office:value-type="float" office:value="0.0244" calcext:value-type="float">
            <text:p>0.0244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<text:s/></text:p>
          </table:table-cell>
          <table:table-cell table:formula="of:=([.X40]=&quot;Optimal&quot;)" office:value-type="boolean" office:boolean-value="true" calcext:value-type="boolean">
            <text:p>TRUE</text:p>
          </table:table-cell>
          <table:table-cell table:formula="of:=[.U40]-[.V40]-[.W40]" office:value-type="float" office:value="0" calcext:value-type="float">
            <text:p>0</text:p>
          </table:table-cell>
          <table:table-cell table:formula="of:=[.Y40]/[.U40]" office:value-type="float" office:value="0.0116153846153846" calcext:value-type="float">
            <text:p>0.011615384615385</text:p>
          </table:table-cell>
          <table:table-cell table:formula="of:=MAX([.N40:.Q40])" office:value-type="float" office:value="0.00000154512979172461" calcext:value-type="float">
            <text:p>1.54512979172461E-06</text:p>
          </table:table-cell>
          <table:table-cell table:formula="of:=[.Y40]+[.Z40]" office:value-type="float" office:value="0.3264" calcext:value-type="float">
            <text:p>0.3264</text:p>
          </table:table-cell>
        </table:table-row>
        <table:table-row table:style-name="ro1">
          <table:table-cell office:value-type="string" calcext:value-type="string">
            <text:p>PAJ_CPLEX_ECOS_msd</text:p>
          </table:table-cell>
          <table:table-cell office:value-type="string" calcext:value-type="string">
            <text:p>multiportfolio_socexp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9025999135935" calcext:value-type="float">
            <text:p>-0.139025999135935</text:p>
          </table:table-cell>
          <table:table-cell office:value-type="float" office:value="-0.13902711409227" calcext:value-type="float">
            <text:p>-0.13902711409227</text:p>
          </table:table-cell>
          <table:table-cell office:value-type="float" office:value="27.8284621238708" calcext:value-type="float">
            <text:p>27.8284621238708</text:p>
          </table:table-cell>
          <table:table-cell office:value-type="float" office:value="27.8292169570923" calcext:value-type="float">
            <text:p>27.8292169570923</text:p>
          </table:table-cell>
          <table:table-cell office:value-type="float" office:value="16697" calcext:value-type="float">
            <text:p>16697</text:p>
          </table:table-cell>
          <table:table-cell office:value-type="string" calcext:value-type="string">
            <text:p>PAJ_CPLEX_ECOS_msd.multiportfolio_socexp_d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424002628848091" calcext:value-type="float">
            <text:p>4.24002628848091E-06</text:p>
          </table:table-cell>
          <table:table-cell office:value-type="string" calcext:value-type="string">
            <text:p>-Inf</text:p>
          </table:table-cell>
          <table:table-cell office:value-type="float" office:value="0.000000332053396334686" calcext:value-type="float">
            <text:p>3.32053396334686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1.15" calcext:value-type="float">
            <text:p>1.15</text:p>
          </table:table-cell>
          <table:table-cell office:value-type="float" office:value="0.105" calcext:value-type="float">
            <text:p>0.105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<text:s/></text:p>
          </table:table-cell>
          <table:table-cell table:formula="of:=([.X41]=&quot;Optimal&quot;)" office:value-type="boolean" office:boolean-value="true" calcext:value-type="boolean">
            <text:p>TRUE</text:p>
          </table:table-cell>
          <table:table-cell table:formula="of:=[.U41]-[.V41]-[.W41]" office:value-type="float" office:value="0" calcext:value-type="float">
            <text:p>0</text:p>
          </table:table-cell>
          <table:table-cell table:formula="of:=[.Y41]/[.U41]" office:value-type="float" office:value="0.046" calcext:value-type="float">
            <text:p>0.046</text:p>
          </table:table-cell>
          <table:table-cell table:formula="of:=MAX([.N41:.Q41])" office:value-type="float" office:value="0.00000424002628848091" calcext:value-type="float">
            <text:p>4.24002628848091E-06</text:p>
          </table:table-cell>
          <table:table-cell table:formula="of:=[.Y41]+[.Z41]" office:value-type="float" office:value="1.255" calcext:value-type="float">
            <text:p>1.255</text:p>
          </table:table-cell>
        </table:table-row>
        <table:table-row table:style-name="ro1">
          <table:table-cell office:value-type="string" calcext:value-type="string">
            <text:p>PAJ_CPLEX_ECOS_msd</text:p>
          </table:table-cell>
          <table:table-cell office:value-type="string" calcext:value-type="string">
            <text:p>multiportfolio_socexp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Suboptimal</text:p>
          </table:table-cell>
          <table:table-cell office:value-type="float" office:value="-0.141528306029242" calcext:value-type="float">
            <text:p>-0.141528306029242</text:p>
          </table:table-cell>
          <table:table-cell office:value-type="float" office:value="-0.14153145416368" calcext:value-type="float">
            <text:p>-0.14153145416368</text:p>
          </table:table-cell>
          <table:table-cell office:value-type="float" office:value="10.4970059394836" calcext:value-type="float">
            <text:p>10.4970059394836</text:p>
          </table:table-cell>
          <table:table-cell office:value-type="float" office:value="10.4982929229736" calcext:value-type="float">
            <text:p>10.4982929229736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AJ_CPLEX_ECOS_msd.multiportfolio_socexp_e.txt</text:p>
          </table:table-cell>
          <table:table-cell office:value-type="string" calcext:value-type="string">
            <text:p><text:s/></text:p>
          </table:table-cell>
          <table:table-cell office:value-type="float" office:value="0.0000000000119701191233362" calcext:value-type="float">
            <text:p>1.19701191233362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0000169421143780824" calcext:value-type="float">
            <text:p>1.69421143780824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3.52" calcext:value-type="float">
            <text:p>3.52</text:p>
          </table:table-cell>
          <table:table-cell office:value-type="float" office:value="0.295" calcext:value-type="float">
            <text:p>0.295</text:p>
          </table:table-cell>
          <table:table-cell office:value-type="float" office:value="9.92" calcext:value-type="float">
            <text:p>9.92</text:p>
          </table:table-cell>
          <table:table-cell office:value-type="string" calcext:value-type="string">
            <text:p><text:s/></text:p>
          </table:table-cell>
          <table:table-cell table:formula="of:=([.X42]=&quot;Optimal&quot;)" office:value-type="boolean" office:boolean-value="true" calcext:value-type="boolean">
            <text:p>TRUE</text:p>
          </table:table-cell>
          <table:table-cell table:formula="of:=[.U42]-[.V42]-[.W42]" office:value-type="float" office:value="0" calcext:value-type="float">
            <text:p>0</text:p>
          </table:table-cell>
          <table:table-cell table:formula="of:=[.Y42]/[.U42]" office:value-type="float" office:value="0.15304347826087" calcext:value-type="float">
            <text:p>0.15304347826087</text:p>
          </table:table-cell>
          <table:table-cell table:formula="of:=MAX([.N42:.Q42])" office:value-type="float" office:value="0.000000000169421143780824" calcext:value-type="float">
            <text:p>1.69421143780824E-10</text:p>
          </table:table-cell>
          <table:table-cell table:formula="of:=[.Y42]+[.Z42]" office:value-type="float" office:value="3.815" calcext:value-type="float">
            <text:p>3.815</text:p>
          </table:table-cell>
        </table:table-row>
        <table:table-row table:style-name="ro1">
          <table:table-cell office:value-type="string" calcext:value-type="string">
            <text:p>PAJ_CPLEX_ECOS_msd</text:p>
          </table:table-cell>
          <table:table-cell office:value-type="string" calcext:value-type="string">
            <text:p>multiportfolio_socexp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Suboptimal</text:p>
          </table:table-cell>
          <table:table-cell office:value-type="float" office:value="-0.154984067963841" calcext:value-type="float">
            <text:p>-0.154984067963841</text:p>
          </table:table-cell>
          <table:table-cell office:value-type="float" office:value="-0.154986790337105" calcext:value-type="float">
            <text:p>-0.154986790337105</text:p>
          </table:table-cell>
          <table:table-cell office:value-type="float" office:value="16.7521460056305" calcext:value-type="float">
            <text:p>16.7521460056305</text:p>
          </table:table-cell>
          <table:table-cell office:value-type="float" office:value="16.7547888755798" calcext:value-type="float">
            <text:p>16.754788875579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J_CPLEX_ECOS_msd.multiportfolio_socexp_f.txt</text:p>
          </table:table-cell>
          <table:table-cell office:value-type="string" calcext:value-type="string">
            <text:p><text:s/></text:p>
          </table:table-cell>
          <table:table-cell office:value-type="float" office:value="0.0000000000183999109351629" calcext:value-type="float">
            <text:p>1.83999109351629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0000276385136999124" calcext:value-type="float">
            <text:p>2.76385136999124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10.8" calcext:value-type="float">
            <text:p>10.8</text:p>
          </table:table-cell>
          <table:table-cell office:value-type="float" office:value="1.82" calcext:value-type="float">
            <text:p>1.82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<text:s/></text:p>
          </table:table-cell>
          <table:table-cell table:formula="of:=([.X43]=&quot;Optimal&quot;)" office:value-type="boolean" office:boolean-value="true" calcext:value-type="boolean">
            <text:p>TRUE</text:p>
          </table:table-cell>
          <table:table-cell table:formula="of:=[.U43]-[.V43]-[.W43]" office:value-type="float" office:value="0" calcext:value-type="float">
            <text:p>0</text:p>
          </table:table-cell>
          <table:table-cell table:formula="of:=[.Y43]/[.U43]" office:value-type="float" office:value="0.9" calcext:value-type="float">
            <text:p>0.9</text:p>
          </table:table-cell>
          <table:table-cell table:formula="of:=MAX([.N43:.Q43])" office:value-type="float" office:value="0.000000000276385136999124" calcext:value-type="float">
            <text:p>2.76385136999124E-10</text:p>
          </table:table-cell>
          <table:table-cell table:formula="of:=[.Y43]+[.Z43]" office:value-type="float" office:value="12.62" calcext:value-type="float">
            <text:p>12.62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exp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44322497786784" calcext:value-type="float">
            <text:p>-0.084432249778678</text:p>
          </table:table-cell>
          <table:table-cell office:value-type="float" office:value="-0.0844322111414498" calcext:value-type="float">
            <text:p>-0.08443221114145</text:p>
          </table:table-cell>
          <table:table-cell office:value-type="float" office:value="0.0265350341796875" calcext:value-type="float">
            <text:p>0.026535034179688</text:p>
          </table:table-cell>
          <table:table-cell office:value-type="float" office:value="0.0268669128417969" calcext:value-type="float">
            <text:p>0.02686691284179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exp_a.txt</text:p>
          </table:table-cell>
          <table:table-cell office:value-type="string" calcext:value-type="string">
            <text:p><text:s/></text:p>
          </table:table-cell>
          <table:table-cell office:value-type="float" office:value="0.000000000165787831596723" calcext:value-type="float">
            <text:p>1.65787831596723E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000115663212341133" calcext:value-type="float">
            <text:p>1.15663212341133E-09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0505" calcext:value-type="float">
            <text:p>0.00505</text:p>
          </table:table-cell>
          <table:table-cell office:value-type="float" office:value="0.013" calcext:value-type="float">
            <text:p>0.013</text:p>
          </table:table-cell>
          <table:table-cell office:value-type="float" office:value="3" calcext:value-type="float">
            <text:p>3</text:p>
          </table:table-cell>
          <table:table-cell table:formula="of:=([.X44]=&quot;Optimal&quot;)" office:value-type="boolean" office:boolean-value="true" calcext:value-type="boolean">
            <text:p>TRUE</text:p>
          </table:table-cell>
          <table:table-cell table:formula="of:=[.U44]-[.V44]-[.W44]" office:value-type="float" office:value="0" calcext:value-type="float">
            <text:p>0</text:p>
          </table:table-cell>
          <table:table-cell table:formula="of:=[.Y44]/[.U44]" office:value-type="float" office:value="0.00228333333333333" calcext:value-type="float">
            <text:p>0.002283333333333</text:p>
          </table:table-cell>
          <table:table-cell table:formula="of:=MAX([.N44:.Q44])" office:value-type="float" office:value="0.00000000115663212341133" calcext:value-type="float">
            <text:p>1.15663212341133E-09</text:p>
          </table:table-cell>
          <table:table-cell table:formula="of:=[.Y44]+[.Z44]" office:value-type="float" office:value="0.0119" calcext:value-type="float">
            <text:p>0.0119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exp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969365181496032" calcext:value-type="float">
            <text:p>-0.096936518149603</text:p>
          </table:table-cell>
          <table:table-cell office:value-type="float" office:value="-0.0969365042298835" calcext:value-type="float">
            <text:p>-0.096936504229884</text:p>
          </table:table-cell>
          <table:table-cell office:value-type="float" office:value="0.20648193359375" calcext:value-type="float">
            <text:p>0.20648193359375</text:p>
          </table:table-cell>
          <table:table-cell office:value-type="float" office:value="0.206907987594604" calcext:value-type="float">
            <text:p>0.20690798759460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exp_b.txt</text:p>
          </table:table-cell>
          <table:table-cell office:value-type="string" calcext:value-type="string">
            <text:p><text:s/></text:p>
          </table:table-cell>
          <table:table-cell office:value-type="float" office:value="0.0000000000702135088351957" calcext:value-type="float">
            <text:p>7.02135088351957E-11</text:p>
          </table:table-cell>
          <table:table-cell office:value-type="float" office:value="0.000000000164922984990934" calcext:value-type="float">
            <text:p>1.64922984990934E-10</text:p>
          </table:table-cell>
          <table:table-cell office:value-type="string" calcext:value-type="string">
            <text:p>-Inf</text:p>
          </table:table-cell>
          <table:table-cell office:value-type="float" office:value="0.000000000472754724256674" calcext:value-type="float">
            <text:p>4.72754724256674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152" calcext:value-type="float">
            <text:p>0.152</text:p>
          </table:table-cell>
          <table:table-cell office:value-type="float" office:value="4" calcext:value-type="float">
            <text:p>4</text:p>
          </table:table-cell>
          <table:table-cell table:formula="of:=([.X45]=&quot;Optimal&quot;)" office:value-type="boolean" office:boolean-value="true" calcext:value-type="boolean">
            <text:p>TRUE</text:p>
          </table:table-cell>
          <table:table-cell table:formula="of:=[.U45]-[.V45]-[.W45]" office:value-type="float" office:value="0" calcext:value-type="float">
            <text:p>0</text:p>
          </table:table-cell>
          <table:table-cell table:formula="of:=[.Y45]/[.U45]" office:value-type="float" office:value="0.0096" calcext:value-type="float">
            <text:p>0.0096</text:p>
          </table:table-cell>
          <table:table-cell table:formula="of:=MAX([.N45:.Q45])" office:value-type="float" office:value="0.000000000472754724256674" calcext:value-type="float">
            <text:p>4.72754724256674E-10</text:p>
          </table:table-cell>
          <table:table-cell table:formula="of:=[.Y45]+[.Z45]" office:value-type="float" office:value="0.0512" calcext:value-type="float">
            <text:p>0.0512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exp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23727680948228" calcext:value-type="float">
            <text:p>-0.123727680948228</text:p>
          </table:table-cell>
          <table:table-cell office:value-type="float" office:value="-0.123728637435002" calcext:value-type="float">
            <text:p>-0.123728637435002</text:p>
          </table:table-cell>
          <table:table-cell office:value-type="float" office:value="43.5657391548157" calcext:value-type="float">
            <text:p>43.5657391548157</text:p>
          </table:table-cell>
          <table:table-cell office:value-type="float" office:value="43.5813930034638" calcext:value-type="float">
            <text:p>43.581393003463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exp_c.txt</text:p>
          </table:table-cell>
          <table:table-cell office:value-type="string" calcext:value-type="string">
            <text:p><text:s/></text:p>
          </table:table-cell>
          <table:table-cell office:value-type="float" office:value="0.0000000000262429559420158" calcext:value-type="float">
            <text:p>2.62429559420158E-11</text:p>
          </table:table-cell>
          <table:table-cell office:value-type="float" office:value="0.000000000408172967647502" calcext:value-type="float">
            <text:p>4.08172967647502E-10</text:p>
          </table:table-cell>
          <table:table-cell office:value-type="string" calcext:value-type="string">
            <text:p>-Inf</text:p>
          </table:table-cell>
          <table:table-cell office:value-type="float" office:value="0.000000000295708124653515" calcext:value-type="float">
            <text:p>2.95708124653515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877" calcext:value-type="float">
            <text:p>0.0877</text:p>
          </table:table-cell>
          <table:table-cell office:value-type="float" office:value="0.0241" calcext:value-type="float">
            <text:p>0.0241</text:p>
          </table:table-cell>
          <table:table-cell office:value-type="float" office:value="43.4" calcext:value-type="float">
            <text:p>43.4</text:p>
          </table:table-cell>
          <table:table-cell office:value-type="float" office:value="7" calcext:value-type="float">
            <text:p>7</text:p>
          </table:table-cell>
          <table:table-cell table:formula="of:=([.X46]=&quot;Optimal&quot;)" office:value-type="boolean" office:boolean-value="true" calcext:value-type="boolean">
            <text:p>TRUE</text:p>
          </table:table-cell>
          <table:table-cell table:formula="of:=[.U46]-[.V46]-[.W46]" office:value-type="float" office:value="0" calcext:value-type="float">
            <text:p>0</text:p>
          </table:table-cell>
          <table:table-cell table:formula="of:=[.Y46]/[.U46]" office:value-type="float" office:value="0.0125285714285714" calcext:value-type="float">
            <text:p>0.012528571428572</text:p>
          </table:table-cell>
          <table:table-cell table:formula="of:=MAX([.N46:.Q46])" office:value-type="float" office:value="0.000000000408172967647502" calcext:value-type="float">
            <text:p>4.08172967647502E-10</text:p>
          </table:table-cell>
          <table:table-cell table:formula="of:=[.Y46]+[.Z46]" office:value-type="float" office:value="0.1118" calcext:value-type="float">
            <text:p>0.1118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exp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9021411678667" calcext:value-type="float">
            <text:p>-0.139021411678667</text:p>
          </table:table-cell>
          <table:table-cell office:value-type="float" office:value="-0.139022358048208" calcext:value-type="float">
            <text:p>-0.139022358048208</text:p>
          </table:table-cell>
          <table:table-cell office:value-type="float" office:value="41.1259360313416" calcext:value-type="float">
            <text:p>41.1259360313416</text:p>
          </table:table-cell>
          <table:table-cell office:value-type="float" office:value="41.1266548633575" calcext:value-type="float">
            <text:p>41.12665486335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exp_d.txt</text:p>
          </table:table-cell>
          <table:table-cell office:value-type="string" calcext:value-type="string">
            <text:p><text:s/></text:p>
          </table:table-cell>
          <table:table-cell office:value-type="float" office:value="0.0000000000655520466467247" calcext:value-type="float">
            <text:p>6.55520466467247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0000845932879300904" calcext:value-type="float">
            <text:p>8.45932879300904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318" calcext:value-type="float">
            <text:p>0.318</text:p>
          </table:table-cell>
          <table:table-cell office:value-type="float" office:value="0.103" calcext:value-type="float">
            <text:p>0.103</text:p>
          </table:table-cell>
          <table:table-cell office:value-type="float" office:value="40.7" calcext:value-type="float">
            <text:p>40.7</text:p>
          </table:table-cell>
          <table:table-cell office:value-type="float" office:value="6" calcext:value-type="float">
            <text:p>6</text:p>
          </table:table-cell>
          <table:table-cell table:formula="of:=([.X47]=&quot;Optimal&quot;)" office:value-type="boolean" office:boolean-value="true" calcext:value-type="boolean">
            <text:p>TRUE</text:p>
          </table:table-cell>
          <table:table-cell table:formula="of:=[.U47]-[.V47]-[.W47]" office:value-type="float" office:value="0" calcext:value-type="float">
            <text:p>0</text:p>
          </table:table-cell>
          <table:table-cell table:formula="of:=[.Y47]/[.U47]" office:value-type="float" office:value="0.053" calcext:value-type="float">
            <text:p>0.053</text:p>
          </table:table-cell>
          <table:table-cell table:formula="of:=MAX([.N47:.Q47])" office:value-type="float" office:value="0.000000000845932879300904" calcext:value-type="float">
            <text:p>8.45932879300904E-10</text:p>
          </table:table-cell>
          <table:table-cell table:formula="of:=[.Y47]+[.Z47]" office:value-type="float" office:value="0.421" calcext:value-type="float">
            <text:p>0.421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exp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1528349228741" calcext:value-type="float">
            <text:p>-0.141528349228741</text:p>
          </table:table-cell>
          <table:table-cell office:value-type="float" office:value="-0.141529320855024" calcext:value-type="float">
            <text:p>-0.141529320855024</text:p>
          </table:table-cell>
          <table:table-cell office:value-type="float" office:value="46.5261540412903" calcext:value-type="float">
            <text:p>46.5261540412903</text:p>
          </table:table-cell>
          <table:table-cell office:value-type="float" office:value="46.5274648666382" calcext:value-type="float">
            <text:p>46.527464866638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exp_e.txt</text:p>
          </table:table-cell>
          <table:table-cell office:value-type="string" calcext:value-type="string">
            <text:p><text:s/></text:p>
          </table:table-cell>
          <table:table-cell office:value-type="float" office:value="6.66133814775094E-016" calcext:value-type="float">
            <text:p>6.66133814775094E-16</text:p>
          </table:table-cell>
          <table:table-cell office:value-type="float" office:value="0.00000009979636138302" calcext:value-type="float">
            <text:p>9.979636138302E-08</text:p>
          </table:table-cell>
          <table:table-cell office:value-type="string" calcext:value-type="string">
            <text:p>-Inf</text:p>
          </table:table-cell>
          <table:table-cell office:value-type="float" office:value="0.00000000158591872967406" calcext:value-type="float">
            <text:p>1.58591872967406E-09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1.11" calcext:value-type="float">
            <text:p>1.11</text:p>
          </table:table-cell>
          <table:table-cell office:value-type="float" office:value="0.296" calcext:value-type="float">
            <text:p>0.296</text:p>
          </table:table-cell>
          <table:table-cell office:value-type="float" office:value="45.1" calcext:value-type="float">
            <text:p>45.1</text:p>
          </table:table-cell>
          <table:table-cell office:value-type="float" office:value="7" calcext:value-type="float">
            <text:p>7</text:p>
          </table:table-cell>
          <table:table-cell table:formula="of:=([.X48]=&quot;Optimal&quot;)" office:value-type="boolean" office:boolean-value="true" calcext:value-type="boolean">
            <text:p>TRUE</text:p>
          </table:table-cell>
          <table:table-cell table:formula="of:=[.U48]-[.V48]-[.W48]" office:value-type="float" office:value="0" calcext:value-type="float">
            <text:p>0</text:p>
          </table:table-cell>
          <table:table-cell table:formula="of:=[.Y48]/[.U48]" office:value-type="float" office:value="0.158571428571429" calcext:value-type="float">
            <text:p>0.158571428571429</text:p>
          </table:table-cell>
          <table:table-cell table:formula="of:=MAX([.N48:.Q48])" office:value-type="float" office:value="0.00000009979636138302" calcext:value-type="float">
            <text:p>9.979636138302E-08</text:p>
          </table:table-cell>
          <table:table-cell table:formula="of:=[.Y48]+[.Z48]" office:value-type="float" office:value="1.406" calcext:value-type="float">
            <text:p>1.406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exp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54986667346854" calcext:value-type="float">
            <text:p>-0.154986667346854</text:p>
          </table:table-cell>
          <table:table-cell office:value-type="float" office:value="-0.154986743132065" calcext:value-type="float">
            <text:p>-0.154986743132065</text:p>
          </table:table-cell>
          <table:table-cell office:value-type="float" office:value="18.3039410114288" calcext:value-type="float">
            <text:p>18.3039410114288</text:p>
          </table:table-cell>
          <table:table-cell office:value-type="float" office:value="18.3065888881683" calcext:value-type="float">
            <text:p>18.306588888168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exp_f.txt</text:p>
          </table:table-cell>
          <table:table-cell office:value-type="string" calcext:value-type="string">
            <text:p><text:s/></text:p>
          </table:table-cell>
          <table:table-cell office:value-type="float" office:value="0.0000000000193817980328331" calcext:value-type="float">
            <text:p>1.93817980328331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0000379615672230216" calcext:value-type="float">
            <text:p>3.79615672230216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3.59" calcext:value-type="float">
            <text:p>3.59</text:p>
          </table:table-cell>
          <table:table-cell office:value-type="float" office:value="1.83" calcext:value-type="float">
            <text:p>1.83</text:p>
          </table:table-cell>
          <table:table-cell office:value-type="float" office:value="12.8" calcext:value-type="float">
            <text:p>12.8</text:p>
          </table:table-cell>
          <table:table-cell office:value-type="float" office:value="4" calcext:value-type="float">
            <text:p>4</text:p>
          </table:table-cell>
          <table:table-cell table:formula="of:=([.X49]=&quot;Optimal&quot;)" office:value-type="boolean" office:boolean-value="true" calcext:value-type="boolean">
            <text:p>TRUE</text:p>
          </table:table-cell>
          <table:table-cell table:formula="of:=[.U49]-[.V49]-[.W49]" office:value-type="float" office:value="0" calcext:value-type="float">
            <text:p>0</text:p>
          </table:table-cell>
          <table:table-cell table:formula="of:=[.Y49]/[.U49]" office:value-type="float" office:value="0.8975" calcext:value-type="float">
            <text:p>0.8975</text:p>
          </table:table-cell>
          <table:table-cell table:formula="of:=MAX([.N49:.Q49])" office:value-type="float" office:value="0.000000000379615672230216" calcext:value-type="float">
            <text:p>3.79615672230216E-10</text:p>
          </table:table-cell>
          <table:table-cell table:formula="of:=[.Y49]+[.Z49]" office:value-type="float" office:value="5.42" calcext:value-type="float">
            <text:p>5.42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44466842437766" calcext:value-type="float">
            <text:p>-0.084446684243777</text:p>
          </table:table-cell>
          <table:table-cell office:value-type="float" office:value="-0.0844457189101449" calcext:value-type="float">
            <text:p>-0.084445718910145</text:p>
          </table:table-cell>
          <table:table-cell office:value-type="float" office:value="0.00810098648071289" calcext:value-type="float">
            <text:p>0.008100986480713</text:p>
          </table:table-cell>
          <table:table-cell office:value-type="float" office:value="0.00841498374938965" calcext:value-type="float">
            <text:p>0.00841498374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exp_a.txt</text:p>
          </table:table-cell>
          <table:table-cell office:value-type="string" calcext:value-type="string">
            <text:p><text:s/></text:p>
          </table:table-cell>
          <table:table-cell office:value-type="float" office:value="1.06251812903579E-017" calcext:value-type="float">
            <text:p>1.06251812903579E-17</text:p>
          </table:table-cell>
          <table:table-cell office:value-type="float" office:value="0.00000526258714302758" calcext:value-type="float">
            <text:p>5.26258714302758E-06</text:p>
          </table:table-cell>
          <table:table-cell office:value-type="string" calcext:value-type="string">
            <text:p>-Inf</text:p>
          </table:table-cell>
          <table:table-cell office:value-type="float" office:value="0.000000692569655402764" calcext:value-type="float">
            <text:p>6.92569655402764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59" calcext:value-type="float">
            <text:p>0.00759</text:p>
          </table:table-cell>
          <table:table-cell office:value-type="string" calcext:value-type="string">
            <text:p><text:s/></text:p>
          </table:table-cell>
          <table:table-cell table:formula="of:=([.X50]=&quot;Optimal&quot;)" office:value-type="boolean" office:boolean-value="false" calcext:value-type="boolean">
            <text:p>FALSE</text:p>
          </table:table-cell>
          <table:table-cell table:formula="of:=[.U50]-[.V50]-[.W50]" office:value-type="string" office:string-value="" calcext:value-type="error">
            <text:p>#VALUE!</text:p>
          </table:table-cell>
          <table:table-cell table:formula="of:=[.Y50]/[.U50]" office:value-type="string" office:string-value="" calcext:value-type="error">
            <text:p>#DIV/0!</text:p>
          </table:table-cell>
          <table:table-cell table:formula="of:=MAX([.N50:.Q50])" office:value-type="float" office:value="0.00000526258714302758" calcext:value-type="float">
            <text:p>5.26258714302758E-06</text:p>
          </table:table-cell>
          <table:table-cell table:formula="of:=[.Y50]+[.Z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969583591577467" calcext:value-type="float">
            <text:p>-0.096958359157747</text:p>
          </table:table-cell>
          <table:table-cell office:value-type="float" office:value="-0.0969582426306975" calcext:value-type="float">
            <text:p>-0.096958242630698</text:p>
          </table:table-cell>
          <table:table-cell office:value-type="float" office:value="0.0602750778198242" calcext:value-type="float">
            <text:p>0.060275077819824</text:p>
          </table:table-cell>
          <table:table-cell office:value-type="float" office:value="0.060650110244751" calcext:value-type="float">
            <text:p>0.06065011024475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J_CPLEX_noconic_msd.multiportfolio_socexp_b.txt</text:p>
          </table:table-cell>
          <table:table-cell office:value-type="string" calcext:value-type="string">
            <text:p><text:s/></text:p>
          </table:table-cell>
          <table:table-cell office:value-type="float" office:value="7.15573433840433E-018" calcext:value-type="float">
            <text:p>7.15573433840433E-18</text:p>
          </table:table-cell>
          <table:table-cell office:value-type="float" office:value="0.00000298205375937055" calcext:value-type="float">
            <text:p>2.98205375937055E-06</text:p>
          </table:table-cell>
          <table:table-cell office:value-type="string" calcext:value-type="string">
            <text:p>-Inf</text:p>
          </table:table-cell>
          <table:table-cell office:value-type="float" office:value="0.000000706740014955187" calcext:value-type="float">
            <text:p>7.06740014955187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5" calcext:value-type="float">
            <text:p>0.0595</text:p>
          </table:table-cell>
          <table:table-cell office:value-type="string" calcext:value-type="string">
            <text:p><text:s/></text:p>
          </table:table-cell>
          <table:table-cell table:formula="of:=([.X51]=&quot;Optimal&quot;)" office:value-type="boolean" office:boolean-value="false" calcext:value-type="boolean">
            <text:p>FALSE</text:p>
          </table:table-cell>
          <table:table-cell table:formula="of:=[.U51]-[.V51]-[.W51]" office:value-type="string" office:string-value="" calcext:value-type="error">
            <text:p>#VALUE!</text:p>
          </table:table-cell>
          <table:table-cell table:formula="of:=[.Y51]/[.U51]" office:value-type="string" office:string-value="" calcext:value-type="error">
            <text:p>#DIV/0!</text:p>
          </table:table-cell>
          <table:table-cell table:formula="of:=MAX([.N51:.Q51])" office:value-type="float" office:value="0.00000298205375937055" calcext:value-type="float">
            <text:p>2.98205375937055E-06</text:p>
          </table:table-cell>
          <table:table-cell table:formula="of:=[.Y51]+[.Z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23756176054564" calcext:value-type="float">
            <text:p>-0.123756176054564</text:p>
          </table:table-cell>
          <table:table-cell office:value-type="float" office:value="-0.123757413096227" calcext:value-type="float">
            <text:p>-0.123757413096227</text:p>
          </table:table-cell>
          <table:table-cell office:value-type="float" office:value="21.1317567825317" calcext:value-type="float">
            <text:p>21.1317567825317</text:p>
          </table:table-cell>
          <table:table-cell office:value-type="float" office:value="21.1323971748352" calcext:value-type="float">
            <text:p>21.1323971748352</text:p>
          </table:table-cell>
          <table:table-cell office:value-type="float" office:value="36366" calcext:value-type="float">
            <text:p>36366</text:p>
          </table:table-cell>
          <table:table-cell office:value-type="string" calcext:value-type="string">
            <text:p>PAJ_CPLEX_noconic_msd.multiportfolio_socexp_c.txt</text:p>
          </table:table-cell>
          <table:table-cell office:value-type="string" calcext:value-type="string">
            <text:p><text:s/></text:p>
          </table:table-cell>
          <table:table-cell office:value-type="float" office:value="1.06251812903579E-017" calcext:value-type="float">
            <text:p>1.06251812903579E-17</text:p>
          </table:table-cell>
          <table:table-cell office:value-type="float" office:value="0.000000646718858812734" calcext:value-type="float">
            <text:p>6.46718858812734E-07</text:p>
          </table:table-cell>
          <table:table-cell office:value-type="string" calcext:value-type="string">
            <text:p>-Inf</text:p>
          </table:table-cell>
          <table:table-cell office:value-type="float" office:value="0.00000074913461700632" calcext:value-type="float">
            <text:p>7.4913461700632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<text:s/></text:p>
          </table:table-cell>
          <table:table-cell table:formula="of:=([.X52]=&quot;Optimal&quot;)" office:value-type="boolean" office:boolean-value="false" calcext:value-type="boolean">
            <text:p>FALSE</text:p>
          </table:table-cell>
          <table:table-cell table:formula="of:=[.U52]-[.V52]-[.W52]" office:value-type="string" office:string-value="" calcext:value-type="error">
            <text:p>#VALUE!</text:p>
          </table:table-cell>
          <table:table-cell table:formula="of:=[.Y52]/[.U52]" office:value-type="string" office:string-value="" calcext:value-type="error">
            <text:p>#DIV/0!</text:p>
          </table:table-cell>
          <table:table-cell table:formula="of:=MAX([.N52:.Q52])" office:value-type="float" office:value="0.00000074913461700632" calcext:value-type="float">
            <text:p>7.4913461700632E-07</text:p>
          </table:table-cell>
          <table:table-cell table:formula="of:=[.Y52]+[.Z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9131292701036" calcext:value-type="float">
            <text:p>-0.139131292701036</text:p>
          </table:table-cell>
          <table:table-cell office:value-type="float" office:value="-0.139132608260302" calcext:value-type="float">
            <text:p>-0.139132608260302</text:p>
          </table:table-cell>
          <table:table-cell office:value-type="float" office:value="19.0612149238586" calcext:value-type="float">
            <text:p>19.0612149238586</text:p>
          </table:table-cell>
          <table:table-cell office:value-type="float" office:value="19.0620720386505" calcext:value-type="float">
            <text:p>19.0620720386505</text:p>
          </table:table-cell>
          <table:table-cell office:value-type="float" office:value="10953" calcext:value-type="float">
            <text:p>10953</text:p>
          </table:table-cell>
          <table:table-cell office:value-type="string" calcext:value-type="string">
            <text:p>PAJ_CPLEX_noconic_msd.multiportfolio_socexp_d.txt</text:p>
          </table:table-cell>
          <table:table-cell office:value-type="string" calcext:value-type="string">
            <text:p><text:s/></text:p>
          </table:table-cell>
          <table:table-cell office:value-type="float" office:value="4.55364912443912E-018" calcext:value-type="float">
            <text:p>4.55364912443912E-18</text:p>
          </table:table-cell>
          <table:table-cell office:value-type="float" office:value="0.000000932709925724473" calcext:value-type="float">
            <text:p>9.32709925724473E-07</text:p>
          </table:table-cell>
          <table:table-cell office:value-type="string" calcext:value-type="string">
            <text:p>-Inf</text:p>
          </table:table-cell>
          <table:table-cell office:value-type="float" office:value="0.000000926586932070705" calcext:value-type="float">
            <text:p>9.26586932070705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<text:s/></text:p>
          </table:table-cell>
          <table:table-cell table:formula="of:=([.X53]=&quot;Optimal&quot;)" office:value-type="boolean" office:boolean-value="false" calcext:value-type="boolean">
            <text:p>FALSE</text:p>
          </table:table-cell>
          <table:table-cell table:formula="of:=[.U53]-[.V53]-[.W53]" office:value-type="string" office:string-value="" calcext:value-type="error">
            <text:p>#VALUE!</text:p>
          </table:table-cell>
          <table:table-cell table:formula="of:=[.Y53]/[.U53]" office:value-type="string" office:string-value="" calcext:value-type="error">
            <text:p>#DIV/0!</text:p>
          </table:table-cell>
          <table:table-cell table:formula="of:=MAX([.N53:.Q53])" office:value-type="float" office:value="0.000000932709925724473" calcext:value-type="float">
            <text:p>9.32709925724473E-07</text:p>
          </table:table-cell>
          <table:table-cell table:formula="of:=[.Y53]+[.Z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1693347581969" calcext:value-type="float">
            <text:p>-0.141693347581969</text:p>
          </table:table-cell>
          <table:table-cell office:value-type="float" office:value="-0.141694748899555" calcext:value-type="float">
            <text:p>-0.141694748899555</text:p>
          </table:table-cell>
          <table:table-cell office:value-type="float" office:value="4.01931309700012" calcext:value-type="float">
            <text:p>4.01931309700012</text:p>
          </table:table-cell>
          <table:table-cell office:value-type="float" office:value="4.02048110961914" calcext:value-type="float">
            <text:p>4.02048110961914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PAJ_CPLEX_noconic_msd.multiportfolio_socexp_e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156121163384648" calcext:value-type="float">
            <text:p>1.56121163384648E-06</text:p>
          </table:table-cell>
          <table:table-cell office:value-type="string" calcext:value-type="string">
            <text:p>-Inf</text:p>
          </table:table-cell>
          <table:table-cell office:value-type="float" office:value="0.000000990741642281634" calcext:value-type="float">
            <text:p>9.90741642281634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<text:s/></text:p>
          </table:table-cell>
          <table:table-cell table:formula="of:=([.X54]=&quot;Optimal&quot;)" office:value-type="boolean" office:boolean-value="false" calcext:value-type="boolean">
            <text:p>FALSE</text:p>
          </table:table-cell>
          <table:table-cell table:formula="of:=[.U54]-[.V54]-[.W54]" office:value-type="string" office:string-value="" calcext:value-type="error">
            <text:p>#VALUE!</text:p>
          </table:table-cell>
          <table:table-cell table:formula="of:=[.Y54]/[.U54]" office:value-type="string" office:string-value="" calcext:value-type="error">
            <text:p>#DIV/0!</text:p>
          </table:table-cell>
          <table:table-cell table:formula="of:=MAX([.N54:.Q54])" office:value-type="float" office:value="0.00000156121163384648" calcext:value-type="float">
            <text:p>1.56121163384648E-06</text:p>
          </table:table-cell>
          <table:table-cell table:formula="of:=[.Y54]+[.Z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55479900411889" calcext:value-type="float">
            <text:p>-0.155479900411889</text:p>
          </table:table-cell>
          <table:table-cell office:value-type="float" office:value="-0.15547703346256" calcext:value-type="float">
            <text:p>-0.15547703346256</text:p>
          </table:table-cell>
          <table:table-cell office:value-type="float" office:value="2.24009609222412" calcext:value-type="float">
            <text:p>2.24009609222412</text:p>
          </table:table-cell>
          <table:table-cell office:value-type="float" office:value="2.24251389503479" calcext:value-type="float">
            <text:p>2.24251389503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exp_f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743032396513521" calcext:value-type="float">
            <text:p>7.43032396513521E-06</text:p>
          </table:table-cell>
          <table:table-cell office:value-type="string" calcext:value-type="string">
            <text:p>-Inf</text:p>
          </table:table-cell>
          <table:table-cell office:value-type="float" office:value="0.000000967810301899519" calcext:value-type="float">
            <text:p>9.67810301899519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<text:s/></text:p>
          </table:table-cell>
          <table:table-cell table:formula="of:=([.X55]=&quot;Optimal&quot;)" office:value-type="boolean" office:boolean-value="false" calcext:value-type="boolean">
            <text:p>FALSE</text:p>
          </table:table-cell>
          <table:table-cell table:formula="of:=[.U55]-[.V55]-[.W55]" office:value-type="string" office:string-value="" calcext:value-type="error">
            <text:p>#VALUE!</text:p>
          </table:table-cell>
          <table:table-cell table:formula="of:=[.Y55]/[.U55]" office:value-type="string" office:string-value="" calcext:value-type="error">
            <text:p>#DIV/0!</text:p>
          </table:table-cell>
          <table:table-cell table:formula="of:=MAX([.N55:.Q55])" office:value-type="float" office:value="0.00000743032396513521" calcext:value-type="float">
            <text:p>7.43032396513521E-06</text:p>
          </table:table-cell>
          <table:table-cell table:formula="of:=[.Y55]+[.Z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844400237861796" calcext:value-type="float">
            <text:p>-0.08444002378618</text:p>
          </table:table-cell>
          <table:table-cell office:value-type="float" office:value="0.0585520267486572" calcext:value-type="float">
            <text:p>0.058552026748657</text:p>
          </table:table-cell>
          <table:table-cell office:value-type="float" office:value="0.05889892578125" calcext:value-type="float">
            <text:p>0.0588989257812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_a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517467282310641" calcext:value-type="float">
            <text:p>5.17467282310641E-06</text:p>
          </table:table-cell>
          <table:table-cell office:value-type="string" calcext:value-type="string">
            <text:p>-Inf</text:p>
          </table:table-cell>
          <table:table-cell office:value-type="float" office:value="0.00000129128219983343" calcext:value-type="float">
            <text:p>1.29128219983343E-06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4" calcext:value-type="float">
            <text:p>0.0554</text:p>
          </table:table-cell>
          <table:table-cell office:value-type="float" office:value="15" calcext:value-type="float">
            <text:p>15</text:p>
          </table:table-cell>
          <table:table-cell table:formula="of:=([.X56]=&quot;Optimal&quot;)" office:value-type="boolean" office:boolean-value="false" calcext:value-type="boolean">
            <text:p>FALSE</text:p>
          </table:table-cell>
          <table:table-cell table:formula="of:=[.U56]-[.V56]-[.W56]" office:value-type="string" office:string-value="" calcext:value-type="error">
            <text:p>#VALUE!</text:p>
          </table:table-cell>
          <table:table-cell table:formula="of:=[.Y56]/[.U56]" office:value-type="string" office:string-value="" calcext:value-type="error">
            <text:p>#DIV/0!</text:p>
          </table:table-cell>
          <table:table-cell table:formula="of:=MAX([.N56:.Q56])" office:value-type="float" office:value="0.00000517467282310641" calcext:value-type="float">
            <text:p>5.17467282310641E-06</text:p>
          </table:table-cell>
          <table:table-cell table:formula="of:=[.Y56]+[.Z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969617047098462" calcext:value-type="float">
            <text:p>-0.096961704709846</text:p>
          </table:table-cell>
          <table:table-cell office:value-type="float" office:value="0.271857976913452" calcext:value-type="float">
            <text:p>0.271857976913452</text:p>
          </table:table-cell>
          <table:table-cell office:value-type="float" office:value="0.272265911102295" calcext:value-type="float">
            <text:p>0.27226591110229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_b.txt</text:p>
          </table:table-cell>
          <table:table-cell office:value-type="string" calcext:value-type="string">
            <text:p><text:s/></text:p>
          </table:table-cell>
          <table:table-cell office:value-type="float" office:value="7.15573433840433E-018" calcext:value-type="float">
            <text:p>7.15573433840433E-18</text:p>
          </table:table-cell>
          <table:table-cell office:value-type="float" office:value="0.00000442146233751994" calcext:value-type="float">
            <text:p>4.42146233751994E-06</text:p>
          </table:table-cell>
          <table:table-cell office:value-type="string" calcext:value-type="string">
            <text:p>-Inf</text:p>
          </table:table-cell>
          <table:table-cell office:value-type="float" office:value="0.000000948981247139713" calcext:value-type="float">
            <text:p>9.48981247139713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6" calcext:value-type="float">
            <text:p>0.266</text:p>
          </table:table-cell>
          <table:table-cell office:value-type="float" office:value="15" calcext:value-type="float">
            <text:p>15</text:p>
          </table:table-cell>
          <table:table-cell table:formula="of:=([.X57]=&quot;Optimal&quot;)" office:value-type="boolean" office:boolean-value="false" calcext:value-type="boolean">
            <text:p>FALSE</text:p>
          </table:table-cell>
          <table:table-cell table:formula="of:=[.U57]-[.V57]-[.W57]" office:value-type="string" office:string-value="" calcext:value-type="error">
            <text:p>#VALUE!</text:p>
          </table:table-cell>
          <table:table-cell table:formula="of:=[.Y57]/[.U57]" office:value-type="string" office:string-value="" calcext:value-type="error">
            <text:p>#DIV/0!</text:p>
          </table:table-cell>
          <table:table-cell table:formula="of:=MAX([.N57:.Q57])" office:value-type="float" office:value="0.00000442146233751994" calcext:value-type="float">
            <text:p>4.42146233751994E-06</text:p>
          </table:table-cell>
          <table:table-cell table:formula="of:=[.Y57]+[.Z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23757934253728" calcext:value-type="float">
            <text:p>-0.123757934253728</text:p>
          </table:table-cell>
          <table:table-cell office:value-type="float" office:value="-0.123758887888333" calcext:value-type="float">
            <text:p>-0.123758887888333</text:p>
          </table:table-cell>
          <table:table-cell office:value-type="float" office:value="53.9076020717621" calcext:value-type="float">
            <text:p>53.9076020717621</text:p>
          </table:table-cell>
          <table:table-cell office:value-type="float" office:value="53.9083750247955" calcext:value-type="float">
            <text:p>53.908375024795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_c.txt</text:p>
          </table:table-cell>
          <table:table-cell office:value-type="string" calcext:value-type="string">
            <text:p><text:s/></text:p>
          </table:table-cell>
          <table:table-cell office:value-type="float" office:value="3.46944695195361E-018" calcext:value-type="float">
            <text:p>3.46944695195361E-18</text:p>
          </table:table-cell>
          <table:table-cell office:value-type="float" office:value="0.00000627175995939616" calcext:value-type="float">
            <text:p>6.27175995939616E-06</text:p>
          </table:table-cell>
          <table:table-cell office:value-type="string" calcext:value-type="string">
            <text:p>-Inf</text:p>
          </table:table-cell>
          <table:table-cell office:value-type="float" office:value="0.00000160930668258175" calcext:value-type="float">
            <text:p>1.60930668258175E-06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9" calcext:value-type="float">
            <text:p>53.9</text:p>
          </table:table-cell>
          <table:table-cell office:value-type="float" office:value="16" calcext:value-type="float">
            <text:p>16</text:p>
          </table:table-cell>
          <table:table-cell table:formula="of:=([.X58]=&quot;Optimal&quot;)" office:value-type="boolean" office:boolean-value="false" calcext:value-type="boolean">
            <text:p>FALSE</text:p>
          </table:table-cell>
          <table:table-cell table:formula="of:=[.U58]-[.V58]-[.W58]" office:value-type="string" office:string-value="" calcext:value-type="error">
            <text:p>#VALUE!</text:p>
          </table:table-cell>
          <table:table-cell table:formula="of:=[.Y58]/[.U58]" office:value-type="string" office:string-value="" calcext:value-type="error">
            <text:p>#DIV/0!</text:p>
          </table:table-cell>
          <table:table-cell table:formula="of:=MAX([.N58:.Q58])" office:value-type="float" office:value="0.00000627175995939616" calcext:value-type="float">
            <text:p>6.27175995939616E-06</text:p>
          </table:table-cell>
          <table:table-cell table:formula="of:=[.Y58]+[.Z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9159331938292" calcext:value-type="float">
            <text:p>-0.139159331938292</text:p>
          </table:table-cell>
          <table:table-cell office:value-type="float" office:value="-0.139159948761831" calcext:value-type="float">
            <text:p>-0.139159948761831</text:p>
          </table:table-cell>
          <table:table-cell office:value-type="float" office:value="38.1945779323578" calcext:value-type="float">
            <text:p>38.1945779323578</text:p>
          </table:table-cell>
          <table:table-cell office:value-type="float" office:value="38.1954009532928" calcext:value-type="float">
            <text:p>38.195400953292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_d.txt</text:p>
          </table:table-cell>
          <table:table-cell office:value-type="string" calcext:value-type="string">
            <text:p><text:s/></text:p>
          </table:table-cell>
          <table:table-cell office:value-type="float" office:value="1.04083408558608E-017" calcext:value-type="float">
            <text:p>1.04083408558608E-17</text:p>
          </table:table-cell>
          <table:table-cell office:value-type="float" office:value="0.00000390151352834545" calcext:value-type="float">
            <text:p>3.90151352834545E-06</text:p>
          </table:table-cell>
          <table:table-cell office:value-type="string" calcext:value-type="string">
            <text:p>-Inf</text:p>
          </table:table-cell>
          <table:table-cell office:value-type="float" office:value="0.00000133249802147795" calcext:value-type="float">
            <text:p>1.33249802147795E-06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" calcext:value-type="float">
            <text:p>38.2</text:p>
          </table:table-cell>
          <table:table-cell office:value-type="float" office:value="17" calcext:value-type="float">
            <text:p>17</text:p>
          </table:table-cell>
          <table:table-cell table:formula="of:=([.X59]=&quot;Optimal&quot;)" office:value-type="boolean" office:boolean-value="false" calcext:value-type="boolean">
            <text:p>FALSE</text:p>
          </table:table-cell>
          <table:table-cell table:formula="of:=[.U59]-[.V59]-[.W59]" office:value-type="string" office:string-value="" calcext:value-type="error">
            <text:p>#VALUE!</text:p>
          </table:table-cell>
          <table:table-cell table:formula="of:=[.Y59]/[.U59]" office:value-type="string" office:string-value="" calcext:value-type="error">
            <text:p>#DIV/0!</text:p>
          </table:table-cell>
          <table:table-cell table:formula="of:=MAX([.N59:.Q59])" office:value-type="float" office:value="0.00000390151352834545" calcext:value-type="float">
            <text:p>3.90151352834545E-06</text:p>
          </table:table-cell>
          <table:table-cell table:formula="of:=[.Y59]+[.Z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1708122979903" calcext:value-type="float">
            <text:p>-0.141708122979903</text:p>
          </table:table-cell>
          <table:table-cell office:value-type="float" office:value="-0.141709030346395" calcext:value-type="float">
            <text:p>-0.141709030346395</text:p>
          </table:table-cell>
          <table:table-cell office:value-type="float" office:value="37.8924860954285" calcext:value-type="float">
            <text:p>37.8924860954285</text:p>
          </table:table-cell>
          <table:table-cell office:value-type="float" office:value="37.8939259052277" calcext:value-type="float">
            <text:p>37.893925905227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_e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19978182784347" calcext:value-type="float">
            <text:p>1.9978182784347E-06</text:p>
          </table:table-cell>
          <table:table-cell office:value-type="string" calcext:value-type="string">
            <text:p>-Inf</text:p>
          </table:table-cell>
          <table:table-cell office:value-type="float" office:value="0.00000226636287248283" calcext:value-type="float">
            <text:p>2.26636287248283E-06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" calcext:value-type="float">
            <text:p>37.8</text:p>
          </table:table-cell>
          <table:table-cell office:value-type="float" office:value="19" calcext:value-type="float">
            <text:p>19</text:p>
          </table:table-cell>
          <table:table-cell table:formula="of:=([.X60]=&quot;Optimal&quot;)" office:value-type="boolean" office:boolean-value="false" calcext:value-type="boolean">
            <text:p>FALSE</text:p>
          </table:table-cell>
          <table:table-cell table:formula="of:=[.U60]-[.V60]-[.W60]" office:value-type="string" office:string-value="" calcext:value-type="error">
            <text:p>#VALUE!</text:p>
          </table:table-cell>
          <table:table-cell table:formula="of:=[.Y60]/[.U60]" office:value-type="string" office:string-value="" calcext:value-type="error">
            <text:p>#DIV/0!</text:p>
          </table:table-cell>
          <table:table-cell table:formula="of:=MAX([.N60:.Q60])" office:value-type="float" office:value="0.00000226636287248283" calcext:value-type="float">
            <text:p>2.26636287248283E-06</text:p>
          </table:table-cell>
          <table:table-cell table:formula="of:=[.Y60]+[.Z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155429267894594" calcext:value-type="float">
            <text:p>-0.155429267894594</text:p>
          </table:table-cell>
          <table:table-cell office:value-type="float" office:value="51.0393559932709" calcext:value-type="float">
            <text:p>51.0393559932709</text:p>
          </table:table-cell>
          <table:table-cell office:value-type="float" office:value="51.0421390533447" calcext:value-type="float">
            <text:p>51.042139053344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_f.txt</text:p>
          </table:table-cell>
          <table:table-cell office:value-type="string" calcext:value-type="string">
            <text:p><text:s/></text:p>
          </table:table-cell>
          <table:table-cell office:value-type="float" office:value="1.01047642475649E-016" calcext:value-type="float">
            <text:p>1.01047642475649E-16</text:p>
          </table:table-cell>
          <table:table-cell office:value-type="float" office:value="0.00000336308590100087" calcext:value-type="float">
            <text:p>3.36308590100087E-06</text:p>
          </table:table-cell>
          <table:table-cell office:value-type="string" calcext:value-type="string">
            <text:p>-Inf</text:p>
          </table:table-cell>
          <table:table-cell office:value-type="float" office:value="0.000000972087124351262" calcext:value-type="float">
            <text:p>9.72087124351262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9" calcext:value-type="float">
            <text:p>50.9</text:p>
          </table:table-cell>
          <table:table-cell office:value-type="float" office:value="20" calcext:value-type="float">
            <text:p>20</text:p>
          </table:table-cell>
          <table:table-cell table:formula="of:=([.X61]=&quot;Optimal&quot;)" office:value-type="boolean" office:boolean-value="false" calcext:value-type="boolean">
            <text:p>FALSE</text:p>
          </table:table-cell>
          <table:table-cell table:formula="of:=[.U61]-[.V61]-[.W61]" office:value-type="string" office:string-value="" calcext:value-type="error">
            <text:p>#VALUE!</text:p>
          </table:table-cell>
          <table:table-cell table:formula="of:=[.Y61]/[.U61]" office:value-type="string" office:string-value="" calcext:value-type="error">
            <text:p>#DIV/0!</text:p>
          </table:table-cell>
          <table:table-cell table:formula="of:=MAX([.N61:.Q61])" office:value-type="float" office:value="0.00000336308590100087" calcext:value-type="float">
            <text:p>3.36308590100087E-06</text:p>
          </table:table-cell>
          <table:table-cell table:formula="of:=[.Y61]+[.Z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47549009567281" calcext:value-type="float">
            <text:p>-0.084754900956728</text:p>
          </table:table-cell>
          <table:table-cell office:value-type="float" office:value="-0.0846943085345999" calcext:value-type="float">
            <text:p>-0.0846943085346</text:p>
          </table:table-cell>
          <table:table-cell office:value-type="float" office:value="1.90003395080566" calcext:value-type="float">
            <text:p>1.90003395080566</text:p>
          </table:table-cell>
          <table:table-cell office:value-type="float" office:value="1.90042901039124" calcext:value-type="float">
            <text:p>1.9004290103912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_a.txt</text:p>
          </table:table-cell>
          <table:table-cell office:value-type="string" calcext:value-type="string">
            <text:p><text:s/></text:p>
          </table:table-cell>
          <table:table-cell office:value-type="float" office:value="0.000141300688717806" calcext:value-type="float">
            <text:p>0.000141300688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495539843203829" calcext:value-type="float">
            <text:p>4.95539843203829E-05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819" calcext:value-type="float">
            <text:p>0.819</text:p>
          </table:table-cell>
          <table:table-cell office:value-type="float" office:value="1.07" calcext:value-type="float">
            <text:p>1.07</text:p>
          </table:table-cell>
          <table:table-cell office:value-type="float" office:value="0.00824" calcext:value-type="float">
            <text:p>0.00824</text:p>
          </table:table-cell>
          <table:table-cell office:value-type="float" office:value="2" calcext:value-type="float">
            <text:p>2</text:p>
          </table:table-cell>
          <table:table-cell table:formula="of:=([.X62]=&quot;Optimal&quot;)" office:value-type="boolean" office:boolean-value="true" calcext:value-type="boolean">
            <text:p>TRUE</text:p>
          </table:table-cell>
          <table:table-cell table:formula="of:=[.U62]-[.V62]-[.W62]" office:value-type="float" office:value="0" calcext:value-type="float">
            <text:p>0</text:p>
          </table:table-cell>
          <table:table-cell table:formula="of:=[.Y62]/[.U62]" office:value-type="float" office:value="0.4095" calcext:value-type="float">
            <text:p>0.4095</text:p>
          </table:table-cell>
          <table:table-cell table:formula="of:=MAX([.N62:.Q62])" office:value-type="float" office:value="0.0000495539843203829" calcext:value-type="float">
            <text:p>4.95539843203829E-05</text:p>
          </table:table-cell>
          <table:table-cell table:formula="of:=[.Y62]+[.Z62]" office:value-type="float" office:value="1.889" calcext:value-type="float">
            <text:p>1.889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979484575738726" calcext:value-type="float">
            <text:p>-0.097948457573873</text:p>
          </table:table-cell>
          <table:table-cell office:value-type="float" office:value="-0.0976986525176777" calcext:value-type="float">
            <text:p>-0.097698652517678</text:p>
          </table:table-cell>
          <table:table-cell office:value-type="float" office:value="6.49697303771973" calcext:value-type="float">
            <text:p>6.49697303771973</text:p>
          </table:table-cell>
          <table:table-cell office:value-type="float" office:value="6.49756693840027" calcext:value-type="float">
            <text:p>6.4975669384002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_b.txt</text:p>
          </table:table-cell>
          <table:table-cell office:value-type="string" calcext:value-type="string">
            <text:p><text:s/></text:p>
          </table:table-cell>
          <table:table-cell office:value-type="float" office:value="0.000815651753861776" calcext:value-type="float">
            <text:p>0.000815651753862</text:p>
          </table:table-cell>
          <table:table-cell office:value-type="float" office:value="0.00000205247170664835" calcext:value-type="float">
            <text:p>2.05247170664835E-06</text:p>
          </table:table-cell>
          <table:table-cell office:value-type="string" calcext:value-type="string">
            <text:p>-Inf</text:p>
          </table:table-cell>
          <table:table-cell office:value-type="float" office:value="0.000138742914386425" calcext:value-type="float">
            <text:p>0.000138742914386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2.77" calcext:value-type="float">
            <text:p>2.77</text:p>
          </table:table-cell>
          <table:table-cell office:value-type="float" office:value="3.71" calcext:value-type="float">
            <text:p>3.71</text:p>
          </table:table-cell>
          <table:table-cell office:value-type="float" office:value="0.0134" calcext:value-type="float">
            <text:p>0.0134</text:p>
          </table:table-cell>
          <table:table-cell office:value-type="float" office:value="2" calcext:value-type="float">
            <text:p>2</text:p>
          </table:table-cell>
          <table:table-cell table:formula="of:=([.X63]=&quot;Optimal&quot;)" office:value-type="boolean" office:boolean-value="true" calcext:value-type="boolean">
            <text:p>TRUE</text:p>
          </table:table-cell>
          <table:table-cell table:formula="of:=[.U63]-[.V63]-[.W63]" office:value-type="float" office:value="0" calcext:value-type="float">
            <text:p>0</text:p>
          </table:table-cell>
          <table:table-cell table:formula="of:=[.Y63]/[.U63]" office:value-type="float" office:value="1.385" calcext:value-type="float">
            <text:p>1.385</text:p>
          </table:table-cell>
          <table:table-cell table:formula="of:=MAX([.N63:.Q63])" office:value-type="float" office:value="0.000138742914386425" calcext:value-type="float">
            <text:p>0.000138742914386</text:p>
          </table:table-cell>
          <table:table-cell table:formula="of:=[.Y63]+[.Z63]" office:value-type="float" office:value="6.48" calcext:value-type="float">
            <text:p>6.48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24254251919525" calcext:value-type="float">
            <text:p>-0.124254251919525</text:p>
          </table:table-cell>
          <table:table-cell office:value-type="float" office:value="-0.124011543936013" calcext:value-type="float">
            <text:p>-0.124011543936013</text:p>
          </table:table-cell>
          <table:table-cell office:value-type="float" office:value="53.6555700302124" calcext:value-type="float">
            <text:p>53.6555700302124</text:p>
          </table:table-cell>
          <table:table-cell office:value-type="float" office:value="53.6563119888306" calcext:value-type="float">
            <text:p>53.656311988830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_c.txt</text:p>
          </table:table-cell>
          <table:table-cell office:value-type="string" calcext:value-type="string">
            <text:p><text:s/></text:p>
          </table:table-cell>
          <table:table-cell office:value-type="float" office:value="0.000388440319546383" calcext:value-type="float">
            <text:p>0.0003884403195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332028960052799" calcext:value-type="float">
            <text:p>3.32028960052799E-05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28.4" calcext:value-type="float">
            <text:p>28.4</text:p>
          </table:table-cell>
          <table:table-cell office:value-type="float" office:value="20.8" calcext:value-type="float">
            <text:p>20.8</text:p>
          </table:table-cell>
          <table:table-cell office:value-type="float" office:value="4.46" calcext:value-type="float">
            <text:p>4.46</text:p>
          </table:table-cell>
          <table:table-cell office:value-type="float" office:value="3" calcext:value-type="float">
            <text:p>3</text:p>
          </table:table-cell>
          <table:table-cell table:formula="of:=([.X64]=&quot;Optimal&quot;)" office:value-type="boolean" office:boolean-value="true" calcext:value-type="boolean">
            <text:p>TRUE</text:p>
          </table:table-cell>
          <table:table-cell table:formula="of:=[.U64]-[.V64]-[.W64]" office:value-type="float" office:value="0" calcext:value-type="float">
            <text:p>0</text:p>
          </table:table-cell>
          <table:table-cell table:formula="of:=[.Y64]/[.U64]" office:value-type="float" office:value="9.46666666666667" calcext:value-type="float">
            <text:p>9.46666666666667</text:p>
          </table:table-cell>
          <table:table-cell table:formula="of:=MAX([.N64:.Q64])" office:value-type="float" office:value="0.0000332028960052799" calcext:value-type="float">
            <text:p>3.32028960052799E-05</text:p>
          </table:table-cell>
          <table:table-cell table:formula="of:=[.Y64]+[.Z64]" office:value-type="float" office:value="49.2" calcext:value-type="float">
            <text:p>49.2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3542259547162" calcext:value-type="float">
            <text:p>-0.143542259547162</text:p>
          </table:table-cell>
          <table:table-cell office:value-type="float" office:value="-0.143445072502714" calcext:value-type="float">
            <text:p>-0.143445072502714</text:p>
          </table:table-cell>
          <table:table-cell office:value-type="float" office:value="256.419161081314" calcext:value-type="float">
            <text:p>256.419161081314</text:p>
          </table:table-cell>
          <table:table-cell office:value-type="float" office:value="256.420153141022" calcext:value-type="float">
            <text:p>256.42015314102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_d.txt</text:p>
          </table:table-cell>
          <table:table-cell office:value-type="string" calcext:value-type="string">
            <text:p><text:s/></text:p>
          </table:table-cell>
          <table:table-cell office:value-type="float" office:value="0.00071004783337396" calcext:value-type="float">
            <text:p>0.000710047833374</text:p>
          </table:table-cell>
          <table:table-cell office:value-type="float" office:value="0.000292354360446966" calcext:value-type="float">
            <text:p>0.000292354360447</text:p>
          </table:table-cell>
          <table:table-cell office:value-type="string" calcext:value-type="string">
            <text:p>-Inf</text:p>
          </table:table-cell>
          <table:table-cell office:value-type="float" office:value="0.0000604299910174078" calcext:value-type="float">
            <text:p>6.04299910174078E-05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10" calcext:value-type="float">
            <text:p>210</text:p>
          </table:table-cell>
          <table:table-cell office:value-type="float" office:value="44.5" calcext:value-type="float">
            <text:p>44.5</text:p>
          </table:table-cell>
          <table:table-cell office:value-type="float" office:value="2.11" calcext:value-type="float">
            <text:p>2.11</text:p>
          </table:table-cell>
          <table:table-cell office:value-type="float" office:value="10" calcext:value-type="float">
            <text:p>10</text:p>
          </table:table-cell>
          <table:table-cell table:formula="of:=([.X65]=&quot;Optimal&quot;)" office:value-type="boolean" office:boolean-value="false" calcext:value-type="boolean">
            <text:p>FALSE</text:p>
          </table:table-cell>
          <table:table-cell table:formula="of:=[.U65]-[.V65]-[.W65]" office:value-type="float" office:value="6" calcext:value-type="float">
            <text:p>6</text:p>
          </table:table-cell>
          <table:table-cell table:formula="of:=[.Y65]/[.U65]" office:value-type="float" office:value="21" calcext:value-type="float">
            <text:p>21</text:p>
          </table:table-cell>
          <table:table-cell table:formula="of:=MAX([.N65:.Q65])" office:value-type="float" office:value="0.000292354360446966" calcext:value-type="float">
            <text:p>0.000292354360447</text:p>
          </table:table-cell>
          <table:table-cell table:formula="of:=[.Y65]+[.Z65]" office:value-type="float" office:value="254.5" calcext:value-type="float">
            <text:p>254.5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2889845945745" calcext:value-type="float">
            <text:p>-0.142889845945745</text:p>
          </table:table-cell>
          <table:table-cell office:value-type="float" office:value="-0.142556366519507" calcext:value-type="float">
            <text:p>-0.142556366519507</text:p>
          </table:table-cell>
          <table:table-cell office:value-type="float" office:value="657.463413000107" calcext:value-type="float">
            <text:p>657.463413000107</text:p>
          </table:table-cell>
          <table:table-cell office:value-type="float" office:value="657.464900016785" calcext:value-type="float">
            <text:p>657.46490001678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_e.txt</text:p>
          </table:table-cell>
          <table:table-cell office:value-type="string" calcext:value-type="string">
            <text:p><text:s/></text:p>
          </table:table-cell>
          <table:table-cell office:value-type="float" office:value="0.000513277364818808" calcext:value-type="float">
            <text:p>0.000513277364819</text:p>
          </table:table-cell>
          <table:table-cell office:value-type="float" office:value="0.00000119878315282818" calcext:value-type="float">
            <text:p>1.19878315282818E-06</text:p>
          </table:table-cell>
          <table:table-cell office:value-type="string" calcext:value-type="string">
            <text:p>-Inf</text:p>
          </table:table-cell>
          <table:table-cell office:value-type="float" office:value="0.0000107603117223132" calcext:value-type="float">
            <text:p>1.07603117223132E-05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35" calcext:value-type="float">
            <text:p>535</text:p>
          </table:table-cell>
          <table:table-cell office:value-type="float" office:value="112" calcext:value-type="float">
            <text:p>112</text:p>
          </table:table-cell>
          <table:table-cell office:value-type="float" office:value="10.7" calcext:value-type="float">
            <text:p>10.7</text:p>
          </table:table-cell>
          <table:table-cell office:value-type="float" office:value="15" calcext:value-type="float">
            <text:p>15</text:p>
          </table:table-cell>
          <table:table-cell table:formula="of:=([.X66]=&quot;Optimal&quot;)" office:value-type="boolean" office:boolean-value="false" calcext:value-type="boolean">
            <text:p>FALSE</text:p>
          </table:table-cell>
          <table:table-cell table:formula="of:=[.U66]-[.V66]-[.W66]" office:value-type="float" office:value="5" calcext:value-type="float">
            <text:p>5</text:p>
          </table:table-cell>
          <table:table-cell table:formula="of:=[.Y66]/[.U66]" office:value-type="float" office:value="35.6666666666667" calcext:value-type="float">
            <text:p>35.6666666666667</text:p>
          </table:table-cell>
          <table:table-cell table:formula="of:=MAX([.N66:.Q66])" office:value-type="float" office:value="0.0000107603117223132" calcext:value-type="float">
            <text:p>1.07603117223132E-05</text:p>
          </table:table-cell>
          <table:table-cell table:formula="of:=[.Y66]+[.Z66]"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56381145786054" calcext:value-type="float">
            <text:p>-0.156381145786054</text:p>
          </table:table-cell>
          <table:table-cell office:value-type="float" office:value="-0.155900300867527" calcext:value-type="float">
            <text:p>-0.155900300867527</text:p>
          </table:table-cell>
          <table:table-cell office:value-type="float" office:value="1497.41919279099" calcext:value-type="float">
            <text:p>1497.41919279099</text:p>
          </table:table-cell>
          <table:table-cell office:value-type="float" office:value="1497.42205500603" calcext:value-type="float">
            <text:p>1497.4220550060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_f.txt</text:p>
          </table:table-cell>
          <table:table-cell office:value-type="string" calcext:value-type="string">
            <text:p><text:s/></text:p>
          </table:table-cell>
          <table:table-cell office:value-type="float" office:value="0.000311116182564878" calcext:value-type="float">
            <text:p>0.000311116182565</text:p>
          </table:table-cell>
          <table:table-cell office:value-type="float" office:value="0.0000438471451474909" calcext:value-type="float">
            <text:p>4.38471451474909E-05</text:p>
          </table:table-cell>
          <table:table-cell office:value-type="string" calcext:value-type="string">
            <text:p>-Inf</text:p>
          </table:table-cell>
          <table:table-cell office:value-type="float" office:value="0.00000853782479759424" calcext:value-type="float">
            <text:p>8.53782479759424E-06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200" calcext:value-type="float">
            <text:p>1200</text:p>
          </table:table-cell>
          <table:table-cell office:value-type="float" office:value="257" calcext:value-type="float">
            <text:p>257</text:p>
          </table:table-cell>
          <table:table-cell office:value-type="float" office:value="40.8" calcext:value-type="float">
            <text:p>40.8</text:p>
          </table:table-cell>
          <table:table-cell office:value-type="float" office:value="13" calcext:value-type="float">
            <text:p>13</text:p>
          </table:table-cell>
          <table:table-cell table:formula="of:=([.X67]=&quot;Optimal&quot;)" office:value-type="boolean" office:boolean-value="false" calcext:value-type="boolean">
            <text:p>FALSE</text:p>
          </table:table-cell>
          <table:table-cell table:formula="of:=[.U67]-[.V67]-[.W67]" office:value-type="float" office:value="10" calcext:value-type="float">
            <text:p>10</text:p>
          </table:table-cell>
          <table:table-cell table:formula="of:=[.Y67]/[.U67]" office:value-type="float" office:value="92.3076923076923" calcext:value-type="float">
            <text:p>92.3076923076923</text:p>
          </table:table-cell>
          <table:table-cell table:formula="of:=MAX([.N67:.Q67])" office:value-type="float" office:value="0.0000438471451474909" calcext:value-type="float">
            <text:p>4.38471451474909E-05</text:p>
          </table:table-cell>
          <table:table-cell table:formula="of:=[.Y67]+[.Z67]"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59813687007124" calcext:value-type="float">
            <text:p>-0.075981368700713</text:p>
          </table:table-cell>
          <table:table-cell office:value-type="float" office:value="-0.0759697721666686" calcext:value-type="float">
            <text:p>-0.075969772166669</text:p>
          </table:table-cell>
          <table:table-cell office:value-type="float" office:value="0.0135660171508789" calcext:value-type="float">
            <text:p>0.013566017150879</text:p>
          </table:table-cell>
          <table:table-cell office:value-type="float" office:value="0.0139961242675781" calcext:value-type="float">
            <text:p>0.0139961242675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74516520626378" calcext:value-type="float">
            <text:p>2.74516520626378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0.00517" calcext:value-type="float">
            <text:p>0.00517</text:p>
          </table:table-cell>
          <table:table-cell office:value-type="float" office:value="0.00667" calcext:value-type="float">
            <text:p>0.00667</text:p>
          </table:table-cell>
          <table:table-cell office:value-type="string" calcext:value-type="string">
            <text:p><text:s/></text:p>
          </table:table-cell>
          <table:table-cell table:formula="of:=([.X68]=&quot;Optimal&quot;)" office:value-type="boolean" office:boolean-value="true" calcext:value-type="boolean">
            <text:p>TRUE</text:p>
          </table:table-cell>
          <table:table-cell table:formula="of:=[.U68]-[.V68]-[.W68]" office:value-type="float" office:value="0" calcext:value-type="float">
            <text:p>0</text:p>
          </table:table-cell>
          <table:table-cell table:formula="of:=[.Y68]/[.U68]" office:value-type="float" office:value="0.00378" calcext:value-type="float">
            <text:p>0.00378</text:p>
          </table:table-cell>
          <table:table-cell table:formula="of:=MAX([.N68:.Q68])" office:value-type="float" office:value="0" calcext:value-type="float">
            <text:p>0</text:p>
          </table:table-cell>
          <table:table-cell table:formula="of:=[.Y68]+[.Z68]" office:value-type="float" office:value="0.00895" calcext:value-type="float">
            <text:p>0.00895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3918944376496" calcext:value-type="float">
            <text:p>-0.08139189443765</text:p>
          </table:table-cell>
          <table:table-cell office:value-type="float" office:value="-0.0813916594321812" calcext:value-type="float">
            <text:p>-0.081391659432181</text:p>
          </table:table-cell>
          <table:table-cell office:value-type="float" office:value="0.0597870349884033" calcext:value-type="float">
            <text:p>0.059787034988403</text:p>
          </table:table-cell>
          <table:table-cell office:value-type="float" office:value="0.0602731704711914" calcext:value-type="float">
            <text:p>0.060273170471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.000000000000351420281763382" calcext:value-type="float">
            <text:p>3.51420281763382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91" calcext:value-type="float">
            <text:p>0.0291</text:p>
          </table:table-cell>
          <table:table-cell office:value-type="string" calcext:value-type="string">
            <text:p><text:s/></text:p>
          </table:table-cell>
          <table:table-cell table:formula="of:=([.X69]=&quot;Optimal&quot;)" office:value-type="boolean" office:boolean-value="true" calcext:value-type="boolean">
            <text:p>TRUE</text:p>
          </table:table-cell>
          <table:table-cell table:formula="of:=[.U69]-[.V69]-[.W69]" office:value-type="float" office:value="0" calcext:value-type="float">
            <text:p>0</text:p>
          </table:table-cell>
          <table:table-cell table:formula="of:=[.Y69]/[.U69]" office:value-type="float" office:value="0.01115" calcext:value-type="float">
            <text:p>0.01115</text:p>
          </table:table-cell>
          <table:table-cell table:formula="of:=MAX([.N69:.Q69])" office:value-type="float" office:value="0" calcext:value-type="float">
            <text:p>0</text:p>
          </table:table-cell>
          <table:table-cell table:formula="of:=[.Y69]+[.Z69]" office:value-type="float" office:value="0.0379" calcext:value-type="float">
            <text:p>0.0379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1639330948" calcext:value-type="float">
            <text:p>-0.124941639330948</text:p>
          </table:table-cell>
          <table:table-cell office:value-type="float" office:value="-0.124941802768064" calcext:value-type="float">
            <text:p>-0.124941802768064</text:p>
          </table:table-cell>
          <table:table-cell office:value-type="float" office:value="1.18983387947083" calcext:value-type="float">
            <text:p>1.18983387947083</text:p>
          </table:table-cell>
          <table:table-cell office:value-type="float" office:value="1.19073700904846" calcext:value-type="float">
            <text:p>1.19073700904846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PAJ_CPLEX_MOSEK_msd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48804579769291" calcext:value-type="float">
            <text:p>1.48804579769291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8" calcext:value-type="float">
            <text:p>0.18</text:p>
          </table:table-cell>
          <table:table-cell office:value-type="float" office:value="0.0153" calcext:value-type="float">
            <text:p>0.0153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<text:s/></text:p>
          </table:table-cell>
          <table:table-cell table:formula="of:=([.X70]=&quot;Optimal&quot;)" office:value-type="boolean" office:boolean-value="true" calcext:value-type="boolean">
            <text:p>TRUE</text:p>
          </table:table-cell>
          <table:table-cell table:formula="of:=[.U70]-[.V70]-[.W70]" office:value-type="float" office:value="0" calcext:value-type="float">
            <text:p>0</text:p>
          </table:table-cell>
          <table:table-cell table:formula="of:=[.Y70]/[.U70]" office:value-type="float" office:value="0.0105882352941176" calcext:value-type="float">
            <text:p>0.010588235294118</text:p>
          </table:table-cell>
          <table:table-cell table:formula="of:=MAX([.N70:.Q70])" office:value-type="float" office:value="0" calcext:value-type="float">
            <text:p>0</text:p>
          </table:table-cell>
          <table:table-cell table:formula="of:=[.Y70]+[.Z70]" office:value-type="float" office:value="0.1953" calcext:value-type="float">
            <text:p>0.1953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Suboptimal</text:p>
          </table:table-cell>
          <table:table-cell office:value-type="float" office:value="-0.13257200507386" calcext:value-type="float">
            <text:p>-0.13257200507386</text:p>
          </table:table-cell>
          <table:table-cell office:value-type="float" office:value="-0.132574473811978" calcext:value-type="float">
            <text:p>-0.132574473811978</text:p>
          </table:table-cell>
          <table:table-cell office:value-type="float" office:value="11.9676249027252" calcext:value-type="float">
            <text:p>11.9676249027252</text:p>
          </table:table-cell>
          <table:table-cell office:value-type="float" office:value="11.9682478904724" calcext:value-type="float">
            <text:p>11.9682478904724</text:p>
          </table:table-cell>
          <table:table-cell office:value-type="float" office:value="10053" calcext:value-type="float">
            <text:p>10053</text:p>
          </table:table-cell>
          <table:table-cell office:value-type="string" calcext:value-type="string">
            <text:p>PAJ_CPLEX_MOSEK_msd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496130914129367" calcext:value-type="float">
            <text:p>4.96130914129367E-14</text:p>
          </table:table-cell>
          <table:table-cell office:value-type="float" office:value="0.000000000882203032848139" calcext:value-type="float">
            <text:p>8.82203032848139E-1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293" calcext:value-type="float">
            <text:p>0.293</text:p>
          </table:table-cell>
          <table:table-cell office:value-type="float" office:value="0.0221" calcext:value-type="float">
            <text:p>0.0221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<text:s/></text:p>
          </table:table-cell>
          <table:table-cell table:formula="of:=([.X71]=&quot;Optimal&quot;)" office:value-type="boolean" office:boolean-value="true" calcext:value-type="boolean">
            <text:p>TRUE</text:p>
          </table:table-cell>
          <table:table-cell table:formula="of:=[.U71]-[.V71]-[.W71]" office:value-type="float" office:value="0" calcext:value-type="float">
            <text:p>0</text:p>
          </table:table-cell>
          <table:table-cell table:formula="of:=[.Y71]/[.U71]" office:value-type="float" office:value="0.015421052631579" calcext:value-type="float">
            <text:p>0.015421052631579</text:p>
          </table:table-cell>
          <table:table-cell table:formula="of:=MAX([.N71:.Q71])" office:value-type="float" office:value="0.000000000882203032848139" calcext:value-type="float">
            <text:p>8.82203032848139E-10</text:p>
          </table:table-cell>
          <table:table-cell table:formula="of:=[.Y71]+[.Z71]" office:value-type="float" office:value="0.3151" calcext:value-type="float">
            <text:p>0.3151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38519089124" calcext:value-type="float">
            <text:p>-0.128638519089124</text:p>
          </table:table-cell>
          <table:table-cell office:value-type="float" office:value="-0.128639108279901" calcext:value-type="float">
            <text:p>-0.128639108279901</text:p>
          </table:table-cell>
          <table:table-cell office:value-type="float" office:value="0.289607048034668" calcext:value-type="float">
            <text:p>0.289607048034668</text:p>
          </table:table-cell>
          <table:table-cell office:value-type="float" office:value="0.290307998657227" calcext:value-type="float">
            <text:p>0.290307998657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97342142627122" calcext:value-type="float">
            <text:p>1.97342142627122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01" calcext:value-type="float">
            <text:p>0.101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<text:s/></text:p>
          </table:table-cell>
          <table:table-cell table:formula="of:=([.X72]=&quot;Optimal&quot;)" office:value-type="boolean" office:boolean-value="true" calcext:value-type="boolean">
            <text:p>TRUE</text:p>
          </table:table-cell>
          <table:table-cell table:formula="of:=[.U72]-[.V72]-[.W72]" office:value-type="float" office:value="0" calcext:value-type="float">
            <text:p>0</text:p>
          </table:table-cell>
          <table:table-cell table:formula="of:=[.Y72]/[.U72]" office:value-type="float" office:value="0.0336666666666667" calcext:value-type="float">
            <text:p>0.033666666666667</text:p>
          </table:table-cell>
          <table:table-cell table:formula="of:=MAX([.N72:.Q72])" office:value-type="float" office:value="0" calcext:value-type="float">
            <text:p>0</text:p>
          </table:table-cell>
          <table:table-cell table:formula="of:=[.Y72]+[.Z72]" office:value-type="float" office:value="0.1664" calcext:value-type="float">
            <text:p>0.1664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0544569687" calcext:value-type="float">
            <text:p>-0.126040544569687</text:p>
          </table:table-cell>
          <table:table-cell office:value-type="float" office:value="-0.126040196406637" calcext:value-type="float">
            <text:p>-0.126040196406637</text:p>
          </table:table-cell>
          <table:table-cell office:value-type="float" office:value="1.95171880722046" calcext:value-type="float">
            <text:p>1.95171880722046</text:p>
          </table:table-cell>
          <table:table-cell office:value-type="float" office:value="1.95316195487976" calcext:value-type="float">
            <text:p>1.95316195487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4.35415592470179E-015" calcext:value-type="float">
            <text:p>4.35415592470179E-15</text:p>
          </table:table-cell>
          <table:table-cell office:value-type="float" office:value="0.00000000534393439222125" calcext:value-type="float">
            <text:p>5.34393439222125E-09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91" calcext:value-type="float">
            <text:p>0.191</text:p>
          </table:table-cell>
          <table:table-cell office:value-type="float" office:value="0.259" calcext:value-type="float">
            <text:p>0.259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<text:s/></text:p>
          </table:table-cell>
          <table:table-cell table:formula="of:=([.X73]=&quot;Optimal&quot;)" office:value-type="boolean" office:boolean-value="true" calcext:value-type="boolean">
            <text:p>TRUE</text:p>
          </table:table-cell>
          <table:table-cell table:formula="of:=[.U73]-[.V73]-[.W73]" office:value-type="float" office:value="0" calcext:value-type="float">
            <text:p>0</text:p>
          </table:table-cell>
          <table:table-cell table:formula="of:=[.Y73]/[.U73]" office:value-type="float" office:value="0.0636666666666667" calcext:value-type="float">
            <text:p>0.063666666666667</text:p>
          </table:table-cell>
          <table:table-cell table:formula="of:=MAX([.N73:.Q73])" office:value-type="float" office:value="0.00000000534393439222125" calcext:value-type="float">
            <text:p>5.34393439222125E-09</text:p>
          </table:table-cell>
          <table:table-cell table:formula="of:=[.Y73]+[.Z73]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59813687007124" calcext:value-type="float">
            <text:p>-0.075981368700713</text:p>
          </table:table-cell>
          <table:table-cell office:value-type="float" office:value="-0.0759740776277038" calcext:value-type="float">
            <text:p>-0.075974077627704</text:p>
          </table:table-cell>
          <table:table-cell office:value-type="float" office:value="0.0136079788208008" calcext:value-type="float">
            <text:p>0.013607978820801</text:p>
          </table:table-cell>
          <table:table-cell office:value-type="float" office:value="0.0139400959014893" calcext:value-type="float">
            <text:p>0.01394009590148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74516520626378" calcext:value-type="float">
            <text:p>2.74516520626378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-0" calcext:value-type="float">
            <text:p>0</text:p>
          </table:table-cell>
          <table:table-cell office:value-type="float" office:value="2.55351295663786E-015" calcext:value-type="float">
            <text:p>2.55351295663786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501" calcext:value-type="float">
            <text:p>0.00501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1" calcext:value-type="float">
            <text:p>1</text:p>
          </table:table-cell>
          <table:table-cell table:formula="of:=([.X74]=&quot;Optimal&quot;)" office:value-type="boolean" office:boolean-value="true" calcext:value-type="boolean">
            <text:p>TRUE</text:p>
          </table:table-cell>
          <table:table-cell table:formula="of:=[.U74]-[.V74]-[.W74]" office:value-type="float" office:value="0" calcext:value-type="float">
            <text:p>0</text:p>
          </table:table-cell>
          <table:table-cell table:formula="of:=[.Y74]/[.U74]" office:value-type="float" office:value="0.00364" calcext:value-type="float">
            <text:p>0.00364</text:p>
          </table:table-cell>
          <table:table-cell table:formula="of:=MAX([.N74:.Q74])" office:value-type="float" office:value="0" calcext:value-type="float">
            <text:p>0</text:p>
          </table:table-cell>
          <table:table-cell table:formula="of:=[.Y74]+[.Z74]" office:value-type="float" office:value="0.00865" calcext:value-type="float">
            <text:p>0.00865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3918944376496" calcext:value-type="float">
            <text:p>-0.08139189443765</text:p>
          </table:table-cell>
          <table:table-cell office:value-type="float" office:value="-0.0813926956896389" calcext:value-type="float">
            <text:p>-0.081392695689639</text:p>
          </table:table-cell>
          <table:table-cell office:value-type="float" office:value="0.0614709854125977" calcext:value-type="float">
            <text:p>0.061470985412598</text:p>
          </table:table-cell>
          <table:table-cell office:value-type="float" office:value="0.0618460178375244" calcext:value-type="float">
            <text:p>0.06184601783752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.000000000000351420281763382" calcext:value-type="float">
            <text:p>3.51420281763382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-0" calcext:value-type="float">
            <text:p>0</text:p>
          </table:table-cell>
          <table:table-cell office:value-type="float" office:value="7.32747196252603E-015" calcext:value-type="float">
            <text:p>7.32747196252603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301" calcext:value-type="float">
            <text:p>0.0301</text:p>
          </table:table-cell>
          <table:table-cell office:value-type="float" office:value="2" calcext:value-type="float">
            <text:p>2</text:p>
          </table:table-cell>
          <table:table-cell table:formula="of:=([.X75]=&quot;Optimal&quot;)" office:value-type="boolean" office:boolean-value="true" calcext:value-type="boolean">
            <text:p>TRUE</text:p>
          </table:table-cell>
          <table:table-cell table:formula="of:=[.U75]-[.V75]-[.W75]" office:value-type="float" office:value="0" calcext:value-type="float">
            <text:p>0</text:p>
          </table:table-cell>
          <table:table-cell table:formula="of:=[.Y75]/[.U75]" office:value-type="float" office:value="0.0081" calcext:value-type="float">
            <text:p>0.0081</text:p>
          </table:table-cell>
          <table:table-cell table:formula="of:=MAX([.N75:.Q75])" office:value-type="float" office:value="0" calcext:value-type="float">
            <text:p>0</text:p>
          </table:table-cell>
          <table:table-cell table:formula="of:=[.Y75]+[.Z75]" office:value-type="float" office:value="0.0274" calcext:value-type="float">
            <text:p>0.0274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1639330948" calcext:value-type="float">
            <text:p>-0.124941639330948</text:p>
          </table:table-cell>
          <table:table-cell office:value-type="float" office:value="-0.124942836907451" calcext:value-type="float">
            <text:p>-0.124942836907451</text:p>
          </table:table-cell>
          <table:table-cell office:value-type="float" office:value="6.53344416618347" calcext:value-type="float">
            <text:p>6.53344416618347</text:p>
          </table:table-cell>
          <table:table-cell office:value-type="float" office:value="6.533940076828" calcext:value-type="float">
            <text:p>6.53394007682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48804579769291" calcext:value-type="float">
            <text:p>1.48804579769291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211" calcext:value-type="float">
            <text:p>0.0211</text:p>
          </table:table-cell>
          <table:table-cell office:value-type="float" office:value="6.16" calcext:value-type="float">
            <text:p>6.16</text:p>
          </table:table-cell>
          <table:table-cell office:value-type="float" office:value="6" calcext:value-type="float">
            <text:p>6</text:p>
          </table:table-cell>
          <table:table-cell table:formula="of:=([.X76]=&quot;Optimal&quot;)" office:value-type="boolean" office:boolean-value="true" calcext:value-type="boolean">
            <text:p>TRUE</text:p>
          </table:table-cell>
          <table:table-cell table:formula="of:=[.U76]-[.V76]-[.W76]" office:value-type="float" office:value="0" calcext:value-type="float">
            <text:p>0</text:p>
          </table:table-cell>
          <table:table-cell table:formula="of:=[.Y76]/[.U76]" office:value-type="float" office:value="0.01334" calcext:value-type="float">
            <text:p>0.01334</text:p>
          </table:table-cell>
          <table:table-cell table:formula="of:=MAX([.N76:.Q76])" office:value-type="float" office:value="0" calcext:value-type="float">
            <text:p>0</text:p>
          </table:table-cell>
          <table:table-cell table:formula="of:=[.Y76]+[.Z76]" office:value-type="float" office:value="0.0878" calcext:value-type="float">
            <text:p>0.0878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200507386" calcext:value-type="float">
            <text:p>-0.13257200507386</text:p>
          </table:table-cell>
          <table:table-cell office:value-type="float" office:value="-0.132573225297331" calcext:value-type="float">
            <text:p>-0.132573225297331</text:p>
          </table:table-cell>
          <table:table-cell office:value-type="float" office:value="120.434189081192" calcext:value-type="float">
            <text:p>120.434189081192</text:p>
          </table:table-cell>
          <table:table-cell office:value-type="float" office:value="120.43488407135" calcext:value-type="float">
            <text:p>120.4348840713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496130914129367" calcext:value-type="float">
            <text:p>4.96130914129367E-14</text:p>
          </table:table-cell>
          <table:table-cell office:value-type="float" office:value="0.000000000882203032848139" calcext:value-type="float">
            <text:p>8.82203032848139E-1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11" calcext:value-type="float">
            <text:p>0.111</text:p>
          </table:table-cell>
          <table:table-cell office:value-type="float" office:value="0.0224" calcext:value-type="float">
            <text:p>0.0224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formula="of:=([.X77]=&quot;Optimal&quot;)" office:value-type="boolean" office:boolean-value="true" calcext:value-type="boolean">
            <text:p>TRUE</text:p>
          </table:table-cell>
          <table:table-cell table:formula="of:=[.U77]-[.V77]-[.W77]" office:value-type="float" office:value="0" calcext:value-type="float">
            <text:p>0</text:p>
          </table:table-cell>
          <table:table-cell table:formula="of:=[.Y77]/[.U77]" office:value-type="float" office:value="0.0158571428571429" calcext:value-type="float">
            <text:p>0.015857142857143</text:p>
          </table:table-cell>
          <table:table-cell table:formula="of:=MAX([.N77:.Q77])" office:value-type="float" office:value="0.000000000882203032848139" calcext:value-type="float">
            <text:p>8.82203032848139E-10</text:p>
          </table:table-cell>
          <table:table-cell table:formula="of:=[.Y77]+[.Z77]" office:value-type="float" office:value="0.1334" calcext:value-type="float">
            <text:p>0.1334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38988707179" calcext:value-type="float">
            <text:p>-0.128638988707179</text:p>
          </table:table-cell>
          <table:table-cell office:value-type="float" office:value="-0.128639107527979" calcext:value-type="float">
            <text:p>-0.128639107527979</text:p>
          </table:table-cell>
          <table:table-cell office:value-type="float" office:value="0.653429985046387" calcext:value-type="float">
            <text:p>0.653429985046387</text:p>
          </table:table-cell>
          <table:table-cell office:value-type="float" office:value="0.654171943664551" calcext:value-type="float">
            <text:p>0.65417194366455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6567316135353" calcext:value-type="float">
            <text:p>6.567316135353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493" calcext:value-type="float">
            <text:p>0.493</text:p>
          </table:table-cell>
          <table:table-cell office:value-type="float" office:value="2" calcext:value-type="float">
            <text:p>2</text:p>
          </table:table-cell>
          <table:table-cell table:formula="of:=([.X78]=&quot;Optimal&quot;)" office:value-type="boolean" office:boolean-value="true" calcext:value-type="boolean">
            <text:p>TRUE</text:p>
          </table:table-cell>
          <table:table-cell table:formula="of:=[.U78]-[.V78]-[.W78]" office:value-type="float" office:value="0" calcext:value-type="float">
            <text:p>0</text:p>
          </table:table-cell>
          <table:table-cell table:formula="of:=[.Y78]/[.U78]" office:value-type="float" office:value="0.0338" calcext:value-type="float">
            <text:p>0.0338</text:p>
          </table:table-cell>
          <table:table-cell table:formula="of:=MAX([.N78:.Q78])" office:value-type="float" office:value="0" calcext:value-type="float">
            <text:p>0</text:p>
          </table:table-cell>
          <table:table-cell table:formula="of:=[.Y78]+[.Z78]" office:value-type="float" office:value="0.134" calcext:value-type="float">
            <text:p>0.134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0483974603" calcext:value-type="float">
            <text:p>-0.126040483974603</text:p>
          </table:table-cell>
          <table:table-cell office:value-type="float" office:value="-0.126040196406637" calcext:value-type="float">
            <text:p>-0.126040196406637</text:p>
          </table:table-cell>
          <table:table-cell office:value-type="float" office:value="2.83555197715759" calcext:value-type="float">
            <text:p>2.83555197715759</text:p>
          </table:table-cell>
          <table:table-cell office:value-type="float" office:value="2.83706998825073" calcext:value-type="float">
            <text:p>2.8370699882507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2.1614654510671E-015" calcext:value-type="float">
            <text:p>2.1614654510671E-15</text:p>
          </table:table-cell>
          <table:table-cell office:value-type="float" office:value="0.0000000120482977830627" calcext:value-type="float">
            <text:p>1.20482977830627E-08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88" calcext:value-type="float">
            <text:p>0.188</text:p>
          </table:table-cell>
          <table:table-cell office:value-type="float" office:value="0.257" calcext:value-type="float">
            <text:p>0.257</text:p>
          </table:table-cell>
          <table:table-cell office:value-type="float" office:value="2.34" calcext:value-type="float">
            <text:p>2.34</text:p>
          </table:table-cell>
          <table:table-cell office:value-type="float" office:value="3" calcext:value-type="float">
            <text:p>3</text:p>
          </table:table-cell>
          <table:table-cell table:formula="of:=([.X79]=&quot;Optimal&quot;)" office:value-type="boolean" office:boolean-value="true" calcext:value-type="boolean">
            <text:p>TRUE</text:p>
          </table:table-cell>
          <table:table-cell table:formula="of:=[.U79]-[.V79]-[.W79]" office:value-type="float" office:value="0" calcext:value-type="float">
            <text:p>0</text:p>
          </table:table-cell>
          <table:table-cell table:formula="of:=[.Y79]/[.U79]" office:value-type="float" office:value="0.0626666666666667" calcext:value-type="float">
            <text:p>0.062666666666667</text:p>
          </table:table-cell>
          <table:table-cell table:formula="of:=MAX([.N79:.Q79])" office:value-type="float" office:value="0.0000000120482977830627" calcext:value-type="float">
            <text:p>1.20482977830627E-08</text:p>
          </table:table-cell>
          <table:table-cell table:formula="of:=[.Y79]+[.Z79]" office:value-type="float" office:value="0.445" calcext:value-type="float">
            <text:p>0.445</text:p>
          </table:table-cell>
        </table:table-row>
        <table:table-row table:style-name="ro1">
          <table:table-cell office:value-type="string" calcext:value-type="string">
            <text:p>PAJ_CPLEX_MOSEK_nopresolve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59813687007124" calcext:value-type="float">
            <text:p>-0.075981368700713</text:p>
          </table:table-cell>
          <table:table-cell office:value-type="float" office:value="-0.0759697721666686" calcext:value-type="float">
            <text:p>-0.075969772166669</text:p>
          </table:table-cell>
          <table:table-cell office:value-type="float" office:value="0.0126800537109375" calcext:value-type="float">
            <text:p>0.012680053710938</text:p>
          </table:table-cell>
          <table:table-cell office:value-type="float" office:value="0.0130550861358643" calcext:value-type="float">
            <text:p>0.01305508613586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presolve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74516520626378" calcext:value-type="float">
            <text:p>2.74516520626378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501" calcext:value-type="float">
            <text:p>0.00501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1" calcext:value-type="float">
            <text:p>1</text:p>
          </table:table-cell>
          <table:table-cell table:formula="of:=([.X80]=&quot;Optimal&quot;)" office:value-type="boolean" office:boolean-value="true" calcext:value-type="boolean">
            <text:p>TRUE</text:p>
          </table:table-cell>
          <table:table-cell table:formula="of:=[.U80]-[.V80]-[.W80]" office:value-type="float" office:value="0" calcext:value-type="float">
            <text:p>0</text:p>
          </table:table-cell>
          <table:table-cell table:formula="of:=[.Y80]/[.U80]" office:value-type="float" office:value="0.00362" calcext:value-type="float">
            <text:p>0.00362</text:p>
          </table:table-cell>
          <table:table-cell table:formula="of:=MAX([.N80:.Q80])" office:value-type="float" office:value="0" calcext:value-type="float">
            <text:p>0</text:p>
          </table:table-cell>
          <table:table-cell table:formula="of:=[.Y80]+[.Z80]" office:value-type="float" office:value="0.00863" calcext:value-type="float">
            <text:p>0.00863</text:p>
          </table:table-cell>
        </table:table-row>
        <table:table-row table:style-name="ro1">
          <table:table-cell office:value-type="string" calcext:value-type="string">
            <text:p>PAJ_CPLEX_MOSEK_nopresolve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3918944376496" calcext:value-type="float">
            <text:p>-0.08139189443765</text:p>
          </table:table-cell>
          <table:table-cell office:value-type="float" office:value="-0.0813910305881912" calcext:value-type="float">
            <text:p>-0.081391030588191</text:p>
          </table:table-cell>
          <table:table-cell office:value-type="float" office:value="0.0583758354187012" calcext:value-type="float">
            <text:p>0.058375835418701</text:p>
          </table:table-cell>
          <table:table-cell office:value-type="float" office:value="0.0587260723114014" calcext:value-type="float">
            <text:p>0.05872607231140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presolve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.000000000000351420281763382" calcext:value-type="float">
            <text:p>3.51420281763382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74" calcext:value-type="float">
            <text:p>0.0274</text:p>
          </table:table-cell>
          <table:table-cell office:value-type="float" office:value="2" calcext:value-type="float">
            <text:p>2</text:p>
          </table:table-cell>
          <table:table-cell table:formula="of:=([.X81]=&quot;Optimal&quot;)" office:value-type="boolean" office:boolean-value="true" calcext:value-type="boolean">
            <text:p>TRUE</text:p>
          </table:table-cell>
          <table:table-cell table:formula="of:=[.U81]-[.V81]-[.W81]" office:value-type="float" office:value="0" calcext:value-type="float">
            <text:p>0</text:p>
          </table:table-cell>
          <table:table-cell table:formula="of:=[.Y81]/[.U81]" office:value-type="float" office:value="0.0081" calcext:value-type="float">
            <text:p>0.0081</text:p>
          </table:table-cell>
          <table:table-cell table:formula="of:=MAX([.N81:.Q81])" office:value-type="float" office:value="0" calcext:value-type="float">
            <text:p>0</text:p>
          </table:table-cell>
          <table:table-cell table:formula="of:=[.Y81]+[.Z81]" office:value-type="float" office:value="0.0272" calcext:value-type="float">
            <text:p>0.0272</text:p>
          </table:table-cell>
        </table:table-row>
        <table:table-row table:style-name="ro1">
          <table:table-cell office:value-type="string" calcext:value-type="string">
            <text:p>PAJ_CPLEX_MOSEK_nopresolve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1639330948" calcext:value-type="float">
            <text:p>-0.124941639330948</text:p>
          </table:table-cell>
          <table:table-cell office:value-type="float" office:value="-0.124942507838236" calcext:value-type="float">
            <text:p>-0.124942507838236</text:p>
          </table:table-cell>
          <table:table-cell office:value-type="float" office:value="5.67397499084473" calcext:value-type="float">
            <text:p>5.67397499084473</text:p>
          </table:table-cell>
          <table:table-cell office:value-type="float" office:value="5.67439007759094" calcext:value-type="float">
            <text:p>5.6743900775909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presolve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48804579769291" calcext:value-type="float">
            <text:p>1.48804579769291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-0" calcext:value-type="float">
            <text:p>0</text:p>
          </table:table-cell>
          <table:table-cell office:value-type="float" office:value="7.99360577730113E-015" calcext:value-type="float">
            <text:p>7.99360577730113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152" calcext:value-type="float">
            <text:p>0.0152</text:p>
          </table:table-cell>
          <table:table-cell office:value-type="float" office:value="5.58" calcext:value-type="float">
            <text:p>5.58</text:p>
          </table:table-cell>
          <table:table-cell office:value-type="float" office:value="6" calcext:value-type="float">
            <text:p>6</text:p>
          </table:table-cell>
          <table:table-cell table:formula="of:=([.X82]=&quot;Optimal&quot;)" office:value-type="boolean" office:boolean-value="true" calcext:value-type="boolean">
            <text:p>TRUE</text:p>
          </table:table-cell>
          <table:table-cell table:formula="of:=[.U82]-[.V82]-[.W82]" office:value-type="float" office:value="0" calcext:value-type="float">
            <text:p>0</text:p>
          </table:table-cell>
          <table:table-cell table:formula="of:=[.Y82]/[.U82]" office:value-type="float" office:value="0.0109166666666667" calcext:value-type="float">
            <text:p>0.010916666666667</text:p>
          </table:table-cell>
          <table:table-cell table:formula="of:=MAX([.N82:.Q82])" office:value-type="float" office:value="0" calcext:value-type="float">
            <text:p>0</text:p>
          </table:table-cell>
          <table:table-cell table:formula="of:=[.Y82]+[.Z82]" office:value-type="float" office:value="0.0807" calcext:value-type="float">
            <text:p>0.0807</text:p>
          </table:table-cell>
        </table:table-row>
        <table:table-row table:style-name="ro1">
          <table:table-cell office:value-type="string" calcext:value-type="string">
            <text:p>PAJ_CPLEX_MOSEK_nopresolve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200507386" calcext:value-type="float">
            <text:p>-0.13257200507386</text:p>
          </table:table-cell>
          <table:table-cell office:value-type="float" office:value="-0.132573234929627" calcext:value-type="float">
            <text:p>-0.132573234929627</text:p>
          </table:table-cell>
          <table:table-cell office:value-type="float" office:value="109.377356052399" calcext:value-type="float">
            <text:p>109.377356052399</text:p>
          </table:table-cell>
          <table:table-cell office:value-type="float" office:value="109.377990961075" calcext:value-type="float">
            <text:p>109.3779909610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presolve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496130914129367" calcext:value-type="float">
            <text:p>4.96130914129367E-14</text:p>
          </table:table-cell>
          <table:table-cell office:value-type="float" office:value="0.000000000882203032848139" calcext:value-type="float">
            <text:p>8.82203032848139E-1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1" calcext:value-type="float">
            <text:p>0.11</text:p>
          </table:table-cell>
          <table:table-cell office:value-type="float" office:value="0.0222" calcext:value-type="float">
            <text:p>0.0222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([.X83]=&quot;Optimal&quot;)" office:value-type="boolean" office:boolean-value="true" calcext:value-type="boolean">
            <text:p>TRUE</text:p>
          </table:table-cell>
          <table:table-cell table:formula="of:=[.U83]-[.V83]-[.W83]" office:value-type="float" office:value="0" calcext:value-type="float">
            <text:p>0</text:p>
          </table:table-cell>
          <table:table-cell table:formula="of:=[.Y83]/[.U83]" office:value-type="float" office:value="0.0157142857142857" calcext:value-type="float">
            <text:p>0.015714285714286</text:p>
          </table:table-cell>
          <table:table-cell table:formula="of:=MAX([.N83:.Q83])" office:value-type="float" office:value="0.000000000882203032848139" calcext:value-type="float">
            <text:p>8.82203032848139E-10</text:p>
          </table:table-cell>
          <table:table-cell table:formula="of:=[.Y83]+[.Z83]" office:value-type="float" office:value="0.1322" calcext:value-type="float">
            <text:p>0.1322</text:p>
          </table:table-cell>
        </table:table-row>
        <table:table-row table:style-name="ro1">
          <table:table-cell office:value-type="string" calcext:value-type="string">
            <text:p>PAJ_CPLEX_MOSEK_nopresolve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38978501575" calcext:value-type="float">
            <text:p>-0.128638978501575</text:p>
          </table:table-cell>
          <table:table-cell office:value-type="float" office:value="-0.128639156182065" calcext:value-type="float">
            <text:p>-0.128639156182065</text:p>
          </table:table-cell>
          <table:table-cell office:value-type="float" office:value="0.418329954147339" calcext:value-type="float">
            <text:p>0.418329954147339</text:p>
          </table:table-cell>
          <table:table-cell office:value-type="float" office:value="0.419017791748047" calcext:value-type="float">
            <text:p>0.41901779174804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presolve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245428677381199" calcext:value-type="float">
            <text:p>2.45428677381199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258" calcext:value-type="float">
            <text:p>0.258</text:p>
          </table:table-cell>
          <table:table-cell office:value-type="float" office:value="2" calcext:value-type="float">
            <text:p>2</text:p>
          </table:table-cell>
          <table:table-cell table:formula="of:=([.X84]=&quot;Optimal&quot;)" office:value-type="boolean" office:boolean-value="true" calcext:value-type="boolean">
            <text:p>TRUE</text:p>
          </table:table-cell>
          <table:table-cell table:formula="of:=[.U84]-[.V84]-[.W84]" office:value-type="float" office:value="0" calcext:value-type="float">
            <text:p>0</text:p>
          </table:table-cell>
          <table:table-cell table:formula="of:=[.Y84]/[.U84]" office:value-type="float" office:value="0.03455" calcext:value-type="float">
            <text:p>0.03455</text:p>
          </table:table-cell>
          <table:table-cell table:formula="of:=MAX([.N84:.Q84])" office:value-type="float" office:value="0" calcext:value-type="float">
            <text:p>0</text:p>
          </table:table-cell>
          <table:table-cell table:formula="of:=[.Y84]+[.Z84]" office:value-type="float" office:value="0.1347" calcext:value-type="float">
            <text:p>0.1347</text:p>
          </table:table-cell>
        </table:table-row>
        <table:table-row table:style-name="ro1">
          <table:table-cell office:value-type="string" calcext:value-type="string">
            <text:p>PAJ_CPLEX_MOSEK_nopresolve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0483974603" calcext:value-type="float">
            <text:p>-0.126040483974603</text:p>
          </table:table-cell>
          <table:table-cell office:value-type="float" office:value="-0.126040196406637" calcext:value-type="float">
            <text:p>-0.126040196406637</text:p>
          </table:table-cell>
          <table:table-cell office:value-type="float" office:value="11.5055501461029" calcext:value-type="float">
            <text:p>11.5055501461029</text:p>
          </table:table-cell>
          <table:table-cell office:value-type="float" office:value="11.5070698261261" calcext:value-type="float">
            <text:p>11.507069826126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presolve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2.1614654510671E-015" calcext:value-type="float">
            <text:p>2.1614654510671E-15</text:p>
          </table:table-cell>
          <table:table-cell office:value-type="float" office:value="0.0000000120482977830627" calcext:value-type="float">
            <text:p>1.20482977830627E-08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10.9" calcext:value-type="float">
            <text:p>10.9</text:p>
          </table:table-cell>
          <table:table-cell office:value-type="float" office:value="4" calcext:value-type="float">
            <text:p>4</text:p>
          </table:table-cell>
          <table:table-cell table:formula="of:=([.X85]=&quot;Optimal&quot;)" office:value-type="boolean" office:boolean-value="true" calcext:value-type="boolean">
            <text:p>TRUE</text:p>
          </table:table-cell>
          <table:table-cell table:formula="of:=[.U85]-[.V85]-[.W85]" office:value-type="float" office:value="0" calcext:value-type="float">
            <text:p>0</text:p>
          </table:table-cell>
          <table:table-cell table:formula="of:=[.Y85]/[.U85]" office:value-type="float" office:value="0.06375" calcext:value-type="float">
            <text:p>0.06375</text:p>
          </table:table-cell>
          <table:table-cell table:formula="of:=MAX([.N85:.Q85])" office:value-type="float" office:value="0.0000000120482977830627" calcext:value-type="float">
            <text:p>1.20482977830627E-08</text:p>
          </table:table-cell>
          <table:table-cell table:formula="of:=[.Y85]+[.Z85]"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PAJ_CPLEX_MOSEK_noscale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59813687007124" calcext:value-type="float">
            <text:p>-0.075981368700713</text:p>
          </table:table-cell>
          <table:table-cell office:value-type="float" office:value="-0.0759740776277038" calcext:value-type="float">
            <text:p>-0.075974077627704</text:p>
          </table:table-cell>
          <table:table-cell office:value-type="float" office:value="0.0136258602142334" calcext:value-type="float">
            <text:p>0.013625860214233</text:p>
          </table:table-cell>
          <table:table-cell office:value-type="float" office:value="0.0139620304107666" calcext:value-type="float">
            <text:p>0.01396203041076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74516520626378" calcext:value-type="float">
            <text:p>2.74516520626378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-0" calcext:value-type="float">
            <text:p>0</text:p>
          </table:table-cell>
          <table:table-cell office:value-type="float" office:value="2.55351295663786E-015" calcext:value-type="float">
            <text:p>2.55351295663786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513" calcext:value-type="float">
            <text:p>0.00513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1" calcext:value-type="float">
            <text:p>1</text:p>
          </table:table-cell>
          <table:table-cell table:formula="of:=([.X86]=&quot;Optimal&quot;)" office:value-type="boolean" office:boolean-value="true" calcext:value-type="boolean">
            <text:p>TRUE</text:p>
          </table:table-cell>
          <table:table-cell table:formula="of:=[.U86]-[.V86]-[.W86]" office:value-type="float" office:value="0" calcext:value-type="float">
            <text:p>0</text:p>
          </table:table-cell>
          <table:table-cell table:formula="of:=[.Y86]/[.U86]" office:value-type="float" office:value="0.00363" calcext:value-type="float">
            <text:p>0.00363</text:p>
          </table:table-cell>
          <table:table-cell table:formula="of:=MAX([.N86:.Q86])" office:value-type="float" office:value="0" calcext:value-type="float">
            <text:p>0</text:p>
          </table:table-cell>
          <table:table-cell table:formula="of:=[.Y86]+[.Z86]" office:value-type="float" office:value="0.00876" calcext:value-type="float">
            <text:p>0.00876</text:p>
          </table:table-cell>
        </table:table-row>
        <table:table-row table:style-name="ro1">
          <table:table-cell office:value-type="string" calcext:value-type="string">
            <text:p>PAJ_CPLEX_MOSEK_noscale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3918944376496" calcext:value-type="float">
            <text:p>-0.08139189443765</text:p>
          </table:table-cell>
          <table:table-cell office:value-type="float" office:value="-0.0813926956896389" calcext:value-type="float">
            <text:p>-0.081392695689639</text:p>
          </table:table-cell>
          <table:table-cell office:value-type="float" office:value="0.0595757961273193" calcext:value-type="float">
            <text:p>0.059575796127319</text:p>
          </table:table-cell>
          <table:table-cell office:value-type="float" office:value="0.0599451065063477" calcext:value-type="float">
            <text:p>0.05994510650634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.000000000000351420281763382" calcext:value-type="float">
            <text:p>3.51420281763382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-0" calcext:value-type="float">
            <text:p>0</text:p>
          </table:table-cell>
          <table:table-cell office:value-type="float" office:value="7.32747196252603E-015" calcext:value-type="float">
            <text:p>7.32747196252603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285" calcext:value-type="float">
            <text:p>0.0285</text:p>
          </table:table-cell>
          <table:table-cell office:value-type="float" office:value="2" calcext:value-type="float">
            <text:p>2</text:p>
          </table:table-cell>
          <table:table-cell table:formula="of:=([.X87]=&quot;Optimal&quot;)" office:value-type="boolean" office:boolean-value="true" calcext:value-type="boolean">
            <text:p>TRUE</text:p>
          </table:table-cell>
          <table:table-cell table:formula="of:=[.U87]-[.V87]-[.W87]" office:value-type="float" office:value="0" calcext:value-type="float">
            <text:p>0</text:p>
          </table:table-cell>
          <table:table-cell table:formula="of:=[.Y87]/[.U87]" office:value-type="float" office:value="0.008" calcext:value-type="float">
            <text:p>0.008</text:p>
          </table:table-cell>
          <table:table-cell table:formula="of:=MAX([.N87:.Q87])" office:value-type="float" office:value="0" calcext:value-type="float">
            <text:p>0</text:p>
          </table:table-cell>
          <table:table-cell table:formula="of:=[.Y87]+[.Z87]" office:value-type="float" office:value="0.0272" calcext:value-type="float">
            <text:p>0.0272</text:p>
          </table:table-cell>
        </table:table-row>
        <table:table-row table:style-name="ro1">
          <table:table-cell office:value-type="string" calcext:value-type="string">
            <text:p>PAJ_CPLEX_MOSEK_noscale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1639330948" calcext:value-type="float">
            <text:p>-0.124941639330948</text:p>
          </table:table-cell>
          <table:table-cell office:value-type="float" office:value="-0.124942612688131" calcext:value-type="float">
            <text:p>-0.124942612688131</text:p>
          </table:table-cell>
          <table:table-cell office:value-type="float" office:value="9.1702401638031" calcext:value-type="float">
            <text:p>9.1702401638031</text:p>
          </table:table-cell>
          <table:table-cell office:value-type="float" office:value="9.17076587677002" calcext:value-type="float">
            <text:p>9.1707658767700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48804579769291" calcext:value-type="float">
            <text:p>1.48804579769291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76" calcext:value-type="float">
            <text:p>0.076</text:p>
          </table:table-cell>
          <table:table-cell office:value-type="float" office:value="0.0152" calcext:value-type="float">
            <text:p>0.0152</text:p>
          </table:table-cell>
          <table:table-cell office:value-type="float" office:value="9.07" calcext:value-type="float">
            <text:p>9.07</text:p>
          </table:table-cell>
          <table:table-cell office:value-type="float" office:value="7" calcext:value-type="float">
            <text:p>7</text:p>
          </table:table-cell>
          <table:table-cell table:formula="of:=([.X88]=&quot;Optimal&quot;)" office:value-type="boolean" office:boolean-value="true" calcext:value-type="boolean">
            <text:p>TRUE</text:p>
          </table:table-cell>
          <table:table-cell table:formula="of:=[.U88]-[.V88]-[.W88]" office:value-type="float" office:value="0" calcext:value-type="float">
            <text:p>0</text:p>
          </table:table-cell>
          <table:table-cell table:formula="of:=[.Y88]/[.U88]" office:value-type="float" office:value="0.0108571428571429" calcext:value-type="float">
            <text:p>0.010857142857143</text:p>
          </table:table-cell>
          <table:table-cell table:formula="of:=MAX([.N88:.Q88])" office:value-type="float" office:value="0" calcext:value-type="float">
            <text:p>0</text:p>
          </table:table-cell>
          <table:table-cell table:formula="of:=[.Y88]+[.Z88]" office:value-type="float" office:value="0.0912" calcext:value-type="float">
            <text:p>0.0912</text:p>
          </table:table-cell>
        </table:table-row>
        <table:table-row table:style-name="ro1">
          <table:table-cell office:value-type="string" calcext:value-type="string">
            <text:p>PAJ_CPLEX_MOSEK_noscale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200507386" calcext:value-type="float">
            <text:p>-0.13257200507386</text:p>
          </table:table-cell>
          <table:table-cell office:value-type="float" office:value="-0.1325732242157" calcext:value-type="float">
            <text:p>-0.1325732242157</text:p>
          </table:table-cell>
          <table:table-cell office:value-type="float" office:value="107.206124067307" calcext:value-type="float">
            <text:p>107.206124067307</text:p>
          </table:table-cell>
          <table:table-cell office:value-type="float" office:value="107.206787109375" calcext:value-type="float">
            <text:p>107.2067871093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496130914129367" calcext:value-type="float">
            <text:p>4.96130914129367E-14</text:p>
          </table:table-cell>
          <table:table-cell office:value-type="float" office:value="0.000000000882203032848139" calcext:value-type="float">
            <text:p>8.82203032848139E-1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0227" calcext:value-type="float">
            <text:p>0.0227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table:formula="of:=([.X89]=&quot;Optimal&quot;)" office:value-type="boolean" office:boolean-value="true" calcext:value-type="boolean">
            <text:p>TRUE</text:p>
          </table:table-cell>
          <table:table-cell table:formula="of:=[.U89]-[.V89]-[.W89]" office:value-type="float" office:value="0" calcext:value-type="float">
            <text:p>0</text:p>
          </table:table-cell>
          <table:table-cell table:formula="of:=[.Y89]/[.U89]" office:value-type="float" office:value="0.01708" calcext:value-type="float">
            <text:p>0.01708</text:p>
          </table:table-cell>
          <table:table-cell table:formula="of:=MAX([.N89:.Q89])" office:value-type="float" office:value="0.000000000882203032848139" calcext:value-type="float">
            <text:p>8.82203032848139E-10</text:p>
          </table:table-cell>
          <table:table-cell table:formula="of:=[.Y89]+[.Z89]" office:value-type="float" office:value="0.1081" calcext:value-type="float">
            <text:p>0.1081</text:p>
          </table:table-cell>
        </table:table-row>
        <table:table-row table:style-name="ro1">
          <table:table-cell office:value-type="string" calcext:value-type="string">
            <text:p>PAJ_CPLEX_MOSEK_noscale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38988707179" calcext:value-type="float">
            <text:p>-0.128638988707179</text:p>
          </table:table-cell>
          <table:table-cell office:value-type="float" office:value="-0.128639106989439" calcext:value-type="float">
            <text:p>-0.128639106989439</text:p>
          </table:table-cell>
          <table:table-cell office:value-type="float" office:value="0.505230903625488" calcext:value-type="float">
            <text:p>0.505230903625488</text:p>
          </table:table-cell>
          <table:table-cell office:value-type="float" office:value="0.505945920944214" calcext:value-type="float">
            <text:p>0.50594592094421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6567316135353" calcext:value-type="float">
            <text:p>6.567316135353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347" calcext:value-type="float">
            <text:p>0.347</text:p>
          </table:table-cell>
          <table:table-cell office:value-type="float" office:value="2" calcext:value-type="float">
            <text:p>2</text:p>
          </table:table-cell>
          <table:table-cell table:formula="of:=([.X90]=&quot;Optimal&quot;)" office:value-type="boolean" office:boolean-value="true" calcext:value-type="boolean">
            <text:p>TRUE</text:p>
          </table:table-cell>
          <table:table-cell table:formula="of:=[.U90]-[.V90]-[.W90]" office:value-type="float" office:value="0" calcext:value-type="float">
            <text:p>0</text:p>
          </table:table-cell>
          <table:table-cell table:formula="of:=[.Y90]/[.U90]" office:value-type="float" office:value="0.03375" calcext:value-type="float">
            <text:p>0.03375</text:p>
          </table:table-cell>
          <table:table-cell table:formula="of:=MAX([.N90:.Q90])" office:value-type="float" office:value="0" calcext:value-type="float">
            <text:p>0</text:p>
          </table:table-cell>
          <table:table-cell table:formula="of:=[.Y90]+[.Z90]" office:value-type="float" office:value="0.1331" calcext:value-type="float">
            <text:p>0.1331</text:p>
          </table:table-cell>
        </table:table-row>
        <table:table-row table:style-name="ro1">
          <table:table-cell office:value-type="string" calcext:value-type="string">
            <text:p>PAJ_CPLEX_MOSEK_noscale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044604644" calcext:value-type="float">
            <text:p>-0.12604044604644</text:p>
          </table:table-cell>
          <table:table-cell office:value-type="float" office:value="-0.126040196406637" calcext:value-type="float">
            <text:p>-0.126040196406637</text:p>
          </table:table-cell>
          <table:table-cell office:value-type="float" office:value="2.8994460105896" calcext:value-type="float">
            <text:p>2.8994460105896</text:p>
          </table:table-cell>
          <table:table-cell office:value-type="float" office:value="2.90065908432007" calcext:value-type="float">
            <text:p>2.9006590843200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2.1614654510671E-015" calcext:value-type="float">
            <text:p>2.1614654510671E-15</text:p>
          </table:table-cell>
          <table:table-cell office:value-type="float" office:value="0.00000000221146791157256" calcext:value-type="float">
            <text:p>2.21146791157256E-09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9" calcext:value-type="float">
            <text:p>0.19</text:p>
          </table:table-cell>
          <table:table-cell office:value-type="float" office:value="0.259" calcext:value-type="float">
            <text:p>0.259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table:formula="of:=([.X91]=&quot;Optimal&quot;)" office:value-type="boolean" office:boolean-value="true" calcext:value-type="boolean">
            <text:p>TRUE</text:p>
          </table:table-cell>
          <table:table-cell table:formula="of:=[.U91]-[.V91]-[.W91]" office:value-type="float" office:value="0" calcext:value-type="float">
            <text:p>0</text:p>
          </table:table-cell>
          <table:table-cell table:formula="of:=[.Y91]/[.U91]" office:value-type="float" office:value="0.0633333333333333" calcext:value-type="float">
            <text:p>0.063333333333333</text:p>
          </table:table-cell>
          <table:table-cell table:formula="of:=MAX([.N91:.Q91])" office:value-type="float" office:value="0.00000000221146791157256" calcext:value-type="float">
            <text:p>2.21146791157256E-09</text:p>
          </table:table-cell>
          <table:table-cell table:formula="of:=[.Y91]+[.Z91]" office:value-type="float" office:value="0.449" calcext:value-type="float">
            <text:p>0.449</text:p>
          </table:table-cell>
        </table:table-row>
        <table:table-row table:style-name="ro1">
          <table:table-cell office:value-type="string" calcext:value-type="string">
            <text:p>PAJ_CPLEX_MOSEK_noscale_nopresolve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59813687007124" calcext:value-type="float">
            <text:p>-0.075981368700713</text:p>
          </table:table-cell>
          <table:table-cell office:value-type="float" office:value="-0.0759697721666686" calcext:value-type="float">
            <text:p>-0.075969772166669</text:p>
          </table:table-cell>
          <table:table-cell office:value-type="float" office:value="0.0128090381622314" calcext:value-type="float">
            <text:p>0.012809038162232</text:p>
          </table:table-cell>
          <table:table-cell office:value-type="float" office:value="0.0132021903991699" calcext:value-type="float">
            <text:p>0.0132021903991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_nopresolve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74516520626378" calcext:value-type="float">
            <text:p>2.74516520626378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497" calcext:value-type="float">
            <text:p>0.00497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1" calcext:value-type="float">
            <text:p>1</text:p>
          </table:table-cell>
          <table:table-cell table:formula="of:=([.X92]=&quot;Optimal&quot;)" office:value-type="boolean" office:boolean-value="true" calcext:value-type="boolean">
            <text:p>TRUE</text:p>
          </table:table-cell>
          <table:table-cell table:formula="of:=[.U92]-[.V92]-[.W92]" office:value-type="float" office:value="0" calcext:value-type="float">
            <text:p>0</text:p>
          </table:table-cell>
          <table:table-cell table:formula="of:=[.Y92]/[.U92]" office:value-type="float" office:value="0.00363" calcext:value-type="float">
            <text:p>0.00363</text:p>
          </table:table-cell>
          <table:table-cell table:formula="of:=MAX([.N92:.Q92])" office:value-type="float" office:value="0" calcext:value-type="float">
            <text:p>0</text:p>
          </table:table-cell>
          <table:table-cell table:formula="of:=[.Y92]+[.Z92]" office:value-type="float" office:value="0.0086" calcext:value-type="float">
            <text:p>0.0086</text:p>
          </table:table-cell>
        </table:table-row>
        <table:table-row table:style-name="ro1">
          <table:table-cell office:value-type="string" calcext:value-type="string">
            <text:p>PAJ_CPLEX_MOSEK_noscale_nopresolve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3918944376496" calcext:value-type="float">
            <text:p>-0.08139189443765</text:p>
          </table:table-cell>
          <table:table-cell office:value-type="float" office:value="-0.0813916595646909" calcext:value-type="float">
            <text:p>-0.081391659564691</text:p>
          </table:table-cell>
          <table:table-cell office:value-type="float" office:value="0.0581378936767578" calcext:value-type="float">
            <text:p>0.058137893676758</text:p>
          </table:table-cell>
          <table:table-cell office:value-type="float" office:value="0.0584750175476074" calcext:value-type="float">
            <text:p>0.05847501754760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_nopresolve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.000000000000351420281763382" calcext:value-type="float">
            <text:p>3.51420281763382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272" calcext:value-type="float">
            <text:p>0.0272</text:p>
          </table:table-cell>
          <table:table-cell office:value-type="float" office:value="2" calcext:value-type="float">
            <text:p>2</text:p>
          </table:table-cell>
          <table:table-cell table:formula="of:=([.X93]=&quot;Optimal&quot;)" office:value-type="boolean" office:boolean-value="true" calcext:value-type="boolean">
            <text:p>TRUE</text:p>
          </table:table-cell>
          <table:table-cell table:formula="of:=[.U93]-[.V93]-[.W93]" office:value-type="float" office:value="0" calcext:value-type="float">
            <text:p>0</text:p>
          </table:table-cell>
          <table:table-cell table:formula="of:=[.Y93]/[.U93]" office:value-type="float" office:value="0.00795" calcext:value-type="float">
            <text:p>0.00795</text:p>
          </table:table-cell>
          <table:table-cell table:formula="of:=MAX([.N93:.Q93])" office:value-type="float" office:value="0" calcext:value-type="float">
            <text:p>0</text:p>
          </table:table-cell>
          <table:table-cell table:formula="of:=[.Y93]+[.Z93]"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AJ_CPLEX_MOSEK_noscale_nopresolve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1639330948" calcext:value-type="float">
            <text:p>-0.124941639330948</text:p>
          </table:table-cell>
          <table:table-cell office:value-type="float" office:value="-0.12494207522086" calcext:value-type="float">
            <text:p>-0.12494207522086</text:p>
          </table:table-cell>
          <table:table-cell office:value-type="float" office:value="5.06874084472656" calcext:value-type="float">
            <text:p>5.06874084472656</text:p>
          </table:table-cell>
          <table:table-cell office:value-type="float" office:value="5.06917190551758" calcext:value-type="float">
            <text:p>5.0691719055175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_nopresolve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48804579769291" calcext:value-type="float">
            <text:p>1.48804579769291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153" calcext:value-type="float">
            <text:p>0.0153</text:p>
          </table:table-cell>
          <table:table-cell office:value-type="float" office:value="4.99" calcext:value-type="float">
            <text:p>4.99</text:p>
          </table:table-cell>
          <table:table-cell office:value-type="float" office:value="5" calcext:value-type="float">
            <text:p>5</text:p>
          </table:table-cell>
          <table:table-cell table:formula="of:=([.X94]=&quot;Optimal&quot;)" office:value-type="boolean" office:boolean-value="true" calcext:value-type="boolean">
            <text:p>TRUE</text:p>
          </table:table-cell>
          <table:table-cell table:formula="of:=[.U94]-[.V94]-[.W94]" office:value-type="float" office:value="0" calcext:value-type="float">
            <text:p>0</text:p>
          </table:table-cell>
          <table:table-cell table:formula="of:=[.Y94]/[.U94]" office:value-type="float" office:value="0.0109" calcext:value-type="float">
            <text:p>0.0109</text:p>
          </table:table-cell>
          <table:table-cell table:formula="of:=MAX([.N94:.Q94])" office:value-type="float" office:value="0" calcext:value-type="float">
            <text:p>0</text:p>
          </table:table-cell>
          <table:table-cell table:formula="of:=[.Y94]+[.Z94]" office:value-type="float" office:value="0.0698" calcext:value-type="float">
            <text:p>0.0698</text:p>
          </table:table-cell>
        </table:table-row>
        <table:table-row table:style-name="ro1">
          <table:table-cell office:value-type="string" calcext:value-type="string">
            <text:p>PAJ_CPLEX_MOSEK_noscale_nopresolve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200507386" calcext:value-type="float">
            <text:p>-0.13257200507386</text:p>
          </table:table-cell>
          <table:table-cell office:value-type="float" office:value="-0.132573074292956" calcext:value-type="float">
            <text:p>-0.132573074292956</text:p>
          </table:table-cell>
          <table:table-cell office:value-type="float" office:value="110.281339168549" calcext:value-type="float">
            <text:p>110.281339168549</text:p>
          </table:table-cell>
          <table:table-cell office:value-type="float" office:value="110.282001018524" calcext:value-type="float">
            <text:p>110.28200101852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_nopresolve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496130914129367" calcext:value-type="float">
            <text:p>4.96130914129367E-14</text:p>
          </table:table-cell>
          <table:table-cell office:value-type="float" office:value="0.000000000882203032848139" calcext:value-type="float">
            <text:p>8.82203032848139E-1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25" calcext:value-type="float">
            <text:p>0.125</text:p>
          </table:table-cell>
          <table:table-cell office:value-type="float" office:value="0.0222" calcext:value-type="float">
            <text:p>0.0222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table:formula="of:=([.X95]=&quot;Optimal&quot;)" office:value-type="boolean" office:boolean-value="true" calcext:value-type="boolean">
            <text:p>TRUE</text:p>
          </table:table-cell>
          <table:table-cell table:formula="of:=[.U95]-[.V95]-[.W95]" office:value-type="float" office:value="0" calcext:value-type="float">
            <text:p>0</text:p>
          </table:table-cell>
          <table:table-cell table:formula="of:=[.Y95]/[.U95]" office:value-type="float" office:value="0.015625" calcext:value-type="float">
            <text:p>0.015625</text:p>
          </table:table-cell>
          <table:table-cell table:formula="of:=MAX([.N95:.Q95])" office:value-type="float" office:value="0.000000000882203032848139" calcext:value-type="float">
            <text:p>8.82203032848139E-10</text:p>
          </table:table-cell>
          <table:table-cell table:formula="of:=[.Y95]+[.Z95]" office:value-type="float" office:value="0.1472" calcext:value-type="float">
            <text:p>0.1472</text:p>
          </table:table-cell>
        </table:table-row>
        <table:table-row table:style-name="ro1">
          <table:table-cell office:value-type="string" calcext:value-type="string">
            <text:p>PAJ_CPLEX_MOSEK_noscale_nopresolve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38978501575" calcext:value-type="float">
            <text:p>-0.128638978501575</text:p>
          </table:table-cell>
          <table:table-cell office:value-type="float" office:value="-0.128639106745246" calcext:value-type="float">
            <text:p>-0.128639106745246</text:p>
          </table:table-cell>
          <table:table-cell office:value-type="float" office:value="0.483141899108887" calcext:value-type="float">
            <text:p>0.483141899108887</text:p>
          </table:table-cell>
          <table:table-cell office:value-type="float" office:value="0.483858823776245" calcext:value-type="float">
            <text:p>0.48385882377624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_nopresolve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245428677381199" calcext:value-type="float">
            <text:p>2.45428677381199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323" calcext:value-type="float">
            <text:p>0.323</text:p>
          </table:table-cell>
          <table:table-cell office:value-type="float" office:value="2" calcext:value-type="float">
            <text:p>2</text:p>
          </table:table-cell>
          <table:table-cell table:formula="of:=([.X96]=&quot;Optimal&quot;)" office:value-type="boolean" office:boolean-value="true" calcext:value-type="boolean">
            <text:p>TRUE</text:p>
          </table:table-cell>
          <table:table-cell table:formula="of:=[.U96]-[.V96]-[.W96]" office:value-type="float" office:value="0" calcext:value-type="float">
            <text:p>0</text:p>
          </table:table-cell>
          <table:table-cell table:formula="of:=[.Y96]/[.U96]" office:value-type="float" office:value="0.0345" calcext:value-type="float">
            <text:p>0.0345</text:p>
          </table:table-cell>
          <table:table-cell table:formula="of:=MAX([.N96:.Q96])" office:value-type="float" office:value="0" calcext:value-type="float">
            <text:p>0</text:p>
          </table:table-cell>
          <table:table-cell table:formula="of:=[.Y96]+[.Z96]" office:value-type="float" office:value="0.1348" calcext:value-type="float">
            <text:p>0.1348</text:p>
          </table:table-cell>
        </table:table-row>
        <table:table-row table:style-name="ro1">
          <table:table-cell office:value-type="string" calcext:value-type="string">
            <text:p>PAJ_CPLEX_MOSEK_noscale_nopresolve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044604644" calcext:value-type="float">
            <text:p>-0.12604044604644</text:p>
          </table:table-cell>
          <table:table-cell office:value-type="float" office:value="-0.126040196406637" calcext:value-type="float">
            <text:p>-0.126040196406637</text:p>
          </table:table-cell>
          <table:table-cell office:value-type="float" office:value="2.58749389648437" calcext:value-type="float">
            <text:p>2.58749389648437</text:p>
          </table:table-cell>
          <table:table-cell office:value-type="float" office:value="2.58888602256775" calcext:value-type="float">
            <text:p>2.588886022567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_nopresolve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2.1614654510671E-015" calcext:value-type="float">
            <text:p>2.1614654510671E-15</text:p>
          </table:table-cell>
          <table:table-cell office:value-type="float" office:value="0.00000000221146791157256" calcext:value-type="float">
            <text:p>2.21146791157256E-09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181" calcext:value-type="float">
            <text:p>0.181</text:p>
          </table:table-cell>
          <table:table-cell office:value-type="float" office:value="0.254" calcext:value-type="float">
            <text:p>0.254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table:formula="of:=([.X97]=&quot;Optimal&quot;)" office:value-type="boolean" office:boolean-value="true" calcext:value-type="boolean">
            <text:p>TRUE</text:p>
          </table:table-cell>
          <table:table-cell table:formula="of:=[.U97]-[.V97]-[.W97]" office:value-type="float" office:value="0" calcext:value-type="float">
            <text:p>0</text:p>
          </table:table-cell>
          <table:table-cell table:formula="of:=[.Y97]/[.U97]" office:value-type="float" office:value="0.0603333333333333" calcext:value-type="float">
            <text:p>0.060333333333333</text:p>
          </table:table-cell>
          <table:table-cell table:formula="of:=MAX([.N97:.Q97])" office:value-type="float" office:value="0.00000000221146791157256" calcext:value-type="float">
            <text:p>2.21146791157256E-09</text:p>
          </table:table-cell>
          <table:table-cell table:formula="of:=[.Y97]+[.Z97]" office:value-type="float" office:value="0.435" calcext:value-type="float">
            <text:p>0.435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759838689933635" calcext:value-type="float">
            <text:p>-0.075983868993364</text:p>
          </table:table-cell>
          <table:table-cell office:value-type="float" office:value="0.00641202926635742" calcext:value-type="float">
            <text:p>0.006412029266357</text:p>
          </table:table-cell>
          <table:table-cell office:value-type="float" office:value="0.00672221183776856" calcext:value-type="float">
            <text:p>0.006722211837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0.000000796480005123279" calcext:value-type="float">
            <text:p>7.96480005123279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619034354249146" calcext:value-type="float">
            <text:p>6.19034354249146E-06</text:p>
          </table:table-cell>
          <table:table-cell office:value-type="float" office:value="2.55351295663786E-015" calcext:value-type="float">
            <text:p>2.55351295663786E-1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98" calcext:value-type="float">
            <text:p>0.00598</text:p>
          </table:table-cell>
          <table:table-cell office:value-type="string" calcext:value-type="string">
            <text:p><text:s/></text:p>
          </table:table-cell>
          <table:table-cell table:formula="of:=([.X98]=&quot;Optimal&quot;)" office:value-type="boolean" office:boolean-value="false" calcext:value-type="boolean">
            <text:p>FALSE</text:p>
          </table:table-cell>
          <table:table-cell table:formula="of:=[.U98]-[.V98]-[.W98]" office:value-type="string" office:string-value="" calcext:value-type="error">
            <text:p>#VALUE!</text:p>
          </table:table-cell>
          <table:table-cell table:formula="of:=[.Y98]/[.U98]" office:value-type="string" office:string-value="" calcext:value-type="error">
            <text:p>#DIV/0!</text:p>
          </table:table-cell>
          <table:table-cell table:formula="of:=MAX([.N98:.Q98])" office:value-type="float" office:value="0.00000619034354249146" calcext:value-type="float">
            <text:p>6.19034354249146E-06</text:p>
          </table:table-cell>
          <table:table-cell table:formula="of:=[.Y98]+[.Z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3950732198889" calcext:value-type="float">
            <text:p>-0.081395073219889</text:p>
          </table:table-cell>
          <table:table-cell office:value-type="float" office:value="-0.0813946594751704" calcext:value-type="float">
            <text:p>-0.08139465947517</text:p>
          </table:table-cell>
          <table:table-cell office:value-type="float" office:value="0.0158679485321045" calcext:value-type="float">
            <text:p>0.015867948532105</text:p>
          </table:table-cell>
          <table:table-cell office:value-type="float" office:value="0.01621413230896" calcext:value-type="float">
            <text:p>0.01621413230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0.000000942574718575118" calcext:value-type="float">
            <text:p>9.42574718575118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415463179100014" calcext:value-type="float">
            <text:p>4.15463179100014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office:value-type="string" calcext:value-type="string">
            <text:p><text:s/></text:p>
          </table:table-cell>
          <table:table-cell table:formula="of:=([.X99]=&quot;Optimal&quot;)" office:value-type="boolean" office:boolean-value="false" calcext:value-type="boolean">
            <text:p>FALSE</text:p>
          </table:table-cell>
          <table:table-cell table:formula="of:=[.U99]-[.V99]-[.W99]" office:value-type="string" office:string-value="" calcext:value-type="error">
            <text:p>#VALUE!</text:p>
          </table:table-cell>
          <table:table-cell table:formula="of:=[.Y99]/[.U99]" office:value-type="string" office:string-value="" calcext:value-type="error">
            <text:p>#DIV/0!</text:p>
          </table:table-cell>
          <table:table-cell table:formula="of:=MAX([.N99:.Q99])" office:value-type="float" office:value="0.00000415463179100014" calcext:value-type="float">
            <text:p>4.15463179100014E-06</text:p>
          </table:table-cell>
          <table:table-cell table:formula="of:=[.Y99]+[.Z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267910658" calcext:value-type="float">
            <text:p>-0.12494267910658</text:p>
          </table:table-cell>
          <table:table-cell office:value-type="float" office:value="-0.124943820476524" calcext:value-type="float">
            <text:p>-0.124943820476524</text:p>
          </table:table-cell>
          <table:table-cell office:value-type="float" office:value="1.73114919662476" calcext:value-type="float">
            <text:p>1.73114919662476</text:p>
          </table:table-cell>
          <table:table-cell office:value-type="float" office:value="1.73161315917969" calcext:value-type="float">
            <text:p>1.73161315917969</text:p>
          </table:table-cell>
          <table:table-cell office:value-type="float" office:value="3099" calcext:value-type="float">
            <text:p>3099</text:p>
          </table:table-cell>
          <table:table-cell office:value-type="string" calcext:value-type="string">
            <text:p>PAJ_CPLEX_noconic_msd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3.46944695195361E-018" calcext:value-type="float">
            <text:p>3.46944695195361E-18</text:p>
          </table:table-cell>
          <table:table-cell office:value-type="float" office:value="0.000000773714488956634" calcext:value-type="float">
            <text:p>7.73714488956634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152931779771631" calcext:value-type="float">
            <text:p>1.5293177977163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<text:s/></text:p>
          </table:table-cell>
          <table:table-cell table:formula="of:=([.X100]=&quot;Optimal&quot;)" office:value-type="boolean" office:boolean-value="false" calcext:value-type="boolean">
            <text:p>FALSE</text:p>
          </table:table-cell>
          <table:table-cell table:formula="of:=[.U100]-[.V100]-[.W100]" office:value-type="string" office:string-value="" calcext:value-type="error">
            <text:p>#VALUE!</text:p>
          </table:table-cell>
          <table:table-cell table:formula="of:=[.Y100]/[.U100]" office:value-type="string" office:string-value="" calcext:value-type="error">
            <text:p>#DIV/0!</text:p>
          </table:table-cell>
          <table:table-cell table:formula="of:=MAX([.N100:.Q100])" office:value-type="float" office:value="0.00000152931779771631" calcext:value-type="float">
            <text:p>1.52931779771631E-06</text:p>
          </table:table-cell>
          <table:table-cell table:formula="of:=[.Y100]+[.Z1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3260919772" calcext:value-type="float">
            <text:p>-0.132573260919772</text:p>
          </table:table-cell>
          <table:table-cell office:value-type="float" office:value="-0.132574492494242" calcext:value-type="float">
            <text:p>-0.132574492494242</text:p>
          </table:table-cell>
          <table:table-cell office:value-type="float" office:value="42.0575709342957" calcext:value-type="float">
            <text:p>42.0575709342957</text:p>
          </table:table-cell>
          <table:table-cell office:value-type="float" office:value="42.0582630634308" calcext:value-type="float">
            <text:p>42.0582630634308</text:p>
          </table:table-cell>
          <table:table-cell office:value-type="float" office:value="36764" calcext:value-type="float">
            <text:p>36764</text:p>
          </table:table-cell>
          <table:table-cell office:value-type="string" calcext:value-type="string">
            <text:p>PAJ_CPLEX_noconic_msd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119106670958685" calcext:value-type="float">
            <text:p>1.19106670958685E-06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0947018699428128" calcext:value-type="float">
            <text:p>9.47018699428128E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" calcext:value-type="float">
            <text:p>42.1</text:p>
          </table:table-cell>
          <table:table-cell office:value-type="string" calcext:value-type="string">
            <text:p><text:s/></text:p>
          </table:table-cell>
          <table:table-cell table:formula="of:=([.X101]=&quot;Optimal&quot;)" office:value-type="boolean" office:boolean-value="false" calcext:value-type="boolean">
            <text:p>FALSE</text:p>
          </table:table-cell>
          <table:table-cell table:formula="of:=[.U101]-[.V101]-[.W101]" office:value-type="string" office:string-value="" calcext:value-type="error">
            <text:p>#VALUE!</text:p>
          </table:table-cell>
          <table:table-cell table:formula="of:=[.Y101]/[.U101]" office:value-type="string" office:string-value="" calcext:value-type="error">
            <text:p>#DIV/0!</text:p>
          </table:table-cell>
          <table:table-cell table:formula="of:=MAX([.N101:.Q101])" office:value-type="float" office:value="0.00000119106670958685" calcext:value-type="float">
            <text:p>1.19106670958685E-06</text:p>
          </table:table-cell>
          <table:table-cell table:formula="of:=[.Y101]+[.Z1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41822465672" calcext:value-type="float">
            <text:p>-0.128641822465672</text:p>
          </table:table-cell>
          <table:table-cell office:value-type="float" office:value="-0.128640919004018" calcext:value-type="float">
            <text:p>-0.128640919004018</text:p>
          </table:table-cell>
          <table:table-cell office:value-type="float" office:value="0.2947838306427" calcext:value-type="float">
            <text:p>0.2947838306427</text:p>
          </table:table-cell>
          <table:table-cell office:value-type="float" office:value="0.295544147491455" calcext:value-type="float">
            <text:p>0.295544147491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158297654792583" calcext:value-type="float">
            <text:p>1.58297654792583E-06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923450313343379" calcext:value-type="float">
            <text:p>9.23450313343379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<text:s/></text:p>
          </table:table-cell>
          <table:table-cell table:formula="of:=([.X102]=&quot;Optimal&quot;)" office:value-type="boolean" office:boolean-value="false" calcext:value-type="boolean">
            <text:p>FALSE</text:p>
          </table:table-cell>
          <table:table-cell table:formula="of:=[.U102]-[.V102]-[.W102]" office:value-type="string" office:string-value="" calcext:value-type="error">
            <text:p>#VALUE!</text:p>
          </table:table-cell>
          <table:table-cell table:formula="of:=[.Y102]/[.U102]" office:value-type="string" office:string-value="" calcext:value-type="error">
            <text:p>#DIV/0!</text:p>
          </table:table-cell>
          <table:table-cell table:formula="of:=MAX([.N102:.Q102])" office:value-type="float" office:value="0.00000923450313343379" calcext:value-type="float">
            <text:p>9.23450313343379E-06</text:p>
          </table:table-cell>
          <table:table-cell table:formula="of:=[.Y102]+[.Z1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4569809188" calcext:value-type="float">
            <text:p>-0.126044569809188</text:p>
          </table:table-cell>
          <table:table-cell office:value-type="float" office:value="-0.126043423399797" calcext:value-type="float">
            <text:p>-0.126043423399797</text:p>
          </table:table-cell>
          <table:table-cell office:value-type="float" office:value="1.11571192741394" calcext:value-type="float">
            <text:p>1.11571192741394</text:p>
          </table:table-cell>
          <table:table-cell office:value-type="float" office:value="1.1171669960022" calcext:value-type="float">
            <text:p>1.1171669960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260239748609004" calcext:value-type="float">
            <text:p>2.60239748609004E-06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982308513001461" calcext:value-type="float">
            <text:p>9.8230851300146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<text:s/></text:p>
          </table:table-cell>
          <table:table-cell table:formula="of:=([.X103]=&quot;Optimal&quot;)" office:value-type="boolean" office:boolean-value="false" calcext:value-type="boolean">
            <text:p>FALSE</text:p>
          </table:table-cell>
          <table:table-cell table:formula="of:=[.U103]-[.V103]-[.W103]" office:value-type="string" office:string-value="" calcext:value-type="error">
            <text:p>#VALUE!</text:p>
          </table:table-cell>
          <table:table-cell table:formula="of:=[.Y103]/[.U103]" office:value-type="string" office:string-value="" calcext:value-type="error">
            <text:p>#DIV/0!</text:p>
          </table:table-cell>
          <table:table-cell table:formula="of:=MAX([.N103:.Q103])" office:value-type="float" office:value="0.00000982308513001461" calcext:value-type="float">
            <text:p>9.82308513001461E-06</text:p>
          </table:table-cell>
          <table:table-cell table:formula="of:=[.Y103]+[.Z1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759838508188894" calcext:value-type="float">
            <text:p>-0.075983850818889</text:p>
          </table:table-cell>
          <table:table-cell office:value-type="float" office:value="0.0368349552154541" calcext:value-type="float">
            <text:p>0.036834955215454</text:p>
          </table:table-cell>
          <table:table-cell office:value-type="float" office:value="0.0371840000152588" calcext:value-type="float">
            <text:p>0.03718400001525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740638658951187" calcext:value-type="float">
            <text:p>7.40638658951187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688266135839921" calcext:value-type="float">
            <text:p>6.88266135839921E-06</text:p>
          </table:table-cell>
          <table:table-cell office:value-type="float" office:value="2.55351295663786E-015" calcext:value-type="float">
            <text:p>2.55351295663786E-1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2" calcext:value-type="float">
            <text:p>0.0342</text:p>
          </table:table-cell>
          <table:table-cell office:value-type="float" office:value="12" calcext:value-type="float">
            <text:p>12</text:p>
          </table:table-cell>
          <table:table-cell table:formula="of:=([.X104]=&quot;Optimal&quot;)" office:value-type="boolean" office:boolean-value="false" calcext:value-type="boolean">
            <text:p>FALSE</text:p>
          </table:table-cell>
          <table:table-cell table:formula="of:=[.U104]-[.V104]-[.W104]" office:value-type="string" office:string-value="" calcext:value-type="error">
            <text:p>#VALUE!</text:p>
          </table:table-cell>
          <table:table-cell table:formula="of:=[.Y104]/[.U104]" office:value-type="string" office:string-value="" calcext:value-type="error">
            <text:p>#DIV/0!</text:p>
          </table:table-cell>
          <table:table-cell table:formula="of:=MAX([.N104:.Q104])" office:value-type="float" office:value="0.00000688266135839921" calcext:value-type="float">
            <text:p>6.88266135839921E-06</text:p>
          </table:table-cell>
          <table:table-cell table:formula="of:=[.Y104]+[.Z1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813950723793589" calcext:value-type="float">
            <text:p>-0.081395072379359</text:p>
          </table:table-cell>
          <table:table-cell office:value-type="float" office:value="0.103847980499268" calcext:value-type="float">
            <text:p>0.103847980499268</text:p>
          </table:table-cell>
          <table:table-cell office:value-type="float" office:value="0.104238986968994" calcext:value-type="float">
            <text:p>0.10423898696899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0909170086153821" calcext:value-type="float">
            <text:p>9.09170086153821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344134276720303" calcext:value-type="float">
            <text:p>3.44134276720303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7" calcext:value-type="float">
            <text:p>0.0977</text:p>
          </table:table-cell>
          <table:table-cell office:value-type="float" office:value="17" calcext:value-type="float">
            <text:p>17</text:p>
          </table:table-cell>
          <table:table-cell table:formula="of:=([.X105]=&quot;Optimal&quot;)" office:value-type="boolean" office:boolean-value="false" calcext:value-type="boolean">
            <text:p>FALSE</text:p>
          </table:table-cell>
          <table:table-cell table:formula="of:=[.U105]-[.V105]-[.W105]" office:value-type="string" office:string-value="" calcext:value-type="error">
            <text:p>#VALUE!</text:p>
          </table:table-cell>
          <table:table-cell table:formula="of:=[.Y105]/[.U105]" office:value-type="string" office:string-value="" calcext:value-type="error">
            <text:p>#DIV/0!</text:p>
          </table:table-cell>
          <table:table-cell table:formula="of:=MAX([.N105:.Q105])" office:value-type="float" office:value="0.00000344134276720303" calcext:value-type="float">
            <text:p>3.44134276720303E-06</text:p>
          </table:table-cell>
          <table:table-cell table:formula="of:=[.Y105]+[.Z1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2951865065" calcext:value-type="float">
            <text:p>-0.124942951865065</text:p>
          </table:table-cell>
          <table:table-cell office:value-type="float" office:value="-0.124943264453625" calcext:value-type="float">
            <text:p>-0.124943264453625</text:p>
          </table:table-cell>
          <table:table-cell office:value-type="float" office:value="22.5980129241943" calcext:value-type="float">
            <text:p>22.5980129241943</text:p>
          </table:table-cell>
          <table:table-cell office:value-type="float" office:value="22.5985758304596" calcext:value-type="float">
            <text:p>22.598575830459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1.38777878078145E-017" calcext:value-type="float">
            <text:p>1.38777878078145E-17</text:p>
          </table:table-cell>
          <table:table-cell office:value-type="float" office:value="0.00000105498764772088" calcext:value-type="float">
            <text:p>1.05498764772088E-06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298262138752117" calcext:value-type="float">
            <text:p>2.98262138752117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20" calcext:value-type="float">
            <text:p>20</text:p>
          </table:table-cell>
          <table:table-cell table:formula="of:=([.X106]=&quot;Optimal&quot;)" office:value-type="boolean" office:boolean-value="false" calcext:value-type="boolean">
            <text:p>FALSE</text:p>
          </table:table-cell>
          <table:table-cell table:formula="of:=[.U106]-[.V106]-[.W106]" office:value-type="string" office:string-value="" calcext:value-type="error">
            <text:p>#VALUE!</text:p>
          </table:table-cell>
          <table:table-cell table:formula="of:=[.Y106]/[.U106]" office:value-type="string" office:string-value="" calcext:value-type="error">
            <text:p>#DIV/0!</text:p>
          </table:table-cell>
          <table:table-cell table:formula="of:=MAX([.N106:.Q106])" office:value-type="float" office:value="0.00000298262138752117" calcext:value-type="float">
            <text:p>2.98262138752117E-06</text:p>
          </table:table-cell>
          <table:table-cell table:formula="of:=[.Y106]+[.Z1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4653289546" calcext:value-type="float">
            <text:p>-0.132574653289546</text:p>
          </table:table-cell>
          <table:table-cell office:value-type="float" office:value="-0.132575613990819" calcext:value-type="float">
            <text:p>-0.132575613990819</text:p>
          </table:table-cell>
          <table:table-cell office:value-type="float" office:value="661.033992052078" calcext:value-type="float">
            <text:p>661.033992052078</text:p>
          </table:table-cell>
          <table:table-cell office:value-type="float" office:value="661.0346159935" calcext:value-type="float">
            <text:p>661.034615993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687323703042753" calcext:value-type="float">
            <text:p>6.87323703042753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844365364330607" calcext:value-type="float">
            <text:p>8.44365364330607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25" calcext:value-type="float">
            <text:p>25</text:p>
          </table:table-cell>
          <table:table-cell table:formula="of:=([.X107]=&quot;Optimal&quot;)" office:value-type="boolean" office:boolean-value="false" calcext:value-type="boolean">
            <text:p>FALSE</text:p>
          </table:table-cell>
          <table:table-cell table:formula="of:=[.U107]-[.V107]-[.W107]" office:value-type="string" office:string-value="" calcext:value-type="error">
            <text:p>#VALUE!</text:p>
          </table:table-cell>
          <table:table-cell table:formula="of:=[.Y107]/[.U107]" office:value-type="string" office:string-value="" calcext:value-type="error">
            <text:p>#DIV/0!</text:p>
          </table:table-cell>
          <table:table-cell table:formula="of:=MAX([.N107:.Q107])" office:value-type="float" office:value="0.00000844365364330607" calcext:value-type="float">
            <text:p>8.44365364330607E-06</text:p>
          </table:table-cell>
          <table:table-cell table:formula="of:=[.Y107]+[.Z1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128639907868064" calcext:value-type="float">
            <text:p>-0.128639907868064</text:p>
          </table:table-cell>
          <table:table-cell office:value-type="float" office:value="4.61179995536804" calcext:value-type="float">
            <text:p>4.61179995536804</text:p>
          </table:table-cell>
          <table:table-cell office:value-type="float" office:value="4.61259293556213" calcext:value-type="float">
            <text:p>4.6125929355621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1.04083408558608E-017" calcext:value-type="float">
            <text:p>1.04083408558608E-17</text:p>
          </table:table-cell>
          <table:table-cell office:value-type="float" office:value="0.000000641683357928413" calcext:value-type="float">
            <text:p>6.41683357928413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761321898917111" calcext:value-type="float">
            <text:p>7.6132189891711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6" calcext:value-type="float">
            <text:p>4.56</text:p>
          </table:table-cell>
          <table:table-cell office:value-type="float" office:value="27" calcext:value-type="float">
            <text:p>27</text:p>
          </table:table-cell>
          <table:table-cell table:formula="of:=([.X108]=&quot;Optimal&quot;)" office:value-type="boolean" office:boolean-value="false" calcext:value-type="boolean">
            <text:p>FALSE</text:p>
          </table:table-cell>
          <table:table-cell table:formula="of:=[.U108]-[.V108]-[.W108]" office:value-type="string" office:string-value="" calcext:value-type="error">
            <text:p>#VALUE!</text:p>
          </table:table-cell>
          <table:table-cell table:formula="of:=[.Y108]/[.U108]" office:value-type="string" office:string-value="" calcext:value-type="error">
            <text:p>#DIV/0!</text:p>
          </table:table-cell>
          <table:table-cell table:formula="of:=MAX([.N108:.Q108])" office:value-type="float" office:value="0.00000761321898917111" calcext:value-type="float">
            <text:p>7.61321898917111E-06</text:p>
          </table:table-cell>
          <table:table-cell table:formula="of:=[.Y108]+[.Z1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150684268" calcext:value-type="float">
            <text:p>-0.12604150684268</text:p>
          </table:table-cell>
          <table:table-cell office:value-type="float" office:value="-0.12604150684268" calcext:value-type="float">
            <text:p>-0.12604150684268</text:p>
          </table:table-cell>
          <table:table-cell office:value-type="float" office:value="32.9795570373535" calcext:value-type="float">
            <text:p>32.9795570373535</text:p>
          </table:table-cell>
          <table:table-cell office:value-type="float" office:value="32.9810888767242" calcext:value-type="float">
            <text:p>32.981088876724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1.11022302462516E-015" calcext:value-type="float">
            <text:p>1.11022302462516E-15</text:p>
          </table:table-cell>
          <table:table-cell office:value-type="float" office:value="0.000000349107490950351" calcext:value-type="float">
            <text:p>3.49107490950351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645522330276995" calcext:value-type="float">
            <text:p>6.45522330276995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25" calcext:value-type="float">
            <text:p>25</text:p>
          </table:table-cell>
          <table:table-cell table:formula="of:=([.X109]=&quot;Optimal&quot;)" office:value-type="boolean" office:boolean-value="false" calcext:value-type="boolean">
            <text:p>FALSE</text:p>
          </table:table-cell>
          <table:table-cell table:formula="of:=[.U109]-[.V109]-[.W109]" office:value-type="string" office:string-value="" calcext:value-type="error">
            <text:p>#VALUE!</text:p>
          </table:table-cell>
          <table:table-cell table:formula="of:=[.Y109]/[.U109]" office:value-type="string" office:string-value="" calcext:value-type="error">
            <text:p>#DIV/0!</text:p>
          </table:table-cell>
          <table:table-cell table:formula="of:=MAX([.N109:.Q109])" office:value-type="float" office:value="0.00000645522330276995" calcext:value-type="float">
            <text:p>6.45522330276995E-06</text:p>
          </table:table-cell>
          <table:table-cell table:formula="of:=[.Y109]+[.Z1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58384742382365" calcext:value-type="float">
            <text:p>-0.075838474238237</text:p>
          </table:table-cell>
          <table:table-cell office:value-type="float" office:value="-0.0758027410657411" calcext:value-type="float">
            <text:p>-0.075802741065741</text:p>
          </table:table-cell>
          <table:table-cell office:value-type="float" office:value="0.428498029708862" calcext:value-type="float">
            <text:p>0.428498029708862</text:p>
          </table:table-cell>
          <table:table-cell office:value-type="float" office:value="0.428882122039795" calcext:value-type="float">
            <text:p>0.42888212203979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.0000201960040934757" calcext:value-type="float">
            <text:p>2.01960040934757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-0" calcext:value-type="float">
            <text:p>0</text:p>
          </table:table-cell>
          <table:table-cell office:value-type="float" office:value="2.55351295663786E-015" calcext:value-type="float">
            <text:p>2.55351295663786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6" calcext:value-type="float">
            <text:p>0.206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1" calcext:value-type="float">
            <text:p>1</text:p>
          </table:table-cell>
          <table:table-cell table:formula="of:=([.X110]=&quot;Optimal&quot;)" office:value-type="boolean" office:boolean-value="true" calcext:value-type="boolean">
            <text:p>TRUE</text:p>
          </table:table-cell>
          <table:table-cell table:formula="of:=[.U110]-[.V110]-[.W110]" office:value-type="float" office:value="0" calcext:value-type="float">
            <text:p>0</text:p>
          </table:table-cell>
          <table:table-cell table:formula="of:=[.Y110]/[.U110]" office:value-type="float" office:value="0.218" calcext:value-type="float">
            <text:p>0.218</text:p>
          </table:table-cell>
          <table:table-cell table:formula="of:=MAX([.N110:.Q110])" office:value-type="float" office:value="0" calcext:value-type="float">
            <text:p>0</text:p>
          </table:table-cell>
          <table:table-cell table:formula="of:=[.Y110]+[.Z110]" office:value-type="float" office:value="0.424" calcext:value-type="float">
            <text:p>0.424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2231835119072" calcext:value-type="float">
            <text:p>-0.081223183511907</text:p>
          </table:table-cell>
          <table:table-cell office:value-type="float" office:value="-0.0811952299370478" calcext:value-type="float">
            <text:p>-0.081195229937048</text:p>
          </table:table-cell>
          <table:table-cell office:value-type="float" office:value="0.571716070175171" calcext:value-type="float">
            <text:p>0.571716070175171</text:p>
          </table:table-cell>
          <table:table-cell office:value-type="float" office:value="0.572127103805542" calcext:value-type="float">
            <text:p>0.57212710380554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.0000315478996637183" calcext:value-type="float">
            <text:p>3.15478996637183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787176713522981" calcext:value-type="float">
            <text:p>7.87176713522981E-06</text:p>
          </table:table-cell>
          <table:table-cell office:value-type="float" office:value="7.32747196252603E-015" calcext:value-type="float">
            <text:p>7.32747196252603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282" calcext:value-type="float">
            <text:p>0.282</text:p>
          </table:table-cell>
          <table:table-cell office:value-type="float" office:value="0.259" calcext:value-type="float">
            <text:p>0.259</text:p>
          </table:table-cell>
          <table:table-cell office:value-type="float" office:value="0.0282" calcext:value-type="float">
            <text:p>0.0282</text:p>
          </table:table-cell>
          <table:table-cell office:value-type="float" office:value="2" calcext:value-type="float">
            <text:p>2</text:p>
          </table:table-cell>
          <table:table-cell table:formula="of:=([.X111]=&quot;Optimal&quot;)" office:value-type="boolean" office:boolean-value="true" calcext:value-type="boolean">
            <text:p>TRUE</text:p>
          </table:table-cell>
          <table:table-cell table:formula="of:=[.U111]-[.V111]-[.W111]" office:value-type="float" office:value="0" calcext:value-type="float">
            <text:p>0</text:p>
          </table:table-cell>
          <table:table-cell table:formula="of:=[.Y111]/[.U111]" office:value-type="float" office:value="0.141" calcext:value-type="float">
            <text:p>0.141</text:p>
          </table:table-cell>
          <table:table-cell table:formula="of:=MAX([.N111:.Q111])" office:value-type="float" office:value="0.00000787176713522981" calcext:value-type="float">
            <text:p>7.87176713522981E-06</text:p>
          </table:table-cell>
          <table:table-cell table:formula="of:=[.Y111]+[.Z111]" office:value-type="float" office:value="0.541" calcext:value-type="float">
            <text:p>0.541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4179108119" calcext:value-type="float">
            <text:p>-0.124944179108119</text:p>
          </table:table-cell>
          <table:table-cell office:value-type="float" office:value="-0.124945160094373" calcext:value-type="float">
            <text:p>-0.124945160094373</text:p>
          </table:table-cell>
          <table:table-cell office:value-type="float" office:value="43.6841018199921" calcext:value-type="float">
            <text:p>43.6841018199921</text:p>
          </table:table-cell>
          <table:table-cell office:value-type="float" office:value="43.6847050189972" calcext:value-type="float">
            <text:p>43.684705018997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835684592075114" calcext:value-type="float">
            <text:p>8.35684592075114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674045264114788" calcext:value-type="float">
            <text:p>6.74045264114788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.68" calcext:value-type="float">
            <text:p>2.68</text:p>
          </table:table-cell>
          <table:table-cell office:value-type="float" office:value="0.879" calcext:value-type="float">
            <text:p>0.879</text:p>
          </table:table-cell>
          <table:table-cell office:value-type="float" office:value="40.1" calcext:value-type="float">
            <text:p>40.1</text:p>
          </table:table-cell>
          <table:table-cell office:value-type="float" office:value="25" calcext:value-type="float">
            <text:p>25</text:p>
          </table:table-cell>
          <table:table-cell table:formula="of:=([.X112]=&quot;Optimal&quot;)" office:value-type="boolean" office:boolean-value="false" calcext:value-type="boolean">
            <text:p>FALSE</text:p>
          </table:table-cell>
          <table:table-cell table:formula="of:=[.U112]-[.V112]-[.W112]" office:value-type="float" office:value="1" calcext:value-type="float">
            <text:p>1</text:p>
          </table:table-cell>
          <table:table-cell table:formula="of:=[.Y112]/[.U112]" office:value-type="float" office:value="0.157647058823529" calcext:value-type="float">
            <text:p>0.157647058823529</text:p>
          </table:table-cell>
          <table:table-cell table:formula="of:=MAX([.N112:.Q112])" office:value-type="float" office:value="0.00000674045264114788" calcext:value-type="float">
            <text:p>6.74045264114788E-06</text:p>
          </table:table-cell>
          <table:table-cell table:formula="of:=[.Y112]+[.Z112]" office:value-type="float" office:value="3.559" calcext:value-type="float">
            <text:p>3.559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4095995756" calcext:value-type="float">
            <text:p>-0.132574095995756</text:p>
          </table:table-cell>
          <table:table-cell office:value-type="float" office:value="-0.132575064738251" calcext:value-type="float">
            <text:p>-0.132575064738251</text:p>
          </table:table-cell>
          <table:table-cell office:value-type="float" office:value="1981.25340104103" calcext:value-type="float">
            <text:p>1981.25340104103</text:p>
          </table:table-cell>
          <table:table-cell office:value-type="float" office:value="1981.25411200523" calcext:value-type="float">
            <text:p>1981.2541120052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1.04083408558608E-017" calcext:value-type="float">
            <text:p>1.04083408558608E-17</text:p>
          </table:table-cell>
          <table:table-cell office:value-type="float" office:value="0.000000816234954612027" calcext:value-type="float">
            <text:p>8.16234954612027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563340747174183" calcext:value-type="float">
            <text:p>5.63340747174183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.2" calcext:value-type="float">
            <text:p>2.2</text:p>
          </table:table-cell>
          <table:table-cell office:value-type="float" office:value="1.48" calcext:value-type="float">
            <text:p>1.48</text:p>
          </table:table-cell>
          <table:table-cell office:value-type="float" office:value="1980" calcext:value-type="float">
            <text:p>1980</text:p>
          </table:table-cell>
          <table:table-cell office:value-type="float" office:value="31" calcext:value-type="float">
            <text:p>31</text:p>
          </table:table-cell>
          <table:table-cell table:formula="of:=([.X113]=&quot;Optimal&quot;)" office:value-type="boolean" office:boolean-value="false" calcext:value-type="boolean">
            <text:p>FALSE</text:p>
          </table:table-cell>
          <table:table-cell table:formula="of:=[.U113]-[.V113]-[.W113]" office:value-type="float" office:value="1" calcext:value-type="float">
            <text:p>1</text:p>
          </table:table-cell>
          <table:table-cell table:formula="of:=[.Y113]/[.U113]" office:value-type="float" office:value="0.169230769230769" calcext:value-type="float">
            <text:p>0.169230769230769</text:p>
          </table:table-cell>
          <table:table-cell table:formula="of:=MAX([.N113:.Q113])" office:value-type="float" office:value="0.00000563340747174183" calcext:value-type="float">
            <text:p>5.63340747174183E-06</text:p>
          </table:table-cell>
          <table:table-cell table:formula="of:=[.Y113]+[.Z113]" office:value-type="float" office:value="3.68" calcext:value-type="float">
            <text:p>3.68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40199033618" calcext:value-type="float">
            <text:p>-0.128640199033618</text:p>
          </table:table-cell>
          <table:table-cell office:value-type="float" office:value="-0.128640199033618" calcext:value-type="float">
            <text:p>-0.128640199033618</text:p>
          </table:table-cell>
          <table:table-cell office:value-type="float" office:value="17.7477021217346" calcext:value-type="float">
            <text:p>17.7477021217346</text:p>
          </table:table-cell>
          <table:table-cell office:value-type="float" office:value="17.7485089302063" calcext:value-type="float">
            <text:p>17.748508930206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186586741765526" calcext:value-type="float">
            <text:p>1.86586741765526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841608954629416" calcext:value-type="float">
            <text:p>8.41608954629416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7.99" calcext:value-type="float">
            <text:p>7.99</text:p>
          </table:table-cell>
          <table:table-cell office:value-type="float" office:value="2.87" calcext:value-type="float">
            <text:p>2.87</text:p>
          </table:table-cell>
          <table:table-cell office:value-type="float" office:value="6.82" calcext:value-type="float">
            <text:p>6.82</text:p>
          </table:table-cell>
          <table:table-cell office:value-type="float" office:value="29" calcext:value-type="float">
            <text:p>29</text:p>
          </table:table-cell>
          <table:table-cell table:formula="of:=([.X114]=&quot;Optimal&quot;)" office:value-type="boolean" office:boolean-value="false" calcext:value-type="boolean">
            <text:p>FALSE</text:p>
          </table:table-cell>
          <table:table-cell table:formula="of:=[.U114]-[.V114]-[.W114]" office:value-type="float" office:value="2" calcext:value-type="float">
            <text:p>2</text:p>
          </table:table-cell>
          <table:table-cell table:formula="of:=[.Y114]/[.U114]" office:value-type="float" office:value="1.14142857142857" calcext:value-type="float">
            <text:p>1.14142857142857</text:p>
          </table:table-cell>
          <table:table-cell table:formula="of:=MAX([.N114:.Q114])" office:value-type="float" office:value="0.00000841608954629416" calcext:value-type="float">
            <text:p>8.41608954629416E-06</text:p>
          </table:table-cell>
          <table:table-cell table:formula="of:=[.Y114]+[.Z114]" office:value-type="float" office:value="10.86" calcext:value-type="float">
            <text:p>10.86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1430870589" calcext:value-type="float">
            <text:p>-0.126041430870589</text:p>
          </table:table-cell>
          <table:table-cell office:value-type="float" office:value="-0.126041430870589" calcext:value-type="float">
            <text:p>-0.126041430870589</text:p>
          </table:table-cell>
          <table:table-cell office:value-type="float" office:value="234.743894815445" calcext:value-type="float">
            <text:p>234.743894815445</text:p>
          </table:table-cell>
          <table:table-cell office:value-type="float" office:value="234.745274066925" calcext:value-type="float">
            <text:p>234.74527406692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4.44089209850063E-016" calcext:value-type="float">
            <text:p>4.44089209850063E-16</text:p>
          </table:table-cell>
          <table:table-cell office:value-type="float" office:value="0.0000000116725261747885" calcext:value-type="float">
            <text:p>1.16725261747885E-08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441998798292046" calcext:value-type="float">
            <text:p>4.41998798292046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5.8" calcext:value-type="float">
            <text:p>55.8</text:p>
          </table:table-cell>
          <table:table-cell office:value-type="float" office:value="7.12" calcext:value-type="float">
            <text:p>7.12</text:p>
          </table:table-cell>
          <table:table-cell office:value-type="float" office:value="172" calcext:value-type="float">
            <text:p>172</text:p>
          </table:table-cell>
          <table:table-cell office:value-type="float" office:value="41" calcext:value-type="float">
            <text:p>41</text:p>
          </table:table-cell>
          <table:table-cell table:formula="of:=([.X115]=&quot;Optimal&quot;)" office:value-type="boolean" office:boolean-value="false" calcext:value-type="boolean">
            <text:p>FALSE</text:p>
          </table:table-cell>
          <table:table-cell table:formula="of:=[.U115]-[.V115]-[.W115]" office:value-type="float" office:value="3" calcext:value-type="float">
            <text:p>3</text:p>
          </table:table-cell>
          <table:table-cell table:formula="of:=[.Y115]/[.U115]" office:value-type="float" office:value="2.232" calcext:value-type="float">
            <text:p>2.232</text:p>
          </table:table-cell>
          <table:table-cell table:formula="of:=MAX([.N115:.Q115])" office:value-type="float" office:value="0.00000441998798292046" calcext:value-type="float">
            <text:p>4.41998798292046E-06</text:p>
          </table:table-cell>
          <table:table-cell table:formula="of:=[.Y115]+[.Z115]" office:value-type="float" office:value="62.92" calcext:value-type="float">
            <text:p>62.92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716031563142388" calcext:value-type="float">
            <text:p>-0.071603156314239</text:p>
          </table:table-cell>
          <table:table-cell office:value-type="float" office:value="0.00899004936218262" calcext:value-type="float">
            <text:p>0.008990049362183</text:p>
          </table:table-cell>
          <table:table-cell office:value-type="float" office:value="0.00931692123413086" calcext:value-type="float">
            <text:p>0.009316921234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exppsd_a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0941546165561524" calcext:value-type="float">
            <text:p>9.41546165561524E-07</text:p>
          </table:table-cell>
          <table:table-cell office:value-type="string" calcext:value-type="string">
            <text:p>-Inf</text:p>
          </table:table-cell>
          <table:table-cell office:value-type="float" office:value="0.000000940221273282305" calcext:value-type="float">
            <text:p>9.40221273282305E-07</text:p>
          </table:table-cell>
          <table:table-cell office:value-type="float" office:value="0.00000716639422806701" calcext:value-type="float">
            <text:p>7.1663942280670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5" calcext:value-type="float">
            <text:p>0.00855</text:p>
          </table:table-cell>
          <table:table-cell office:value-type="string" calcext:value-type="string">
            <text:p><text:s/></text:p>
          </table:table-cell>
          <table:table-cell table:formula="of:=([.X116]=&quot;Optimal&quot;)" office:value-type="boolean" office:boolean-value="false" calcext:value-type="boolean">
            <text:p>FALSE</text:p>
          </table:table-cell>
          <table:table-cell table:formula="of:=[.U116]-[.V116]-[.W116]" office:value-type="string" office:string-value="" calcext:value-type="error">
            <text:p>#VALUE!</text:p>
          </table:table-cell>
          <table:table-cell table:formula="of:=[.Y116]/[.U116]" office:value-type="string" office:string-value="" calcext:value-type="error">
            <text:p>#DIV/0!</text:p>
          </table:table-cell>
          <table:table-cell table:formula="of:=MAX([.N116:.Q116])" office:value-type="float" office:value="0.00000716639422806701" calcext:value-type="float">
            <text:p>7.16639422806701E-06</text:p>
          </table:table-cell>
          <table:table-cell table:formula="of:=[.Y116]+[.Z1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90890099158117" calcext:value-type="float">
            <text:p>-0.099089009915812</text:p>
          </table:table-cell>
          <table:table-cell office:value-type="float" office:value="-0.0990889991138765" calcext:value-type="float">
            <text:p>-0.099088999113877</text:p>
          </table:table-cell>
          <table:table-cell office:value-type="float" office:value="0.0201311111450195" calcext:value-type="float">
            <text:p>0.02013111114502</text:p>
          </table:table-cell>
          <table:table-cell office:value-type="float" office:value="0.0204999446868897" calcext:value-type="float">
            <text:p>0.02049994468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exppsd_b.txt</text:p>
          </table:table-cell>
          <table:table-cell office:value-type="string" calcext:value-type="string">
            <text:p><text:s/></text:p>
          </table:table-cell>
          <table:table-cell office:value-type="float" office:value="5.42101086242752E-018" calcext:value-type="float">
            <text:p>5.42101086242752E-18</text:p>
          </table:table-cell>
          <table:table-cell office:value-type="float" office:value="0.000000853668643663319" calcext:value-type="float">
            <text:p>8.53668643663319E-07</text:p>
          </table:table-cell>
          <table:table-cell office:value-type="string" calcext:value-type="string">
            <text:p>-Inf</text:p>
          </table:table-cell>
          <table:table-cell office:value-type="float" office:value="0.000000562631388589807" calcext:value-type="float">
            <text:p>5.62631388589807E-07</text:p>
          </table:table-cell>
          <table:table-cell office:value-type="float" office:value="0.00000357559544552619" calcext:value-type="float">
            <text:p>3.57559544552619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  <table:table-cell office:value-type="string" calcext:value-type="string">
            <text:p><text:s/></text:p>
          </table:table-cell>
          <table:table-cell table:formula="of:=([.X117]=&quot;Optimal&quot;)" office:value-type="boolean" office:boolean-value="false" calcext:value-type="boolean">
            <text:p>FALSE</text:p>
          </table:table-cell>
          <table:table-cell table:formula="of:=[.U117]-[.V117]-[.W117]" office:value-type="string" office:string-value="" calcext:value-type="error">
            <text:p>#VALUE!</text:p>
          </table:table-cell>
          <table:table-cell table:formula="of:=[.Y117]/[.U117]" office:value-type="string" office:string-value="" calcext:value-type="error">
            <text:p>#DIV/0!</text:p>
          </table:table-cell>
          <table:table-cell table:formula="of:=MAX([.N117:.Q117])" office:value-type="float" office:value="0.00000357559544552619" calcext:value-type="float">
            <text:p>3.57559544552619E-06</text:p>
          </table:table-cell>
          <table:table-cell table:formula="of:=[.Y117]+[.Z1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913213718030319" calcext:value-type="float">
            <text:p>-0.091321371803032</text:p>
          </table:table-cell>
          <table:table-cell office:value-type="float" office:value="0.806281805038452" calcext:value-type="float">
            <text:p>0.806281805038452</text:p>
          </table:table-cell>
          <table:table-cell office:value-type="float" office:value="0.80681300163269" calcext:value-type="float">
            <text:p>0.80681300163269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PAJ_CPLEX_noconic_msd.multiportfolio_socexppsd_c.txt</text:p>
          </table:table-cell>
          <table:table-cell office:value-type="string" calcext:value-type="string">
            <text:p><text:s/></text:p>
          </table:table-cell>
          <table:table-cell office:value-type="float" office:value="3.46944695195361E-018" calcext:value-type="float">
            <text:p>3.46944695195361E-18</text:p>
          </table:table-cell>
          <table:table-cell office:value-type="float" office:value="0.000000709596795218925" calcext:value-type="float">
            <text:p>7.09596795218925E-07</text:p>
          </table:table-cell>
          <table:table-cell office:value-type="string" calcext:value-type="string">
            <text:p>-Inf</text:p>
          </table:table-cell>
          <table:table-cell office:value-type="float" office:value="0.000000776132899060755" calcext:value-type="float">
            <text:p>7.76132899060755E-07</text:p>
          </table:table-cell>
          <table:table-cell office:value-type="float" office:value="0.000000861514153569495" calcext:value-type="float">
            <text:p>8.61514153569495E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<text:s/></text:p>
          </table:table-cell>
          <table:table-cell table:formula="of:=([.X118]=&quot;Optimal&quot;)" office:value-type="boolean" office:boolean-value="false" calcext:value-type="boolean">
            <text:p>FALSE</text:p>
          </table:table-cell>
          <table:table-cell table:formula="of:=[.U118]-[.V118]-[.W118]" office:value-type="string" office:string-value="" calcext:value-type="error">
            <text:p>#VALUE!</text:p>
          </table:table-cell>
          <table:table-cell table:formula="of:=[.Y118]/[.U118]" office:value-type="string" office:string-value="" calcext:value-type="error">
            <text:p>#DIV/0!</text:p>
          </table:table-cell>
          <table:table-cell table:formula="of:=MAX([.N118:.Q118])" office:value-type="float" office:value="0.000000861514153569495" calcext:value-type="float">
            <text:p>8.61514153569495E-07</text:p>
          </table:table-cell>
          <table:table-cell table:formula="of:=[.Y118]+[.Z1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19700578564876" calcext:value-type="float">
            <text:p>-0.119700578564876</text:p>
          </table:table-cell>
          <table:table-cell office:value-type="float" office:value="-0.11970124170235" calcext:value-type="float">
            <text:p>-0.11970124170235</text:p>
          </table:table-cell>
          <table:table-cell office:value-type="float" office:value="63.7237200737" calcext:value-type="float">
            <text:p>63.7237200737</text:p>
          </table:table-cell>
          <table:table-cell office:value-type="float" office:value="63.7245490550995" calcext:value-type="float">
            <text:p>63.7245490550995</text:p>
          </table:table-cell>
          <table:table-cell office:value-type="float" office:value="68893" calcext:value-type="float">
            <text:p>68893</text:p>
          </table:table-cell>
          <table:table-cell office:value-type="string" calcext:value-type="string">
            <text:p>PAJ_CPLEX_noconic_msd.multiportfolio_socexppsd_d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117089518703734" calcext:value-type="float">
            <text:p>1.17089518703734E-06</text:p>
          </table:table-cell>
          <table:table-cell office:value-type="string" calcext:value-type="string">
            <text:p>-Inf</text:p>
          </table:table-cell>
          <table:table-cell office:value-type="float" office:value="0.000000917616884033023" calcext:value-type="float">
            <text:p>9.17616884033023E-07</text:p>
          </table:table-cell>
          <table:table-cell office:value-type="float" office:value="0.00000560602461165499" calcext:value-type="float">
            <text:p>5.60602461165499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<text:s/></text:p>
          </table:table-cell>
          <table:table-cell table:formula="of:=([.X119]=&quot;Optimal&quot;)" office:value-type="boolean" office:boolean-value="false" calcext:value-type="boolean">
            <text:p>FALSE</text:p>
          </table:table-cell>
          <table:table-cell table:formula="of:=[.U119]-[.V119]-[.W119]" office:value-type="string" office:string-value="" calcext:value-type="error">
            <text:p>#VALUE!</text:p>
          </table:table-cell>
          <table:table-cell table:formula="of:=[.Y119]/[.U119]" office:value-type="string" office:string-value="" calcext:value-type="error">
            <text:p>#DIV/0!</text:p>
          </table:table-cell>
          <table:table-cell table:formula="of:=MAX([.N119:.Q119])" office:value-type="float" office:value="0.00000560602461165499" calcext:value-type="float">
            <text:p>5.60602461165499E-06</text:p>
          </table:table-cell>
          <table:table-cell table:formula="of:=[.Y119]+[.Z1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5985296056171" calcext:value-type="float">
            <text:p>-0.125985296056171</text:p>
          </table:table-cell>
          <table:table-cell office:value-type="float" office:value="-0.125986356373645" calcext:value-type="float">
            <text:p>-0.125986356373645</text:p>
          </table:table-cell>
          <table:table-cell office:value-type="float" office:value="104.82746386528" calcext:value-type="float">
            <text:p>104.82746386528</text:p>
          </table:table-cell>
          <table:table-cell office:value-type="float" office:value="104.828737974167" calcext:value-type="float">
            <text:p>104.828737974167</text:p>
          </table:table-cell>
          <table:table-cell office:value-type="float" office:value="33355" calcext:value-type="float">
            <text:p>33355</text:p>
          </table:table-cell>
          <table:table-cell office:value-type="string" calcext:value-type="string">
            <text:p>PAJ_CPLEX_noconic_msd.multiportfolio_socexppsd_e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189824818855322" calcext:value-type="float">
            <text:p>1.89824818855322E-06</text:p>
          </table:table-cell>
          <table:table-cell office:value-type="string" calcext:value-type="string">
            <text:p>-Inf</text:p>
          </table:table-cell>
          <table:table-cell office:value-type="float" office:value="0.000000924115745259968" calcext:value-type="float">
            <text:p>9.24115745259968E-07</text:p>
          </table:table-cell>
          <table:table-cell office:value-type="float" office:value="0.00000078757021575996" calcext:value-type="float">
            <text:p>7.8757021575996E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([.X120]=&quot;Optimal&quot;)" office:value-type="boolean" office:boolean-value="false" calcext:value-type="boolean">
            <text:p>FALSE</text:p>
          </table:table-cell>
          <table:table-cell table:formula="of:=[.U120]-[.V120]-[.W120]" office:value-type="string" office:string-value="" calcext:value-type="error">
            <text:p>#VALUE!</text:p>
          </table:table-cell>
          <table:table-cell table:formula="of:=[.Y120]/[.U120]" office:value-type="string" office:string-value="" calcext:value-type="error">
            <text:p>#DIV/0!</text:p>
          </table:table-cell>
          <table:table-cell table:formula="of:=MAX([.N120:.Q120])" office:value-type="float" office:value="0.00000189824818855322" calcext:value-type="float">
            <text:p>1.89824818855322E-06</text:p>
          </table:table-cell>
          <table:table-cell table:formula="of:=[.Y120]+[.Z1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0218476906073" calcext:value-type="float">
            <text:p>-0.130218476906073</text:p>
          </table:table-cell>
          <table:table-cell office:value-type="float" office:value="-0.13021901825161" calcext:value-type="float">
            <text:p>-0.13021901825161</text:p>
          </table:table-cell>
          <table:table-cell office:value-type="float" office:value="2.46009206771851" calcext:value-type="float">
            <text:p>2.46009206771851</text:p>
          </table:table-cell>
          <table:table-cell office:value-type="float" office:value="2.46196293830872" calcext:value-type="float">
            <text:p>2.461962938308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J_CPLEX_noconic_msd.multiportfolio_socexppsd_f.txt</text:p>
          </table:table-cell>
          <table:table-cell office:value-type="string" calcext:value-type="string">
            <text:p><text:s/></text:p>
          </table:table-cell>
          <table:table-cell office:value-type="float" office:value="9.51929507442273E-017" calcext:value-type="float">
            <text:p>9.51929507442273E-17</text:p>
          </table:table-cell>
          <table:table-cell office:value-type="float" office:value="0.00000285716256811369" calcext:value-type="float">
            <text:p>2.85716256811369E-06</text:p>
          </table:table-cell>
          <table:table-cell office:value-type="string" calcext:value-type="string">
            <text:p>-Inf</text:p>
          </table:table-cell>
          <table:table-cell office:value-type="float" office:value="0.000000947249085170299" calcext:value-type="float">
            <text:p>9.47249085170299E-07</text:p>
          </table:table-cell>
          <table:table-cell office:value-type="float" office:value="0.0000087416510537983" calcext:value-type="float">
            <text:p>8.7416510537983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<text:s/></text:p>
          </table:table-cell>
          <table:table-cell table:formula="of:=([.X121]=&quot;Optimal&quot;)" office:value-type="boolean" office:boolean-value="false" calcext:value-type="boolean">
            <text:p>FALSE</text:p>
          </table:table-cell>
          <table:table-cell table:formula="of:=[.U121]-[.V121]-[.W121]" office:value-type="string" office:string-value="" calcext:value-type="error">
            <text:p>#VALUE!</text:p>
          </table:table-cell>
          <table:table-cell table:formula="of:=[.Y121]/[.U121]" office:value-type="string" office:string-value="" calcext:value-type="error">
            <text:p>#DIV/0!</text:p>
          </table:table-cell>
          <table:table-cell table:formula="of:=MAX([.N121:.Q121])" office:value-type="float" office:value="0.0000087416510537983" calcext:value-type="float">
            <text:p>8.7416510537983E-06</text:p>
          </table:table-cell>
          <table:table-cell table:formula="of:=[.Y121]+[.Z1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16030767494585" calcext:value-type="float">
            <text:p>-0.071603076749459</text:p>
          </table:table-cell>
          <table:table-cell office:value-type="float" office:value="-0.0716030767494585" calcext:value-type="float">
            <text:p>-0.071603076749459</text:p>
          </table:table-cell>
          <table:table-cell office:value-type="float" office:value="0.06581711769104" calcext:value-type="float">
            <text:p>0.06581711769104</text:p>
          </table:table-cell>
          <table:table-cell office:value-type="float" office:value="0.066195011138916" calcext:value-type="float">
            <text:p>0.06619501113891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psd_a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544617056799646" calcext:value-type="float">
            <text:p>5.44617056799646E-07</text:p>
          </table:table-cell>
          <table:table-cell office:value-type="string" calcext:value-type="string">
            <text:p>-Inf</text:p>
          </table:table-cell>
          <table:table-cell office:value-type="float" office:value="0.00000088669987485801" calcext:value-type="float">
            <text:p>8.8669987485801E-07</text:p>
          </table:table-cell>
          <table:table-cell office:value-type="float" office:value="0.0000076183874261926" calcext:value-type="float">
            <text:p>7.6183874261926E-06</text:p>
          </table:table-cell>
          <table:table-cell office:value-type="float" office:value="1.22124532708767E-015" calcext:value-type="float">
            <text:p>1.22124532708767E-1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1" calcext:value-type="float">
            <text:p>0.0621</text:p>
          </table:table-cell>
          <table:table-cell office:value-type="float" office:value="18" calcext:value-type="float">
            <text:p>18</text:p>
          </table:table-cell>
          <table:table-cell table:formula="of:=([.X122]=&quot;Optimal&quot;)" office:value-type="boolean" office:boolean-value="false" calcext:value-type="boolean">
            <text:p>FALSE</text:p>
          </table:table-cell>
          <table:table-cell table:formula="of:=[.U122]-[.V122]-[.W122]" office:value-type="string" office:string-value="" calcext:value-type="error">
            <text:p>#VALUE!</text:p>
          </table:table-cell>
          <table:table-cell table:formula="of:=[.Y122]/[.U122]" office:value-type="string" office:string-value="" calcext:value-type="error">
            <text:p>#DIV/0!</text:p>
          </table:table-cell>
          <table:table-cell table:formula="of:=MAX([.N122:.Q122])" office:value-type="float" office:value="0.0000076183874261926" calcext:value-type="float">
            <text:p>7.6183874261926E-06</text:p>
          </table:table-cell>
          <table:table-cell table:formula="of:=[.Y122]+[.Z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90945534771343" calcext:value-type="float">
            <text:p>-0.099094553477134</text:p>
          </table:table-cell>
          <table:table-cell office:value-type="float" office:value="-0.0990945534771343" calcext:value-type="float">
            <text:p>-0.099094553477134</text:p>
          </table:table-cell>
          <table:table-cell office:value-type="float" office:value="0.18270206451416" calcext:value-type="float">
            <text:p>0.18270206451416</text:p>
          </table:table-cell>
          <table:table-cell office:value-type="float" office:value="0.183129072189331" calcext:value-type="float">
            <text:p>0.18312907218933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psd_b.txt</text:p>
          </table:table-cell>
          <table:table-cell office:value-type="string" calcext:value-type="string">
            <text:p><text:s/></text:p>
          </table:table-cell>
          <table:table-cell office:value-type="float" office:value="3.68628738645071E-018" calcext:value-type="float">
            <text:p>3.68628738645071E-18</text:p>
          </table:table-cell>
          <table:table-cell office:value-type="float" office:value="0.000000883715236627003" calcext:value-type="float">
            <text:p>8.83715236627003E-07</text:p>
          </table:table-cell>
          <table:table-cell office:value-type="string" calcext:value-type="string">
            <text:p>-Inf</text:p>
          </table:table-cell>
          <table:table-cell office:value-type="float" office:value="0.000000831390215783046" calcext:value-type="float">
            <text:p>8.31390215783046E-07</text:p>
          </table:table-cell>
          <table:table-cell office:value-type="float" office:value="0.00000344696956643192" calcext:value-type="float">
            <text:p>3.44696956643192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  <table:table-cell office:value-type="float" office:value="27" calcext:value-type="float">
            <text:p>27</text:p>
          </table:table-cell>
          <table:table-cell table:formula="of:=([.X123]=&quot;Optimal&quot;)" office:value-type="boolean" office:boolean-value="false" calcext:value-type="boolean">
            <text:p>FALSE</text:p>
          </table:table-cell>
          <table:table-cell table:formula="of:=[.U123]-[.V123]-[.W123]" office:value-type="string" office:string-value="" calcext:value-type="error">
            <text:p>#VALUE!</text:p>
          </table:table-cell>
          <table:table-cell table:formula="of:=[.Y123]/[.U123]" office:value-type="string" office:string-value="" calcext:value-type="error">
            <text:p>#DIV/0!</text:p>
          </table:table-cell>
          <table:table-cell table:formula="of:=MAX([.N123:.Q123])" office:value-type="float" office:value="0.00000344696956643192" calcext:value-type="float">
            <text:p>3.44696956643192E-06</text:p>
          </table:table-cell>
          <table:table-cell table:formula="of:=[.Y123]+[.Z1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13241810855033" calcext:value-type="float">
            <text:p>-0.091324181085503</text:p>
          </table:table-cell>
          <table:table-cell office:value-type="float" office:value="-0.0913249812973634" calcext:value-type="float">
            <text:p>-0.091324981297364</text:p>
          </table:table-cell>
          <table:table-cell office:value-type="float" office:value="5.36760687828064" calcext:value-type="float">
            <text:p>5.36760687828064</text:p>
          </table:table-cell>
          <table:table-cell office:value-type="float" office:value="5.36812305450439" calcext:value-type="float">
            <text:p>5.3681230545043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psd_c.txt</text:p>
          </table:table-cell>
          <table:table-cell office:value-type="string" calcext:value-type="string">
            <text:p><text:s/></text:p>
          </table:table-cell>
          <table:table-cell office:value-type="float" office:value="1.06251812903579E-017" calcext:value-type="float">
            <text:p>1.06251812903579E-17</text:p>
          </table:table-cell>
          <table:table-cell office:value-type="float" office:value="0.00000412157850556566" calcext:value-type="float">
            <text:p>4.12157850556566E-06</text:p>
          </table:table-cell>
          <table:table-cell office:value-type="string" calcext:value-type="string">
            <text:p>-Inf</text:p>
          </table:table-cell>
          <table:table-cell office:value-type="float" office:value="0.000000881801937691051" calcext:value-type="float">
            <text:p>8.81801937691051E-07</text:p>
          </table:table-cell>
          <table:table-cell office:value-type="float" office:value="0.00000289818104461655" calcext:value-type="float">
            <text:p>2.89818104461655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6" calcext:value-type="float">
            <text:p>5.36</text:p>
          </table:table-cell>
          <table:table-cell office:value-type="float" office:value="18" calcext:value-type="float">
            <text:p>18</text:p>
          </table:table-cell>
          <table:table-cell table:formula="of:=([.X124]=&quot;Optimal&quot;)" office:value-type="boolean" office:boolean-value="false" calcext:value-type="boolean">
            <text:p>FALSE</text:p>
          </table:table-cell>
          <table:table-cell table:formula="of:=[.U124]-[.V124]-[.W124]" office:value-type="string" office:string-value="" calcext:value-type="error">
            <text:p>#VALUE!</text:p>
          </table:table-cell>
          <table:table-cell table:formula="of:=[.Y124]/[.U124]" office:value-type="string" office:string-value="" calcext:value-type="error">
            <text:p>#DIV/0!</text:p>
          </table:table-cell>
          <table:table-cell table:formula="of:=MAX([.N124:.Q124])" office:value-type="float" office:value="0.00000412157850556566" calcext:value-type="float">
            <text:p>4.12157850556566E-06</text:p>
          </table:table-cell>
          <table:table-cell table:formula="of:=[.Y124]+[.Z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1970968839637" calcext:value-type="float">
            <text:p>-0.11970968839637</text:p>
          </table:table-cell>
          <table:table-cell office:value-type="float" office:value="-0.119710589862437" calcext:value-type="float">
            <text:p>-0.119710589862437</text:p>
          </table:table-cell>
          <table:table-cell office:value-type="float" office:value="511.637151002884" calcext:value-type="float">
            <text:p>511.637151002884</text:p>
          </table:table-cell>
          <table:table-cell office:value-type="float" office:value="511.637942075729" calcext:value-type="float">
            <text:p>511.63794207572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psd_d.txt</text:p>
          </table:table-cell>
          <table:table-cell office:value-type="string" calcext:value-type="string">
            <text:p><text:s/></text:p>
          </table:table-cell>
          <table:table-cell office:value-type="float" office:value="2.42861286636753E-017" calcext:value-type="float">
            <text:p>2.42861286636753E-17</text:p>
          </table:table-cell>
          <table:table-cell office:value-type="float" office:value="0.000000628921852832698" calcext:value-type="float">
            <text:p>6.28921852832698E-07</text:p>
          </table:table-cell>
          <table:table-cell office:value-type="string" calcext:value-type="string">
            <text:p>-Inf</text:p>
          </table:table-cell>
          <table:table-cell office:value-type="float" office:value="0.00000089592087393342" calcext:value-type="float">
            <text:p>8.9592087393342E-07</text:p>
          </table:table-cell>
          <table:table-cell office:value-type="float" office:value="0.00000987318764246742" calcext:value-type="float">
            <text:p>9.87318764246742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37" calcext:value-type="float">
            <text:p>37</text:p>
          </table:table-cell>
          <table:table-cell table:formula="of:=([.X125]=&quot;Optimal&quot;)" office:value-type="boolean" office:boolean-value="false" calcext:value-type="boolean">
            <text:p>FALSE</text:p>
          </table:table-cell>
          <table:table-cell table:formula="of:=[.U125]-[.V125]-[.W125]" office:value-type="string" office:string-value="" calcext:value-type="error">
            <text:p>#VALUE!</text:p>
          </table:table-cell>
          <table:table-cell table:formula="of:=[.Y125]/[.U125]" office:value-type="string" office:string-value="" calcext:value-type="error">
            <text:p>#DIV/0!</text:p>
          </table:table-cell>
          <table:table-cell table:formula="of:=MAX([.N125:.Q125])" office:value-type="float" office:value="0.00000987318764246742" calcext:value-type="float">
            <text:p>9.87318764246742E-06</text:p>
          </table:table-cell>
          <table:table-cell table:formula="of:=[.Y125]+[.Z1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595293501548" calcext:value-type="float">
            <text:p>-0.12595293501548</text:p>
          </table:table-cell>
          <table:table-cell office:value-type="float" office:value="-0.12595392122871" calcext:value-type="float">
            <text:p>-0.12595392122871</text:p>
          </table:table-cell>
          <table:table-cell office:value-type="float" office:value="2983.01086878777" calcext:value-type="float">
            <text:p>2983.01086878777</text:p>
          </table:table-cell>
          <table:table-cell office:value-type="float" office:value="2983.01202201843" calcext:value-type="float">
            <text:p>2983.0120220184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psd_e.txt</text:p>
          </table:table-cell>
          <table:table-cell office:value-type="string" calcext:value-type="string">
            <text:p><text:s/></text:p>
          </table:table-cell>
          <table:table-cell office:value-type="float" office:value="1.04083408558608E-017" calcext:value-type="float">
            <text:p>1.04083408558608E-17</text:p>
          </table:table-cell>
          <table:table-cell office:value-type="float" office:value="0.000000282981565062623" calcext:value-type="float">
            <text:p>2.82981565062623E-07</text:p>
          </table:table-cell>
          <table:table-cell office:value-type="string" calcext:value-type="string">
            <text:p>-Inf</text:p>
          </table:table-cell>
          <table:table-cell office:value-type="float" office:value="0.00000097881745353412" calcext:value-type="float">
            <text:p>9.7881745353412E-07</text:p>
          </table:table-cell>
          <table:table-cell office:value-type="float" office:value="0.00000867412358197195" calcext:value-type="float">
            <text:p>8.67412358197195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0" calcext:value-type="float">
            <text:p>2980</text:p>
          </table:table-cell>
          <table:table-cell office:value-type="float" office:value="32" calcext:value-type="float">
            <text:p>32</text:p>
          </table:table-cell>
          <table:table-cell table:formula="of:=([.X126]=&quot;Optimal&quot;)" office:value-type="boolean" office:boolean-value="false" calcext:value-type="boolean">
            <text:p>FALSE</text:p>
          </table:table-cell>
          <table:table-cell table:formula="of:=[.U126]-[.V126]-[.W126]" office:value-type="string" office:string-value="" calcext:value-type="error">
            <text:p>#VALUE!</text:p>
          </table:table-cell>
          <table:table-cell table:formula="of:=[.Y126]/[.U126]" office:value-type="string" office:string-value="" calcext:value-type="error">
            <text:p>#DIV/0!</text:p>
          </table:table-cell>
          <table:table-cell table:formula="of:=MAX([.N126:.Q126])" office:value-type="float" office:value="0.00000867412358197195" calcext:value-type="float">
            <text:p>8.67412358197195E-06</text:p>
          </table:table-cell>
          <table:table-cell table:formula="of:=[.Y126]+[.Z1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0157216351899" calcext:value-type="float">
            <text:p>-0.130157216351899</text:p>
          </table:table-cell>
          <table:table-cell office:value-type="float" office:value="-0.130157223817509" calcext:value-type="float">
            <text:p>-0.130157223817509</text:p>
          </table:table-cell>
          <table:table-cell office:value-type="float" office:value="187.318871974945" calcext:value-type="float">
            <text:p>187.318871974945</text:p>
          </table:table-cell>
          <table:table-cell office:value-type="float" office:value="187.320819139481" calcext:value-type="float">
            <text:p>187.32081913948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psd_f.txt</text:p>
          </table:table-cell>
          <table:table-cell office:value-type="string" calcext:value-type="string">
            <text:p><text:s/></text:p>
          </table:table-cell>
          <table:table-cell office:value-type="float" office:value="4.44089209850063E-016" calcext:value-type="float">
            <text:p>4.44089209850063E-16</text:p>
          </table:table-cell>
          <table:table-cell office:value-type="float" office:value="0.000000313134424806405" calcext:value-type="float">
            <text:p>3.13134424806405E-07</text:p>
          </table:table-cell>
          <table:table-cell office:value-type="string" calcext:value-type="string">
            <text:p>-Inf</text:p>
          </table:table-cell>
          <table:table-cell office:value-type="float" office:value="0.000000969005737871953" calcext:value-type="float">
            <text:p>9.69005737871953E-07</text:p>
          </table:table-cell>
          <table:table-cell office:value-type="float" office:value="0.00000845628302205475" calcext:value-type="float">
            <text:p>8.45628302205475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37" calcext:value-type="float">
            <text:p>37</text:p>
          </table:table-cell>
          <table:table-cell table:formula="of:=([.X127]=&quot;Optimal&quot;)" office:value-type="boolean" office:boolean-value="false" calcext:value-type="boolean">
            <text:p>FALSE</text:p>
          </table:table-cell>
          <table:table-cell table:formula="of:=[.U127]-[.V127]-[.W127]" office:value-type="string" office:string-value="" calcext:value-type="error">
            <text:p>#VALUE!</text:p>
          </table:table-cell>
          <table:table-cell table:formula="of:=[.Y127]/[.U127]" office:value-type="string" office:string-value="" calcext:value-type="error">
            <text:p>#DIV/0!</text:p>
          </table:table-cell>
          <table:table-cell table:formula="of:=MAX([.N127:.Q127])" office:value-type="float" office:value="0.00000845628302205475" calcext:value-type="float">
            <text:p>8.45628302205475E-06</text:p>
          </table:table-cell>
          <table:table-cell table:formula="of:=[.Y127]+[.Z1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noinit_msd</text:p>
          </table:table-cell>
          <table:table-cell office:value-type="string" calcext:value-type="string">
            <text:p>multiportfolio_socexp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15978342785627" calcext:value-type="float">
            <text:p>-0.071597834278563</text:p>
          </table:table-cell>
          <table:table-cell office:value-type="float" office:value="-0.0715975387219185" calcext:value-type="float">
            <text:p>-0.071597538721919</text:p>
          </table:table-cell>
          <table:table-cell office:value-type="float" office:value="0.0129780769348145" calcext:value-type="float">
            <text:p>0.012978076934815</text:p>
          </table:table-cell>
          <table:table-cell office:value-type="float" office:value="0.0133929252624512" calcext:value-type="float">
            <text:p>0.013392925262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noinit_msd.multiportfolio_socexppsd_a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399376050057992" calcext:value-type="float">
            <text:p>3.99376050057992E-06</text:p>
          </table:table-cell>
          <table:table-cell office:value-type="string" calcext:value-type="string">
            <text:p>-Inf</text:p>
          </table:table-cell>
          <table:table-cell office:value-type="float" office:value="0.00000053225046392491" calcext:value-type="float">
            <text:p>5.3225046392491E-07</text:p>
          </table:table-cell>
          <table:table-cell office:value-type="float" office:value="0.000000175597829034995" calcext:value-type="float">
            <text:p>1.75597829034995E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<text:s/></text:p>
          </table:table-cell>
          <table:table-cell table:formula="of:=([.X128]=&quot;Optimal&quot;)" office:value-type="boolean" office:boolean-value="false" calcext:value-type="boolean">
            <text:p>FALSE</text:p>
          </table:table-cell>
          <table:table-cell table:formula="of:=[.U128]-[.V128]-[.W128]" office:value-type="string" office:string-value="" calcext:value-type="error">
            <text:p>#VALUE!</text:p>
          </table:table-cell>
          <table:table-cell table:formula="of:=[.Y128]/[.U128]" office:value-type="string" office:string-value="" calcext:value-type="error">
            <text:p>#DIV/0!</text:p>
          </table:table-cell>
          <table:table-cell table:formula="of:=MAX([.N128:.Q128])" office:value-type="float" office:value="0.00000399376050057992" calcext:value-type="float">
            <text:p>3.99376050057992E-06</text:p>
          </table:table-cell>
          <table:table-cell table:formula="of:=[.Y128]+[.Z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noinit_msd</text:p>
          </table:table-cell>
          <table:table-cell office:value-type="string" calcext:value-type="string">
            <text:p>multiportfolio_socexp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90988490837805" calcext:value-type="float">
            <text:p>-0.099098849083781</text:p>
          </table:table-cell>
          <table:table-cell office:value-type="float" office:value="-0.0990986767411831" calcext:value-type="float">
            <text:p>-0.099098676741183</text:p>
          </table:table-cell>
          <table:table-cell office:value-type="float" office:value="0.0221920013427734" calcext:value-type="float">
            <text:p>0.022192001342774</text:p>
          </table:table-cell>
          <table:table-cell office:value-type="float" office:value="0.0226080417633057" calcext:value-type="float">
            <text:p>0.022608041763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noinit_msd.multiportfolio_socexppsd_b.txt</text:p>
          </table:table-cell>
          <table:table-cell office:value-type="string" calcext:value-type="string">
            <text:p><text:s/></text:p>
          </table:table-cell>
          <table:table-cell office:value-type="float" office:value="1.95156391047391E-018" calcext:value-type="float">
            <text:p>1.95156391047391E-18</text:p>
          </table:table-cell>
          <table:table-cell office:value-type="float" office:value="0.00000125235948213176" calcext:value-type="float">
            <text:p>1.25235948213176E-06</text:p>
          </table:table-cell>
          <table:table-cell office:value-type="string" calcext:value-type="string">
            <text:p>-Inf</text:p>
          </table:table-cell>
          <table:table-cell office:value-type="float" office:value="0.000000981986787884637" calcext:value-type="float">
            <text:p>9.81986787884637E-07</text:p>
          </table:table-cell>
          <table:table-cell office:value-type="float" office:value="0.00000160746412347209" calcext:value-type="float">
            <text:p>1.60746412347209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5" calcext:value-type="float">
            <text:p>0.0215</text:p>
          </table:table-cell>
          <table:table-cell office:value-type="string" calcext:value-type="string">
            <text:p><text:s/></text:p>
          </table:table-cell>
          <table:table-cell table:formula="of:=([.X129]=&quot;Optimal&quot;)" office:value-type="boolean" office:boolean-value="false" calcext:value-type="boolean">
            <text:p>FALSE</text:p>
          </table:table-cell>
          <table:table-cell table:formula="of:=[.U129]-[.V129]-[.W129]" office:value-type="string" office:string-value="" calcext:value-type="error">
            <text:p>#VALUE!</text:p>
          </table:table-cell>
          <table:table-cell table:formula="of:=[.Y129]/[.U129]" office:value-type="string" office:string-value="" calcext:value-type="error">
            <text:p>#DIV/0!</text:p>
          </table:table-cell>
          <table:table-cell table:formula="of:=MAX([.N129:.Q129])" office:value-type="float" office:value="0.00000160746412347209" calcext:value-type="float">
            <text:p>1.60746412347209E-06</text:p>
          </table:table-cell>
          <table:table-cell table:formula="of:=[.Y129]+[.Z1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noinit_msd</text:p>
          </table:table-cell>
          <table:table-cell office:value-type="string" calcext:value-type="string">
            <text:p>multiportfolio_socexp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13254397851498" calcext:value-type="float">
            <text:p>-0.09132543978515</text:p>
          </table:table-cell>
          <table:table-cell office:value-type="float" office:value="-0.0913261744178383" calcext:value-type="float">
            <text:p>-0.091326174417838</text:p>
          </table:table-cell>
          <table:table-cell office:value-type="float" office:value="1.41481709480286" calcext:value-type="float">
            <text:p>1.41481709480286</text:p>
          </table:table-cell>
          <table:table-cell office:value-type="float" office:value="1.41540503501892" calcext:value-type="float">
            <text:p>1.41540503501892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PAJ_CPLEX_noconic_noinit_msd.multiportfolio_socexppsd_c.txt</text:p>
          </table:table-cell>
          <table:table-cell office:value-type="string" calcext:value-type="string">
            <text:p><text:s/></text:p>
          </table:table-cell>
          <table:table-cell office:value-type="float" office:value="1.23599047663348E-017" calcext:value-type="float">
            <text:p>1.23599047663348E-17</text:p>
          </table:table-cell>
          <table:table-cell office:value-type="float" office:value="0.000000539337856160504" calcext:value-type="float">
            <text:p>5.39337856160504E-07</text:p>
          </table:table-cell>
          <table:table-cell office:value-type="string" calcext:value-type="string">
            <text:p>-Inf</text:p>
          </table:table-cell>
          <table:table-cell office:value-type="float" office:value="0.000000759665671479226" calcext:value-type="float">
            <text:p>7.59665671479226E-07</text:p>
          </table:table-cell>
          <table:table-cell office:value-type="float" office:value="0.00000027188442318234" calcext:value-type="float">
            <text:p>2.7188442318234E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<text:s/></text:p>
          </table:table-cell>
          <table:table-cell table:formula="of:=([.X130]=&quot;Optimal&quot;)" office:value-type="boolean" office:boolean-value="false" calcext:value-type="boolean">
            <text:p>FALSE</text:p>
          </table:table-cell>
          <table:table-cell table:formula="of:=[.U130]-[.V130]-[.W130]" office:value-type="string" office:string-value="" calcext:value-type="error">
            <text:p>#VALUE!</text:p>
          </table:table-cell>
          <table:table-cell table:formula="of:=[.Y130]/[.U130]" office:value-type="string" office:string-value="" calcext:value-type="error">
            <text:p>#DIV/0!</text:p>
          </table:table-cell>
          <table:table-cell table:formula="of:=MAX([.N130:.Q130])" office:value-type="float" office:value="0.000000759665671479226" calcext:value-type="float">
            <text:p>7.59665671479226E-07</text:p>
          </table:table-cell>
          <table:table-cell table:formula="of:=[.Y130]+[.Z1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noinit_msd</text:p>
          </table:table-cell>
          <table:table-cell office:value-type="string" calcext:value-type="string">
            <text:p>multiportfolio_socexp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19682232941016" calcext:value-type="float">
            <text:p>-0.119682232941016</text:p>
          </table:table-cell>
          <table:table-cell office:value-type="float" office:value="-0.119683387707354" calcext:value-type="float">
            <text:p>-0.119683387707354</text:p>
          </table:table-cell>
          <table:table-cell office:value-type="float" office:value="208.485455036163" calcext:value-type="float">
            <text:p>208.485455036163</text:p>
          </table:table-cell>
          <table:table-cell office:value-type="float" office:value="208.486361980438" calcext:value-type="float">
            <text:p>208.486361980438</text:p>
          </table:table-cell>
          <table:table-cell office:value-type="float" office:value="112034" calcext:value-type="float">
            <text:p>112034</text:p>
          </table:table-cell>
          <table:table-cell office:value-type="string" calcext:value-type="string">
            <text:p>PAJ_CPLEX_noconic_noinit_msd.multiportfolio_socexppsd_d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0763890076103946" calcext:value-type="float">
            <text:p>7.63890076103946E-07</text:p>
          </table:table-cell>
          <table:table-cell office:value-type="string" calcext:value-type="string">
            <text:p>-Inf</text:p>
          </table:table-cell>
          <table:table-cell office:value-type="float" office:value="0.000000899866668291338" calcext:value-type="float">
            <text:p>8.99866668291338E-07</text:p>
          </table:table-cell>
          <table:table-cell office:value-type="float" office:value="0.00000317669201649912" calcext:value-type="float">
            <text:p>3.17669201649912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</text:p>
          </table:table-cell>
          <table:table-cell table:formula="of:=([.X131]=&quot;Optimal&quot;)" office:value-type="boolean" office:boolean-value="false" calcext:value-type="boolean">
            <text:p>FALSE</text:p>
          </table:table-cell>
          <table:table-cell table:formula="of:=[.U131]-[.V131]-[.W131]" office:value-type="string" office:string-value="" calcext:value-type="error">
            <text:p>#VALUE!</text:p>
          </table:table-cell>
          <table:table-cell table:formula="of:=[.Y131]/[.U131]" office:value-type="string" office:string-value="" calcext:value-type="error">
            <text:p>#DIV/0!</text:p>
          </table:table-cell>
          <table:table-cell table:formula="of:=MAX([.N131:.Q131])" office:value-type="float" office:value="0.00000317669201649912" calcext:value-type="float">
            <text:p>3.17669201649912E-06</text:p>
          </table:table-cell>
          <table:table-cell table:formula="of:=[.Y131]+[.Z1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noinit_msd</text:p>
          </table:table-cell>
          <table:table-cell office:value-type="string" calcext:value-type="string">
            <text:p>multiportfolio_socexp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UserLimit</text:p>
          </table:table-cell>
          <table:table-cell office:value-type="float" office:value="-0.125950180203502" calcext:value-type="float">
            <text:p>-0.125950180203502</text:p>
          </table:table-cell>
          <table:table-cell office:value-type="float" office:value="-0.126036938181904" calcext:value-type="float">
            <text:p>-0.126036938181904</text:p>
          </table:table-cell>
          <table:table-cell office:value-type="float" office:value="7200.00315713882" calcext:value-type="float">
            <text:p>7200.00315713882</text:p>
          </table:table-cell>
          <table:table-cell office:value-type="float" office:value="7200.00450110436" calcext:value-type="float">
            <text:p>7200.00450110436</text:p>
          </table:table-cell>
          <table:table-cell office:value-type="float" office:value="508956" calcext:value-type="float">
            <text:p>508956</text:p>
          </table:table-cell>
          <table:table-cell office:value-type="string" calcext:value-type="string">
            <text:p>PAJ_CPLEX_noconic_noinit_msd.multiportfolio_socexppsd_e.txt</text:p>
          </table:table-cell>
          <table:table-cell office:value-type="string" calcext:value-type="string">
            <text:p><text:s/></text:p>
          </table:table-cell>
          <table:table-cell office:value-type="float" office:value="3.46944695195361E-018" calcext:value-type="float">
            <text:p>3.46944695195361E-18</text:p>
          </table:table-cell>
          <table:table-cell office:value-type="float" office:value="0.00000161163900149613" calcext:value-type="float">
            <text:p>1.61163900149613E-06</text:p>
          </table:table-cell>
          <table:table-cell office:value-type="string" calcext:value-type="string">
            <text:p>-Inf</text:p>
          </table:table-cell>
          <table:table-cell office:value-type="float" office:value="0.000000932698042577229" calcext:value-type="float">
            <text:p>9.32698042577229E-07</text:p>
          </table:table-cell>
          <table:table-cell office:value-type="float" office:value="0.000000975790344905323" calcext:value-type="float">
            <text:p>9.75790344905323E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<text:s/></text:p>
          </table:table-cell>
          <table:table-cell table:formula="of:=([.X132]=&quot;Optimal&quot;)" office:value-type="boolean" office:boolean-value="false" calcext:value-type="boolean">
            <text:p>FALSE</text:p>
          </table:table-cell>
          <table:table-cell table:formula="of:=[.U132]-[.V132]-[.W132]" office:value-type="string" office:string-value="" calcext:value-type="error">
            <text:p>#VALUE!</text:p>
          </table:table-cell>
          <table:table-cell table:formula="of:=[.Y132]/[.U132]" office:value-type="string" office:string-value="" calcext:value-type="error">
            <text:p>#DIV/0!</text:p>
          </table:table-cell>
          <table:table-cell table:formula="of:=MAX([.N132:.Q132])" office:value-type="float" office:value="0.00000161163900149613" calcext:value-type="float">
            <text:p>1.61163900149613E-06</text:p>
          </table:table-cell>
          <table:table-cell table:formula="of:=[.Y132]+[.Z1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noinit_msd</text:p>
          </table:table-cell>
          <table:table-cell office:value-type="string" calcext:value-type="string">
            <text:p>multiportfolio_socexp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0148563245393" calcext:value-type="float">
            <text:p>-0.130148563245393</text:p>
          </table:table-cell>
          <table:table-cell office:value-type="float" office:value="-0.130147228556216" calcext:value-type="float">
            <text:p>-0.130147228556216</text:p>
          </table:table-cell>
          <table:table-cell office:value-type="float" office:value="12.7995510101318" calcext:value-type="float">
            <text:p>12.7995510101318</text:p>
          </table:table-cell>
          <table:table-cell office:value-type="float" office:value="12.8099429607391" calcext:value-type="float">
            <text:p>12.8099429607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noinit_msd.multiportfolio_socexppsd_f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7" calcext:value-type="float">
            <text:p>6.93889390390723E-17</text:p>
          </table:table-cell>
          <table:table-cell office:value-type="float" office:value="0.00000183570952361906" calcext:value-type="float">
            <text:p>1.83570952361906E-06</text:p>
          </table:table-cell>
          <table:table-cell office:value-type="string" calcext:value-type="string">
            <text:p>-Inf</text:p>
          </table:table-cell>
          <table:table-cell office:value-type="float" office:value="0.000000932053134450328" calcext:value-type="float">
            <text:p>9.32053134450328E-07</text:p>
          </table:table-cell>
          <table:table-cell office:value-type="float" office:value="0.00000883778252015528" calcext:value-type="float">
            <text:p>8.83778252015528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<text:s/></text:p>
          </table:table-cell>
          <table:table-cell table:formula="of:=([.X133]=&quot;Optimal&quot;)" office:value-type="boolean" office:boolean-value="false" calcext:value-type="boolean">
            <text:p>FALSE</text:p>
          </table:table-cell>
          <table:table-cell table:formula="of:=[.U133]-[.V133]-[.W133]" office:value-type="string" office:string-value="" calcext:value-type="error">
            <text:p>#VALUE!</text:p>
          </table:table-cell>
          <table:table-cell table:formula="of:=[.Y133]/[.U133]" office:value-type="string" office:string-value="" calcext:value-type="error">
            <text:p>#DIV/0!</text:p>
          </table:table-cell>
          <table:table-cell table:formula="of:=MAX([.N133:.Q133])" office:value-type="float" office:value="0.00000883778252015528" calcext:value-type="float">
            <text:p>8.83778252015528E-06</text:p>
          </table:table-cell>
          <table:table-cell table:formula="of:=[.Y133]+[.Z1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noinit</text:p>
          </table:table-cell>
          <table:table-cell office:value-type="string" calcext:value-type="string">
            <text:p>multiportfolio_socexp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715994890746946" calcext:value-type="float">
            <text:p>-0.071599489074695</text:p>
          </table:table-cell>
          <table:table-cell office:value-type="float" office:value="0.161079883575439" calcext:value-type="float">
            <text:p>0.161079883575439</text:p>
          </table:table-cell>
          <table:table-cell office:value-type="float" office:value="0.1615309715271" calcext:value-type="float">
            <text:p>0.161530971527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_noinit.multiportfolio_socexppsd_a.txt</text:p>
          </table:table-cell>
          <table:table-cell office:value-type="string" calcext:value-type="string">
            <text:p><text:s/></text:p>
          </table:table-cell>
          <table:table-cell office:value-type="float" office:value="2.42861286636753E-017" calcext:value-type="float">
            <text:p>2.42861286636753E-17</text:p>
          </table:table-cell>
          <table:table-cell office:value-type="float" office:value="0.00000755833136380224" calcext:value-type="float">
            <text:p>7.55833136380224E-06</text:p>
          </table:table-cell>
          <table:table-cell office:value-type="string" calcext:value-type="string">
            <text:p>-Inf</text:p>
          </table:table-cell>
          <table:table-cell office:value-type="float" office:value="0.000000519202379090089" calcext:value-type="float">
            <text:p>5.19202379090089E-07</text:p>
          </table:table-cell>
          <table:table-cell office:value-type="float" office:value="0.000000899943400161504" calcext:value-type="float">
            <text:p>8.99943400161504E-07</text:p>
          </table:table-cell>
          <table:table-cell office:value-type="float" office:value="1.11022302462516E-016" calcext:value-type="float">
            <text:p>1.11022302462516E-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" calcext:value-type="float">
            <text:p>0.153</text:p>
          </table:table-cell>
          <table:table-cell office:value-type="float" office:value="52" calcext:value-type="float">
            <text:p>52</text:p>
          </table:table-cell>
          <table:table-cell table:formula="of:=([.X134]=&quot;Optimal&quot;)" office:value-type="boolean" office:boolean-value="false" calcext:value-type="boolean">
            <text:p>FALSE</text:p>
          </table:table-cell>
          <table:table-cell table:formula="of:=[.U134]-[.V134]-[.W134]" office:value-type="string" office:string-value="" calcext:value-type="error">
            <text:p>#VALUE!</text:p>
          </table:table-cell>
          <table:table-cell table:formula="of:=[.Y134]/[.U134]" office:value-type="string" office:string-value="" calcext:value-type="error">
            <text:p>#DIV/0!</text:p>
          </table:table-cell>
          <table:table-cell table:formula="of:=MAX([.N134:.Q134])" office:value-type="float" office:value="0.00000755833136380224" calcext:value-type="float">
            <text:p>7.55833136380224E-06</text:p>
          </table:table-cell>
          <table:table-cell table:formula="of:=[.Y134]+[.Z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noinit</text:p>
          </table:table-cell>
          <table:table-cell office:value-type="string" calcext:value-type="string">
            <text:p>multiportfolio_socexp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990981975365407" calcext:value-type="float">
            <text:p>-0.099098197536541</text:p>
          </table:table-cell>
          <table:table-cell office:value-type="float" office:value="0.255563020706177" calcext:value-type="float">
            <text:p>0.255563020706177</text:p>
          </table:table-cell>
          <table:table-cell office:value-type="float" office:value="0.256043195724487" calcext:value-type="float">
            <text:p>0.25604319572448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_noinit.multiportfolio_socexppsd_b.txt</text:p>
          </table:table-cell>
          <table:table-cell office:value-type="string" calcext:value-type="string">
            <text:p><text:s/></text:p>
          </table:table-cell>
          <table:table-cell office:value-type="float" office:value="3.68628738645071E-018" calcext:value-type="float">
            <text:p>3.68628738645071E-18</text:p>
          </table:table-cell>
          <table:table-cell office:value-type="float" office:value="0.000000302127358922655" calcext:value-type="float">
            <text:p>3.02127358922655E-07</text:p>
          </table:table-cell>
          <table:table-cell office:value-type="string" calcext:value-type="string">
            <text:p>-Inf</text:p>
          </table:table-cell>
          <table:table-cell office:value-type="float" office:value="0.000000812969344732295" calcext:value-type="float">
            <text:p>8.12969344732295E-07</text:p>
          </table:table-cell>
          <table:table-cell office:value-type="float" office:value="0.00000283711109132558" calcext:value-type="float">
            <text:p>2.83711109132558E-06</text:p>
          </table:table-cell>
          <table:table-cell office:value-type="float" office:value="1.11022302462516E-016" calcext:value-type="float">
            <text:p>1.11022302462516E-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6" calcext:value-type="float">
            <text:p>0.246</text:p>
          </table:table-cell>
          <table:table-cell office:value-type="float" office:value="40" calcext:value-type="float">
            <text:p>40</text:p>
          </table:table-cell>
          <table:table-cell table:formula="of:=([.X135]=&quot;Optimal&quot;)" office:value-type="boolean" office:boolean-value="false" calcext:value-type="boolean">
            <text:p>FALSE</text:p>
          </table:table-cell>
          <table:table-cell table:formula="of:=[.U135]-[.V135]-[.W135]" office:value-type="string" office:string-value="" calcext:value-type="error">
            <text:p>#VALUE!</text:p>
          </table:table-cell>
          <table:table-cell table:formula="of:=[.Y135]/[.U135]" office:value-type="string" office:string-value="" calcext:value-type="error">
            <text:p>#DIV/0!</text:p>
          </table:table-cell>
          <table:table-cell table:formula="of:=MAX([.N135:.Q135])" office:value-type="float" office:value="0.00000283711109132558" calcext:value-type="float">
            <text:p>2.83711109132558E-06</text:p>
          </table:table-cell>
          <table:table-cell table:formula="of:=[.Y135]+[.Z1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noinit</text:p>
          </table:table-cell>
          <table:table-cell office:value-type="string" calcext:value-type="string">
            <text:p>multiportfolio_socexp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13257659608864" calcext:value-type="float">
            <text:p>-0.091325765960886</text:p>
          </table:table-cell>
          <table:table-cell office:value-type="float" office:value="-0.0913265877711413" calcext:value-type="float">
            <text:p>-0.091326587771141</text:p>
          </table:table-cell>
          <table:table-cell office:value-type="float" office:value="13.1287779808044" calcext:value-type="float">
            <text:p>13.1287779808044</text:p>
          </table:table-cell>
          <table:table-cell office:value-type="float" office:value="13.1295070648193" calcext:value-type="float">
            <text:p>13.129507064819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_noinit.multiportfolio_socexppsd_c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669042557542576" calcext:value-type="float">
            <text:p>6.69042557542576E-07</text:p>
          </table:table-cell>
          <table:table-cell office:value-type="string" calcext:value-type="string">
            <text:p>-Inf</text:p>
          </table:table-cell>
          <table:table-cell office:value-type="float" office:value="0.000000977955979086786" calcext:value-type="float">
            <text:p>9.77955979086786E-07</text:p>
          </table:table-cell>
          <table:table-cell office:value-type="float" office:value="0.000000328684752263432" calcext:value-type="float">
            <text:p>3.28684752263432E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57" calcext:value-type="float">
            <text:p>57</text:p>
          </table:table-cell>
          <table:table-cell table:formula="of:=([.X136]=&quot;Optimal&quot;)" office:value-type="boolean" office:boolean-value="false" calcext:value-type="boolean">
            <text:p>FALSE</text:p>
          </table:table-cell>
          <table:table-cell table:formula="of:=[.U136]-[.V136]-[.W136]" office:value-type="string" office:string-value="" calcext:value-type="error">
            <text:p>#VALUE!</text:p>
          </table:table-cell>
          <table:table-cell table:formula="of:=[.Y136]/[.U136]" office:value-type="string" office:string-value="" calcext:value-type="error">
            <text:p>#DIV/0!</text:p>
          </table:table-cell>
          <table:table-cell table:formula="of:=MAX([.N136:.Q136])" office:value-type="float" office:value="0.000000977955979086786" calcext:value-type="float">
            <text:p>9.77955979086786E-07</text:p>
          </table:table-cell>
          <table:table-cell table:formula="of:=[.Y136]+[.Z1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noinit</text:p>
          </table:table-cell>
          <table:table-cell office:value-type="string" calcext:value-type="string">
            <text:p>multiportfolio_socexp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19670899396112" calcext:value-type="float">
            <text:p>-0.119670899396112</text:p>
          </table:table-cell>
          <table:table-cell office:value-type="float" office:value="-0.119671825643177" calcext:value-type="float">
            <text:p>-0.119671825643177</text:p>
          </table:table-cell>
          <table:table-cell office:value-type="float" office:value="1346.53413796425" calcext:value-type="float">
            <text:p>1346.53413796425</text:p>
          </table:table-cell>
          <table:table-cell office:value-type="float" office:value="1346.53501915932" calcext:value-type="float">
            <text:p>1346.5350191593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_noinit.multiportfolio_socexppsd_d.txt</text:p>
          </table:table-cell>
          <table:table-cell office:value-type="string" calcext:value-type="string">
            <text:p><text:s/></text:p>
          </table:table-cell>
          <table:table-cell office:value-type="float" office:value="3.46944695195361E-018" calcext:value-type="float">
            <text:p>3.46944695195361E-18</text:p>
          </table:table-cell>
          <table:table-cell office:value-type="float" office:value="0.000000239522253024649" calcext:value-type="float">
            <text:p>2.39522253024649E-07</text:p>
          </table:table-cell>
          <table:table-cell office:value-type="string" calcext:value-type="string">
            <text:p>-Inf</text:p>
          </table:table-cell>
          <table:table-cell office:value-type="float" office:value="0.000000916611807122436" calcext:value-type="float">
            <text:p>9.16611807122436E-07</text:p>
          </table:table-cell>
          <table:table-cell office:value-type="float" office:value="0.00000638835253249455" calcext:value-type="float">
            <text:p>6.38835253249455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87" calcext:value-type="float">
            <text:p>87</text:p>
          </table:table-cell>
          <table:table-cell table:formula="of:=([.X137]=&quot;Optimal&quot;)" office:value-type="boolean" office:boolean-value="false" calcext:value-type="boolean">
            <text:p>FALSE</text:p>
          </table:table-cell>
          <table:table-cell table:formula="of:=[.U137]-[.V137]-[.W137]" office:value-type="string" office:string-value="" calcext:value-type="error">
            <text:p>#VALUE!</text:p>
          </table:table-cell>
          <table:table-cell table:formula="of:=[.Y137]/[.U137]" office:value-type="string" office:string-value="" calcext:value-type="error">
            <text:p>#DIV/0!</text:p>
          </table:table-cell>
          <table:table-cell table:formula="of:=MAX([.N137:.Q137])" office:value-type="float" office:value="0.00000638835253249455" calcext:value-type="float">
            <text:p>6.38835253249455E-06</text:p>
          </table:table-cell>
          <table:table-cell table:formula="of:=[.Y137]+[.Z1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noinit</text:p>
          </table:table-cell>
          <table:table-cell office:value-type="string" calcext:value-type="string">
            <text:p>multiportfolio_socexp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5962984938462" calcext:value-type="float">
            <text:p>-0.125962984938462</text:p>
          </table:table-cell>
          <table:table-cell office:value-type="float" office:value="-0.125963981608046" calcext:value-type="float">
            <text:p>-0.125963981608046</text:p>
          </table:table-cell>
          <table:table-cell office:value-type="float" office:value="1110.08751296997" calcext:value-type="float">
            <text:p>1110.08751296997</text:p>
          </table:table-cell>
          <table:table-cell office:value-type="float" office:value="1110.08883404732" calcext:value-type="float">
            <text:p>1110.0888340473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_noinit.multiportfolio_socexppsd_e.txt</text:p>
          </table:table-cell>
          <table:table-cell office:value-type="string" calcext:value-type="string">
            <text:p><text:s/></text:p>
          </table:table-cell>
          <table:table-cell office:value-type="float" office:value="2.53703308361608E-017" calcext:value-type="float">
            <text:p>2.53703308361608E-17</text:p>
          </table:table-cell>
          <table:table-cell office:value-type="float" office:value="0.000000942533293482595" calcext:value-type="float">
            <text:p>9.42533293482595E-07</text:p>
          </table:table-cell>
          <table:table-cell office:value-type="string" calcext:value-type="string">
            <text:p>-Inf</text:p>
          </table:table-cell>
          <table:table-cell office:value-type="float" office:value="0.000000864755325569178" calcext:value-type="float">
            <text:p>8.64755325569178E-07</text:p>
          </table:table-cell>
          <table:table-cell office:value-type="float" office:value="0.00000569241208110944" calcext:value-type="float">
            <text:p>5.69241208110944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77" calcext:value-type="float">
            <text:p>77</text:p>
          </table:table-cell>
          <table:table-cell table:formula="of:=([.X138]=&quot;Optimal&quot;)" office:value-type="boolean" office:boolean-value="false" calcext:value-type="boolean">
            <text:p>FALSE</text:p>
          </table:table-cell>
          <table:table-cell table:formula="of:=[.U138]-[.V138]-[.W138]" office:value-type="string" office:string-value="" calcext:value-type="error">
            <text:p>#VALUE!</text:p>
          </table:table-cell>
          <table:table-cell table:formula="of:=[.Y138]/[.U138]" office:value-type="string" office:string-value="" calcext:value-type="error">
            <text:p>#DIV/0!</text:p>
          </table:table-cell>
          <table:table-cell table:formula="of:=MAX([.N138:.Q138])" office:value-type="float" office:value="0.00000569241208110944" calcext:value-type="float">
            <text:p>5.69241208110944E-06</text:p>
          </table:table-cell>
          <table:table-cell table:formula="of:=[.Y138]+[.Z1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noinit</text:p>
          </table:table-cell>
          <table:table-cell office:value-type="string" calcext:value-type="string">
            <text:p>multiportfolio_socexp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PAJ_CPLEX_noconic_noinit.multiportfolio_socexppsd_f.txt</text:p>
          </table:table-cell>
          <table:table-cell table:number-columns-repeated="17" office:value-type="string" calcext:value-type="string">
            <text:p><text:s/></text:p>
          </table:table-cell>
          <table:table-cell table:formula="of:=([.X139]=&quot;Optimal&quot;)" office:value-type="boolean" office:boolean-value="false" calcext:value-type="boolean">
            <text:p>FALSE</text:p>
          </table:table-cell>
          <table:table-cell table:formula="of:=[.U139]-[.V139]-[.W139]" office:value-type="string" office:string-value="" calcext:value-type="error">
            <text:p>#VALUE!</text:p>
          </table:table-cell>
          <table:table-cell table:formula="of:=[.Y139]/[.U139]" office:value-type="string" office:string-value="" calcext:value-type="error">
            <text:p>#VALUE!</text:p>
          </table:table-cell>
          <table:table-cell table:formula="of:=MAX([.N139:.Q139])" office:value-type="float" office:value="0" calcext:value-type="float">
            <text:p>0</text:p>
          </table:table-cell>
          <table:table-cell table:formula="of:=[.Y139]+[.Z13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PAJ_CPLEX_SCS_msd</text:p>
          </table:table-cell>
          <table:table-cell office:value-type="string" calcext:value-type="string">
            <text:p>multiportfolio_socexp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1604444031383" calcext:value-type="float">
            <text:p>-0.071604444031383</text:p>
          </table:table-cell>
          <table:table-cell office:value-type="float" office:value="-0.0702381441713558" calcext:value-type="float">
            <text:p>-0.070238144171356</text:p>
          </table:table-cell>
          <table:table-cell office:value-type="float" office:value="2.78455877304077" calcext:value-type="float">
            <text:p>2.78455877304077</text:p>
          </table:table-cell>
          <table:table-cell office:value-type="float" office:value="2.78502178192139" calcext:value-type="float">
            <text:p>2.78502178192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SCS_msd.multiportfolio_socexppsd_a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458265111767664" calcext:value-type="float">
            <text:p>4.58265111767664E-07</text:p>
          </table:table-cell>
          <table:table-cell office:value-type="string" calcext:value-type="string">
            <text:p>-Inf</text:p>
          </table:table-cell>
          <table:table-cell office:value-type="float" office:value="0.000000960614739309307" calcext:value-type="float">
            <text:p>9.60614739309307E-07</text:p>
          </table:table-cell>
          <table:table-cell office:value-type="float" office:value="0.00000816552501556475" calcext:value-type="float">
            <text:p>8.16552501556475E-06</text:p>
          </table:table-cell>
          <table:table-cell office:value-type="float" office:value="1.55431223447522E-015" calcext:value-type="float">
            <text:p>1.55431223447522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957" calcext:value-type="float">
            <text:p>0.957</text:p>
          </table:table-cell>
          <table:table-cell office:value-type="float" office:value="1.81" calcext:value-type="float">
            <text:p>1.81</text:p>
          </table:table-cell>
          <table:table-cell office:value-type="float" office:value="0.964" calcext:value-type="float">
            <text:p>0.964</text:p>
          </table:table-cell>
          <table:table-cell office:value-type="string" calcext:value-type="string">
            <text:p><text:s/></text:p>
          </table:table-cell>
          <table:table-cell table:formula="of:=([.X140]=&quot;Optimal&quot;)" office:value-type="boolean" office:boolean-value="true" calcext:value-type="boolean">
            <text:p>TRUE</text:p>
          </table:table-cell>
          <table:table-cell table:formula="of:=[.U140]-[.V140]-[.W140]" office:value-type="float" office:value="0" calcext:value-type="float">
            <text:p>0</text:p>
          </table:table-cell>
          <table:table-cell table:formula="of:=[.Y140]/[.U140]" office:value-type="float" office:value="0.4785" calcext:value-type="float">
            <text:p>0.4785</text:p>
          </table:table-cell>
          <table:table-cell table:formula="of:=MAX([.N140:.Q140])" office:value-type="float" office:value="0.00000816552501556475" calcext:value-type="float">
            <text:p>8.16552501556475E-06</text:p>
          </table:table-cell>
          <table:table-cell table:formula="of:=[.Y140]+[.Z140]" office:value-type="float" office:value="2.767" calcext:value-type="float">
            <text:p>2.767</text:p>
          </table:table-cell>
        </table:table-row>
        <table:table-row table:style-name="ro1">
          <table:table-cell office:value-type="string" calcext:value-type="string">
            <text:p>PAJ_CPLEX_SCS_msd</text:p>
          </table:table-cell>
          <table:table-cell office:value-type="string" calcext:value-type="string">
            <text:p>multiportfolio_socexp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82568528405128" calcext:value-type="float">
            <text:p>-0.098256852840513</text:p>
          </table:table-cell>
          <table:table-cell office:value-type="float" office:value="-0.0977776991789896" calcext:value-type="float">
            <text:p>-0.09777769917899</text:p>
          </table:table-cell>
          <table:table-cell office:value-type="float" office:value="6.73417496681213" calcext:value-type="float">
            <text:p>6.73417496681213</text:p>
          </table:table-cell>
          <table:table-cell office:value-type="float" office:value="6.73484086990356" calcext:value-type="float">
            <text:p>6.73484086990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SCS_msd.multiportfolio_socexppsd_b.txt</text:p>
          </table:table-cell>
          <table:table-cell office:value-type="string" calcext:value-type="string">
            <text:p><text:s/></text:p>
          </table:table-cell>
          <table:table-cell office:value-type="float" office:value="0.0000198498516602794" calcext:value-type="float">
            <text:p>1.98498516602794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39408544723063" calcext:value-type="float">
            <text:p>3.9408544723063E-06</text:p>
          </table:table-cell>
          <table:table-cell office:value-type="float" office:value="0.0000000710431764455884" calcext:value-type="float">
            <text:p>7.10431764455884E-08</text:p>
          </table:table-cell>
          <table:table-cell office:value-type="float" office:value="3.66373598126302E-015" calcext:value-type="float">
            <text:p>3.66373598126302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3.31" calcext:value-type="float">
            <text:p>3.31</text:p>
          </table:table-cell>
          <table:table-cell office:value-type="float" office:value="3.42" calcext:value-type="float">
            <text:p>3.42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</text:p>
          </table:table-cell>
          <table:table-cell table:formula="of:=([.X141]=&quot;Optimal&quot;)" office:value-type="boolean" office:boolean-value="true" calcext:value-type="boolean">
            <text:p>TRUE</text:p>
          </table:table-cell>
          <table:table-cell table:formula="of:=[.U141]-[.V141]-[.W141]" office:value-type="float" office:value="0" calcext:value-type="float">
            <text:p>0</text:p>
          </table:table-cell>
          <table:table-cell table:formula="of:=[.Y141]/[.U141]" office:value-type="float" office:value="1.655" calcext:value-type="float">
            <text:p>1.655</text:p>
          </table:table-cell>
          <table:table-cell table:formula="of:=MAX([.N141:.Q141])" office:value-type="float" office:value="0.0000039408544723063" calcext:value-type="float">
            <text:p>3.9408544723063E-06</text:p>
          </table:table-cell>
          <table:table-cell table:formula="of:=[.Y141]+[.Z141]" office:value-type="float" office:value="6.73" calcext:value-type="float">
            <text:p>6.73</text:p>
          </table:table-cell>
        </table:table-row>
        <table:table-row table:style-name="ro1">
          <table:table-cell office:value-type="string" calcext:value-type="string">
            <text:p>PAJ_CPLEX_SCS_msd</text:p>
          </table:table-cell>
          <table:table-cell office:value-type="string" calcext:value-type="string">
            <text:p>multiportfolio_socexp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27358978662959" calcext:value-type="float">
            <text:p>-0.092735897866296</text:p>
          </table:table-cell>
          <table:table-cell office:value-type="float" office:value="-0.0917207193245239" calcext:value-type="float">
            <text:p>-0.091720719324524</text:p>
          </table:table-cell>
          <table:table-cell office:value-type="float" office:value="27.8769631385803" calcext:value-type="float">
            <text:p>27.8769631385803</text:p>
          </table:table-cell>
          <table:table-cell office:value-type="float" office:value="27.8776698112488" calcext:value-type="float">
            <text:p>27.87766981124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J_CPLEX_SCS_msd.multiportfolio_socexppsd_c.txt</text:p>
          </table:table-cell>
          <table:table-cell office:value-type="string" calcext:value-type="string">
            <text:p><text:s/></text:p>
          </table:table-cell>
          <table:table-cell office:value-type="float" office:value="0.000621509555663983" calcext:value-type="float">
            <text:p>0.000621509555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541264765012706" calcext:value-type="float">
            <text:p>5.41264765012706E-05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19.5" calcext:value-type="float">
            <text:p>19.5</text:p>
          </table:table-cell>
          <table:table-cell office:value-type="float" office:value="8.28" calcext:value-type="float">
            <text:p>8.28</text:p>
          </table:table-cell>
          <table:table-cell office:value-type="float" office:value="19.6" calcext:value-type="float">
            <text:p>19.6</text:p>
          </table:table-cell>
          <table:table-cell office:value-type="string" calcext:value-type="string">
            <text:p><text:s/></text:p>
          </table:table-cell>
          <table:table-cell table:formula="of:=([.X142]=&quot;Optimal&quot;)" office:value-type="boolean" office:boolean-value="true" calcext:value-type="boolean">
            <text:p>TRUE</text:p>
          </table:table-cell>
          <table:table-cell table:formula="of:=[.U142]-[.V142]-[.W142]" office:value-type="float" office:value="1" calcext:value-type="float">
            <text:p>1</text:p>
          </table:table-cell>
          <table:table-cell table:formula="of:=[.Y142]/[.U142]" office:value-type="float" office:value="4.875" calcext:value-type="float">
            <text:p>4.875</text:p>
          </table:table-cell>
          <table:table-cell table:formula="of:=MAX([.N142:.Q142])" office:value-type="float" office:value="0.0000541264765012706" calcext:value-type="float">
            <text:p>5.41264765012706E-05</text:p>
          </table:table-cell>
          <table:table-cell table:formula="of:=[.Y142]+[.Z142]" office:value-type="float" office:value="27.78" calcext:value-type="float">
            <text:p>27.78</text:p>
          </table:table-cell>
        </table:table-row>
        <table:table-row table:style-name="ro1">
          <table:table-cell office:value-type="string" calcext:value-type="string">
            <text:p>PAJ_CPLEX_SCS_msd</text:p>
          </table:table-cell>
          <table:table-cell office:value-type="string" calcext:value-type="string">
            <text:p>multiportfolio_socexp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Suboptimal</text:p>
          </table:table-cell>
          <table:table-cell office:value-type="float" office:value="-0.119972382145015" calcext:value-type="float">
            <text:p>-0.119972382145015</text:p>
          </table:table-cell>
          <table:table-cell office:value-type="float" office:value="-0.121653423912337" calcext:value-type="float">
            <text:p>-0.121653423912337</text:p>
          </table:table-cell>
          <table:table-cell office:value-type="float" office:value="158.913300991058" calcext:value-type="float">
            <text:p>158.913300991058</text:p>
          </table:table-cell>
          <table:table-cell office:value-type="float" office:value="158.914034843445" calcext:value-type="float">
            <text:p>158.914034843445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PAJ_CPLEX_SCS_msd.multiportfolio_socexppsd_d.txt</text:p>
          </table:table-cell>
          <table:table-cell office:value-type="string" calcext:value-type="string">
            <text:p><text:s/></text:p>
          </table:table-cell>
          <table:table-cell office:value-type="float" office:value="0.000570723933258361" calcext:value-type="float">
            <text:p>0.000570723933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255362523144953" calcext:value-type="float">
            <text:p>2.55362523144953E-05</text:p>
          </table:table-cell>
          <table:table-cell office:value-type="float" office:value="0.0000300209951058094" calcext:value-type="float">
            <text:p>3.00209951058094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44" calcext:value-type="float">
            <text:p>144</text:p>
          </table:table-cell>
          <table:table-cell office:value-type="float" office:value="14.4" calcext:value-type="float">
            <text:p>14.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([.X143]=&quot;Optimal&quot;)" office:value-type="boolean" office:boolean-value="false" calcext:value-type="boolean">
            <text:p>FALSE</text:p>
          </table:table-cell>
          <table:table-cell table:formula="of:=[.U143]-[.V143]-[.W143]" office:value-type="float" office:value="6" calcext:value-type="float">
            <text:p>6</text:p>
          </table:table-cell>
          <table:table-cell table:formula="of:=[.Y143]/[.U143]" office:value-type="float" office:value="7.2" calcext:value-type="float">
            <text:p>7.2</text:p>
          </table:table-cell>
          <table:table-cell table:formula="of:=MAX([.N143:.Q143])" office:value-type="float" office:value="0.0000300209951058094" calcext:value-type="float">
            <text:p>3.00209951058094E-05</text:p>
          </table:table-cell>
          <table:table-cell table:formula="of:=[.Y143]+[.Z143]" office:value-type="float" office:value="158.4" calcext:value-type="float">
            <text:p>158.4</text:p>
          </table:table-cell>
        </table:table-row>
        <table:table-row table:style-name="ro1">
          <table:table-cell office:value-type="string" calcext:value-type="string">
            <text:p>PAJ_CPLEX_SCS_msd</text:p>
          </table:table-cell>
          <table:table-cell office:value-type="string" calcext:value-type="string">
            <text:p>multiportfolio_socexp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Suboptimal</text:p>
          </table:table-cell>
          <table:table-cell office:value-type="float" office:value="-0.126129147001961" calcext:value-type="float">
            <text:p>-0.126129147001961</text:p>
          </table:table-cell>
          <table:table-cell office:value-type="float" office:value="-0.127479953456006" calcext:value-type="float">
            <text:p>-0.127479953456006</text:p>
          </table:table-cell>
          <table:table-cell office:value-type="float" office:value="351.800223827362" calcext:value-type="float">
            <text:p>351.800223827362</text:p>
          </table:table-cell>
          <table:table-cell office:value-type="float" office:value="351.801375150681" calcext:value-type="float">
            <text:p>351.801375150681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PAJ_CPLEX_SCS_msd.multiportfolio_socexppsd_e.txt</text:p>
          </table:table-cell>
          <table:table-cell office:value-type="string" calcext:value-type="string">
            <text:p><text:s/></text:p>
          </table:table-cell>
          <table:table-cell office:value-type="float" office:value="0.000355383924014827" calcext:value-type="float">
            <text:p>0.000355383924015</text:p>
          </table:table-cell>
          <table:table-cell office:value-type="float" office:value="0.00000169894302046864" calcext:value-type="float">
            <text:p>1.69894302046864E-06</text:p>
          </table:table-cell>
          <table:table-cell office:value-type="string" calcext:value-type="string">
            <text:p>-Inf</text:p>
          </table:table-cell>
          <table:table-cell office:value-type="float" office:value="0.00000752173892948349" calcext:value-type="float">
            <text:p>7.52173892948349E-06</text:p>
          </table:table-cell>
          <table:table-cell office:value-type="float" office:value="0.0000000136237054497148" calcext:value-type="float">
            <text:p>1.36237054497148E-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97" calcext:value-type="float">
            <text:p>297</text:p>
          </table:table-cell>
          <table:table-cell office:value-type="float" office:value="31.8" calcext:value-type="float">
            <text:p>31.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/></text:p>
          </table:table-cell>
          <table:table-cell table:formula="of:=([.X144]=&quot;Optimal&quot;)" office:value-type="boolean" office:boolean-value="false" calcext:value-type="boolean">
            <text:p>FALSE</text:p>
          </table:table-cell>
          <table:table-cell table:formula="of:=[.U144]-[.V144]-[.W144]" office:value-type="float" office:value="2" calcext:value-type="float">
            <text:p>2</text:p>
          </table:table-cell>
          <table:table-cell table:formula="of:=[.Y144]/[.U144]" office:value-type="float" office:value="19.8" calcext:value-type="float">
            <text:p>19.8</text:p>
          </table:table-cell>
          <table:table-cell table:formula="of:=MAX([.N144:.Q144])" office:value-type="float" office:value="0.00000752173892948349" calcext:value-type="float">
            <text:p>7.52173892948349E-06</text:p>
          </table:table-cell>
          <table:table-cell table:formula="of:=[.Y144]+[.Z144]" office:value-type="float" office:value="328.8" calcext:value-type="float">
            <text:p>328.8</text:p>
          </table:table-cell>
        </table:table-row>
        <table:table-row table:style-name="ro1">
          <table:table-cell office:value-type="string" calcext:value-type="string">
            <text:p>PAJ_CPLEX_SCS_msd</text:p>
          </table:table-cell>
          <table:table-cell office:value-type="string" calcext:value-type="string">
            <text:p>multiportfolio_socexp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Suboptimal</text:p>
          </table:table-cell>
          <table:table-cell office:value-type="float" office:value="-0.133065856787474" calcext:value-type="float">
            <text:p>-0.133065856787474</text:p>
          </table:table-cell>
          <table:table-cell office:value-type="float" office:value="-0.133304119368499" calcext:value-type="float">
            <text:p>-0.133304119368499</text:p>
          </table:table-cell>
          <table:table-cell office:value-type="float" office:value="870.415869951248" calcext:value-type="float">
            <text:p>870.415869951248</text:p>
          </table:table-cell>
          <table:table-cell office:value-type="float" office:value="870.417852163315" calcext:value-type="float">
            <text:p>870.417852163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SCS_msd.multiportfolio_socexppsd_f.txt</text:p>
          </table:table-cell>
          <table:table-cell office:value-type="string" calcext:value-type="string">
            <text:p><text:s/></text:p>
          </table:table-cell>
          <table:table-cell office:value-type="float" office:value="0.00115922641802177" calcext:value-type="float">
            <text:p>0.001159226418022</text:p>
          </table:table-cell>
          <table:table-cell office:value-type="float" office:value="0.0000197964671193318" calcext:value-type="float">
            <text:p>1.97964671193318E-05</text:p>
          </table:table-cell>
          <table:table-cell office:value-type="string" calcext:value-type="string">
            <text:p>-Inf</text:p>
          </table:table-cell>
          <table:table-cell office:value-type="float" office:value="0.0000151514531347985" calcext:value-type="float">
            <text:p>1.51514531347985E-05</text:p>
          </table:table-cell>
          <table:table-cell office:value-type="float" office:value="0.000000480404985486528" calcext:value-type="float">
            <text:p>4.80404985486528E-07</text:p>
          </table:table-cell>
          <table:table-cell office:value-type="float" office:value="4.2188474935756E-015" calcext:value-type="float">
            <text:p>4.2188474935756E-1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786" calcext:value-type="float">
            <text:p>786</text:p>
          </table:table-cell>
          <table:table-cell office:value-type="float" office:value="83.8" calcext:value-type="float">
            <text:p>83.8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<text:s/></text:p>
          </table:table-cell>
          <table:table-cell table:formula="of:=([.X145]=&quot;Optimal&quot;)" office:value-type="boolean" office:boolean-value="false" calcext:value-type="boolean">
            <text:p>FALSE</text:p>
          </table:table-cell>
          <table:table-cell table:formula="of:=[.U145]-[.V145]-[.W145]" office:value-type="float" office:value="10" calcext:value-type="float">
            <text:p>10</text:p>
          </table:table-cell>
          <table:table-cell table:formula="of:=[.Y145]/[.U145]" office:value-type="float" office:value="56.1428571428572" calcext:value-type="float">
            <text:p>56.1428571428572</text:p>
          </table:table-cell>
          <table:table-cell table:formula="of:=MAX([.N145:.Q145])" office:value-type="float" office:value="0.0000197964671193318" calcext:value-type="float">
            <text:p>1.97964671193318E-05</text:p>
          </table:table-cell>
          <table:table-cell table:formula="of:=[.Y145]+[.Z145]" office:value-type="float" office:value="869.8" calcext:value-type="float">
            <text:p>869.8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16044645799676" calcext:value-type="float">
            <text:p>-0.071604464579968</text:p>
          </table:table-cell>
          <table:table-cell office:value-type="float" office:value="-0.0702381441713558" calcext:value-type="float">
            <text:p>-0.070238144171356</text:p>
          </table:table-cell>
          <table:table-cell office:value-type="float" office:value="2.83410787582397" calcext:value-type="float">
            <text:p>2.83410787582397</text:p>
          </table:table-cell>
          <table:table-cell office:value-type="float" office:value="2.83449101448059" calcext:value-type="float">
            <text:p>2.8344910144805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psd_a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438352331280645" calcext:value-type="float">
            <text:p>4.38352331280645E-07</text:p>
          </table:table-cell>
          <table:table-cell office:value-type="string" calcext:value-type="string">
            <text:p>-Inf</text:p>
          </table:table-cell>
          <table:table-cell office:value-type="float" office:value="0.000000968670542222938" calcext:value-type="float">
            <text:p>9.68670542222938E-07</text:p>
          </table:table-cell>
          <table:table-cell office:value-type="float" office:value="0.00000807374495631694" calcext:value-type="float">
            <text:p>8.07374495631694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0.956" calcext:value-type="float">
            <text:p>0.956</text:p>
          </table:table-cell>
          <table:table-cell office:value-type="float" office:value="1.81" calcext:value-type="float">
            <text:p>1.81</text:p>
          </table:table-cell>
          <table:table-cell office:value-type="float" office:value="0.0592" calcext:value-type="float">
            <text:p>0.0592</text:p>
          </table:table-cell>
          <table:table-cell office:value-type="float" office:value="13" calcext:value-type="float">
            <text:p>13</text:p>
          </table:table-cell>
          <table:table-cell table:formula="of:=([.X146]=&quot;Optimal&quot;)" office:value-type="boolean" office:boolean-value="true" calcext:value-type="boolean">
            <text:p>TRUE</text:p>
          </table:table-cell>
          <table:table-cell table:formula="of:=[.U146]-[.V146]-[.W146]" office:value-type="float" office:value="0" calcext:value-type="float">
            <text:p>0</text:p>
          </table:table-cell>
          <table:table-cell table:formula="of:=[.Y146]/[.U146]" office:value-type="float" office:value="0.318666666666667" calcext:value-type="float">
            <text:p>0.318666666666667</text:p>
          </table:table-cell>
          <table:table-cell table:formula="of:=MAX([.N146:.Q146])" office:value-type="float" office:value="0.00000807374495631694" calcext:value-type="float">
            <text:p>8.07374495631694E-06</text:p>
          </table:table-cell>
          <table:table-cell table:formula="of:=[.Y146]+[.Z146]" office:value-type="float" office:value="2.766" calcext:value-type="float">
            <text:p>2.766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82650140345628" calcext:value-type="float">
            <text:p>-0.098265014034563</text:p>
          </table:table-cell>
          <table:table-cell office:value-type="float" office:value="-0.0977776991789896" calcext:value-type="float">
            <text:p>-0.09777769917899</text:p>
          </table:table-cell>
          <table:table-cell office:value-type="float" office:value="7.14764189720154" calcext:value-type="float">
            <text:p>7.14764189720154</text:p>
          </table:table-cell>
          <table:table-cell office:value-type="float" office:value="7.14825105667114" calcext:value-type="float">
            <text:p>7.1482510566711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psd_b.txt</text:p>
          </table:table-cell>
          <table:table-cell office:value-type="string" calcext:value-type="string">
            <text:p><text:s/></text:p>
          </table:table-cell>
          <table:table-cell office:value-type="float" office:value="0.0000198015942644153" calcext:value-type="float">
            <text:p>1.98015942644153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294200169048686" calcext:value-type="float">
            <text:p>2.94200169048686E-06</text:p>
          </table:table-cell>
          <table:table-cell office:value-type="float" office:value="0.0000000772142796779331" calcext:value-type="float">
            <text:p>7.72142796779331E-08</text:p>
          </table:table-cell>
          <table:table-cell office:value-type="float" office:value="3.66373598126302E-015" calcext:value-type="float">
            <text:p>3.66373598126302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3.7" calcext:value-type="float">
            <text:p>3.7</text:p>
          </table:table-cell>
          <table:table-cell office:value-type="float" office:value="3.42" calcext:value-type="float">
            <text:p>3.42</text:p>
          </table:table-cell>
          <table:table-cell office:value-type="float" office:value="0.0225" calcext:value-type="float">
            <text:p>0.0225</text:p>
          </table:table-cell>
          <table:table-cell office:value-type="float" office:value="3" calcext:value-type="float">
            <text:p>3</text:p>
          </table:table-cell>
          <table:table-cell table:formula="of:=([.X147]=&quot;Optimal&quot;)" office:value-type="boolean" office:boolean-value="true" calcext:value-type="boolean">
            <text:p>TRUE</text:p>
          </table:table-cell>
          <table:table-cell table:formula="of:=[.U147]-[.V147]-[.W147]" office:value-type="float" office:value="0" calcext:value-type="float">
            <text:p>0</text:p>
          </table:table-cell>
          <table:table-cell table:formula="of:=[.Y147]/[.U147]" office:value-type="float" office:value="1.23333333333333" calcext:value-type="float">
            <text:p>1.23333333333333</text:p>
          </table:table-cell>
          <table:table-cell table:formula="of:=MAX([.N147:.Q147])" office:value-type="float" office:value="0.00000294200169048686" calcext:value-type="float">
            <text:p>2.94200169048686E-06</text:p>
          </table:table-cell>
          <table:table-cell table:formula="of:=[.Y147]+[.Z147]" office:value-type="float" office:value="7.12" calcext:value-type="float">
            <text:p>7.12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16319343466403" calcext:value-type="float">
            <text:p>-0.09163193434664</text:p>
          </table:table-cell>
          <table:table-cell office:value-type="float" office:value="-0.0914960252803719" calcext:value-type="float">
            <text:p>-0.091496025280372</text:p>
          </table:table-cell>
          <table:table-cell office:value-type="float" office:value="19.3239469528198" calcext:value-type="float">
            <text:p>19.3239469528198</text:p>
          </table:table-cell>
          <table:table-cell office:value-type="float" office:value="19.3246438503265" calcext:value-type="float">
            <text:p>19.324643850326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psd_c.txt</text:p>
          </table:table-cell>
          <table:table-cell office:value-type="string" calcext:value-type="string">
            <text:p><text:s/></text:p>
          </table:table-cell>
          <table:table-cell office:value-type="float" office:value="0.000310763805938357" calcext:value-type="float">
            <text:p>0.000310763805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26492743605333" calcext:value-type="float">
            <text:p>2.6492743605333E-05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imal</text:p>
          </table:table-cell>
          <table:table-cell office:value-type="float" office:value="10.5" calcext:value-type="float">
            <text:p>10.5</text:p>
          </table:table-cell>
          <table:table-cell office:value-type="float" office:value="8.24" calcext:value-type="float">
            <text:p>8.24</text:p>
          </table:table-cell>
          <table:table-cell office:value-type="float" office:value="0.607" calcext:value-type="float">
            <text:p>0.607</text:p>
          </table:table-cell>
          <table:table-cell office:value-type="float" office:value="3" calcext:value-type="float">
            <text:p>3</text:p>
          </table:table-cell>
          <table:table-cell table:formula="of:=([.X148]=&quot;Optimal&quot;)" office:value-type="boolean" office:boolean-value="true" calcext:value-type="boolean">
            <text:p>TRUE</text:p>
          </table:table-cell>
          <table:table-cell table:formula="of:=[.U148]-[.V148]-[.W148]" office:value-type="float" office:value="0" calcext:value-type="float">
            <text:p>0</text:p>
          </table:table-cell>
          <table:table-cell table:formula="of:=[.Y148]/[.U148]" office:value-type="float" office:value="3.5" calcext:value-type="float">
            <text:p>3.5</text:p>
          </table:table-cell>
          <table:table-cell table:formula="of:=MAX([.N148:.Q148])" office:value-type="float" office:value="0.000026492743605333" calcext:value-type="float">
            <text:p>2.6492743605333E-05</text:p>
          </table:table-cell>
          <table:table-cell table:formula="of:=[.Y148]+[.Z148]" office:value-type="float" office:value="18.74" calcext:value-type="float">
            <text:p>18.74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0020739405378" calcext:value-type="float">
            <text:p>-0.120020739405378</text:p>
          </table:table-cell>
          <table:table-cell office:value-type="float" office:value="-0.1199669831748" calcext:value-type="float">
            <text:p>-0.1199669831748</text:p>
          </table:table-cell>
          <table:table-cell office:value-type="float" office:value="290.317820072174" calcext:value-type="float">
            <text:p>290.317820072174</text:p>
          </table:table-cell>
          <table:table-cell office:value-type="float" office:value="290.318784952164" calcext:value-type="float">
            <text:p>290.31878495216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psd_d.txt</text:p>
          </table:table-cell>
          <table:table-cell office:value-type="string" calcext:value-type="string">
            <text:p><text:s/></text:p>
          </table:table-cell>
          <table:table-cell office:value-type="float" office:value="0.000568119838819188" calcext:value-type="float">
            <text:p>0.0005681198388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242661381970599" calcext:value-type="float">
            <text:p>2.42661381970599E-05</text:p>
          </table:table-cell>
          <table:table-cell office:value-type="float" office:value="0.000000109451863397222" calcext:value-type="float">
            <text:p>1.09451863397222E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40" calcext:value-type="float">
            <text:p>140</text:p>
          </table:table-cell>
          <table:table-cell office:value-type="float" office:value="14.4" calcext:value-type="float">
            <text:p>14.4</text:p>
          </table:table-cell>
          <table:table-cell office:value-type="float" office:value="136" calcext:value-type="float">
            <text:p>136</text:p>
          </table:table-cell>
          <table:table-cell office:value-type="float" office:value="19" calcext:value-type="float">
            <text:p>19</text:p>
          </table:table-cell>
          <table:table-cell table:formula="of:=([.X149]=&quot;Optimal&quot;)" office:value-type="boolean" office:boolean-value="false" calcext:value-type="boolean">
            <text:p>FALSE</text:p>
          </table:table-cell>
          <table:table-cell table:formula="of:=[.U149]-[.V149]-[.W149]" office:value-type="float" office:value="5" calcext:value-type="float">
            <text:p>5</text:p>
          </table:table-cell>
          <table:table-cell table:formula="of:=[.Y149]/[.U149]" office:value-type="float" office:value="8.23529411764706" calcext:value-type="float">
            <text:p>8.23529411764706</text:p>
          </table:table-cell>
          <table:table-cell table:formula="of:=MAX([.N149:.Q149])" office:value-type="float" office:value="0.0000242661381970599" calcext:value-type="float">
            <text:p>2.42661381970599E-05</text:p>
          </table:table-cell>
          <table:table-cell table:formula="of:=[.Y149]+[.Z149]" office:value-type="float" office:value="154.4" calcext:value-type="float">
            <text:p>154.4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70977128039" calcext:value-type="float">
            <text:p>-0.126070977128039</text:p>
          </table:table-cell>
          <table:table-cell office:value-type="float" office:value="-0.126007703793619" calcext:value-type="float">
            <text:p>-0.126007703793619</text:p>
          </table:table-cell>
          <table:table-cell office:value-type="float" office:value="758.16317820549" calcext:value-type="float">
            <text:p>758.16317820549</text:p>
          </table:table-cell>
          <table:table-cell office:value-type="float" office:value="758.164464950562" calcext:value-type="float">
            <text:p>758.16446495056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psd_e.txt</text:p>
          </table:table-cell>
          <table:table-cell office:value-type="string" calcext:value-type="string">
            <text:p><text:s/></text:p>
          </table:table-cell>
          <table:table-cell office:value-type="float" office:value="0.000330012661190982" calcext:value-type="float">
            <text:p>0.000330012661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708554826545083" calcext:value-type="float">
            <text:p>7.08554826545083E-06</text:p>
          </table:table-cell>
          <table:table-cell office:value-type="float" office:value="0.0000000322905998674125" calcext:value-type="float">
            <text:p>3.22905998674125E-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58" calcext:value-type="float">
            <text:p>258</text:p>
          </table:table-cell>
          <table:table-cell office:value-type="float" office:value="31.7" calcext:value-type="float">
            <text:p>31.7</text:p>
          </table:table-cell>
          <table:table-cell office:value-type="float" office:value="469" calcext:value-type="float">
            <text:p>469</text:p>
          </table:table-cell>
          <table:table-cell office:value-type="float" office:value="18" calcext:value-type="float">
            <text:p>18</text:p>
          </table:table-cell>
          <table:table-cell table:formula="of:=([.X150]=&quot;Optimal&quot;)" office:value-type="boolean" office:boolean-value="false" calcext:value-type="boolean">
            <text:p>FALSE</text:p>
          </table:table-cell>
          <table:table-cell table:formula="of:=[.U150]-[.V150]-[.W150]" office:value-type="float" office:value="2" calcext:value-type="float">
            <text:p>2</text:p>
          </table:table-cell>
          <table:table-cell table:formula="of:=[.Y150]/[.U150]" office:value-type="float" office:value="17.2" calcext:value-type="float">
            <text:p>17.2</text:p>
          </table:table-cell>
          <table:table-cell table:formula="of:=MAX([.N150:.Q150])" office:value-type="float" office:value="0.00000708554826545083" calcext:value-type="float">
            <text:p>7.08554826545083E-06</text:p>
          </table:table-cell>
          <table:table-cell table:formula="of:=[.Y150]+[.Z150]" office:value-type="float" office:value="289.7" calcext:value-type="float">
            <text:p>289.7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3074194495691" calcext:value-type="float">
            <text:p>-0.133074194495691</text:p>
          </table:table-cell>
          <table:table-cell office:value-type="float" office:value="-0.1327681984659" calcext:value-type="float">
            <text:p>-0.1327681984659</text:p>
          </table:table-cell>
          <table:table-cell office:value-type="float" office:value="734.875089168549" calcext:value-type="float">
            <text:p>734.875089168549</text:p>
          </table:table-cell>
          <table:table-cell office:value-type="float" office:value="734.883764028549" calcext:value-type="float">
            <text:p>734.88376402854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psd_f.txt</text:p>
          </table:table-cell>
          <table:table-cell office:value-type="string" calcext:value-type="string">
            <text:p><text:s/></text:p>
          </table:table-cell>
          <table:table-cell office:value-type="float" office:value="0.00117170505138029" calcext:value-type="float">
            <text:p>0.00117170505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136305348379384" calcext:value-type="float">
            <text:p>1.36305348379384E-05</text:p>
          </table:table-cell>
          <table:table-cell office:value-type="float" office:value="0.000030806192820778" calcext:value-type="float">
            <text:p>3.0806192820778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639" calcext:value-type="float">
            <text:p>639</text:p>
          </table:table-cell>
          <table:table-cell office:value-type="float" office:value="84.1" calcext:value-type="float">
            <text:p>84.1</text:p>
          </table:table-cell>
          <table:table-cell office:value-type="float" office:value="11.3" calcext:value-type="float">
            <text:p>11.3</text:p>
          </table:table-cell>
          <table:table-cell office:value-type="float" office:value="11" calcext:value-type="float">
            <text:p>11</text:p>
          </table:table-cell>
          <table:table-cell table:formula="of:=([.X151]=&quot;Optimal&quot;)" office:value-type="boolean" office:boolean-value="false" calcext:value-type="boolean">
            <text:p>FALSE</text:p>
          </table:table-cell>
          <table:table-cell table:formula="of:=[.U151]-[.V151]-[.W151]" office:value-type="float" office:value="9" calcext:value-type="float">
            <text:p>9</text:p>
          </table:table-cell>
          <table:table-cell table:formula="of:=[.Y151]/[.U151]" office:value-type="float" office:value="58.0909090909091" calcext:value-type="float">
            <text:p>58.0909090909091</text:p>
          </table:table-cell>
          <table:table-cell table:formula="of:=MAX([.N151:.Q151])" office:value-type="float" office:value="0.000030806192820778" calcext:value-type="float">
            <text:p>3.0806192820778E-05</text:p>
          </table:table-cell>
          <table:table-cell table:formula="of:=[.Y151]+[.Z151]" office:value-type="float" office:value="723.1" calcext:value-type="float">
            <text:p>723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1:46:04.459721280</meta:creation-date>
    <dc:date>2017-07-18T12:08:24.106527349</dc:date>
    <meta:editing-duration>PT22M19S</meta:editing-duration>
    <meta:editing-cycles>2</meta:editing-cycles>
    <meta:generator>LibreOffice/5.3.1.2$Linux_X86_64 LibreOffice_project/30m0$Build-2</meta:generator>
    <meta:document-statistic meta:table-count="1" meta:cell-count="4983" meta:object-count="0"/>
  </office:meta>
</office:document-meta>
</file>